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settings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Source Code Pro" svg:font-family="'Source Code Pro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09e882" officeooo:paragraph-rsid="0009e882"/>
    </style:style>
    <style:style style:name="P2" style:family="paragraph" style:parent-style-name="Text_20_body">
      <style:text-properties officeooo:rsid="0009e882" officeooo:paragraph-rsid="002877ea"/>
    </style:style>
    <style:style style:name="P3" style:family="paragraph" style:parent-style-name="Text_20_body">
      <style:text-properties officeooo:rsid="000c310a" officeooo:paragraph-rsid="00149cab"/>
    </style:style>
    <style:style style:name="P4" style:family="paragraph" style:parent-style-name="Text_20_body">
      <style:text-properties officeooo:paragraph-rsid="001ac8e5"/>
    </style:style>
    <style:style style:name="P5" style:family="paragraph" style:parent-style-name="Text_20_body">
      <style:text-properties officeooo:paragraph-rsid="001cd57e"/>
    </style:style>
    <style:style style:name="P6" style:family="paragraph" style:parent-style-name="Text_20_body">
      <style:text-properties officeooo:rsid="00268c92" officeooo:paragraph-rsid="00268c92"/>
    </style:style>
    <style:style style:name="P7" style:family="paragraph" style:parent-style-name="Text_20_body">
      <style:text-properties officeooo:rsid="002c4bbd" officeooo:paragraph-rsid="002c4bbd"/>
    </style:style>
    <style:style style:name="P8" style:family="paragraph" style:parent-style-name="Text_20_body">
      <style:text-properties officeooo:rsid="002fd0bf" officeooo:paragraph-rsid="002fd0bf"/>
    </style:style>
    <style:style style:name="P9" style:family="paragraph" style:parent-style-name="Text_20_body">
      <style:text-properties officeooo:rsid="002a4302" officeooo:paragraph-rsid="002a4302"/>
    </style:style>
    <style:style style:name="P10" style:family="paragraph" style:parent-style-name="Text_20_body">
      <style:text-properties officeooo:rsid="000ec5cb" officeooo:paragraph-rsid="00123fcf"/>
    </style:style>
    <style:style style:name="P11" style:family="paragraph" style:parent-style-name="Text_20_body">
      <style:text-properties officeooo:rsid="00327c97" officeooo:paragraph-rsid="00327c97"/>
    </style:style>
    <style:style style:name="P12" style:family="paragraph" style:parent-style-name="Text_20_body">
      <style:text-properties officeooo:rsid="00336cf1" officeooo:paragraph-rsid="00336cf1"/>
    </style:style>
    <style:style style:name="P13" style:family="paragraph" style:parent-style-name="Text_20_body">
      <style:text-properties officeooo:rsid="000c6b4e" officeooo:paragraph-rsid="00381b93"/>
    </style:style>
    <style:style style:name="P14" style:family="paragraph" style:parent-style-name="Text_20_body">
      <style:text-properties officeooo:rsid="00381b93" officeooo:paragraph-rsid="00381b93"/>
    </style:style>
    <style:style style:name="P15" style:family="paragraph" style:parent-style-name="Text_20_body">
      <style:text-properties officeooo:rsid="00386ee3" officeooo:paragraph-rsid="00386ee3"/>
    </style:style>
    <style:style style:name="P16" style:family="paragraph" style:parent-style-name="Text_20_body">
      <style:text-properties officeooo:rsid="003ba33e" officeooo:paragraph-rsid="003e7f6e"/>
    </style:style>
    <style:style style:name="P17" style:family="paragraph" style:parent-style-name="Text_20_body">
      <style:text-properties officeooo:rsid="00404081" officeooo:paragraph-rsid="00404081"/>
    </style:style>
    <style:style style:name="P18" style:family="paragraph" style:parent-style-name="Text_20_body">
      <style:text-properties officeooo:rsid="0044235c" officeooo:paragraph-rsid="0044235c"/>
    </style:style>
    <style:style style:name="P19" style:family="paragraph" style:parent-style-name="Text_20_body">
      <style:text-properties officeooo:rsid="00466a98" officeooo:paragraph-rsid="00466a98"/>
    </style:style>
    <style:style style:name="P20" style:family="paragraph" style:parent-style-name="Text_20_body">
      <style:text-properties officeooo:rsid="00258c7e" officeooo:paragraph-rsid="00258c7e" fo:background-color="transparent"/>
    </style:style>
    <style:style style:name="P21" style:family="paragraph" style:parent-style-name="Text_20_body">
      <style:text-properties officeooo:rsid="00258c7e" officeooo:paragraph-rsid="004db6f8"/>
    </style:style>
    <style:style style:name="P22" style:family="paragraph" style:parent-style-name="Text_20_body">
      <style:text-properties officeooo:paragraph-rsid="0049211b"/>
    </style:style>
    <style:style style:name="P23" style:family="paragraph" style:parent-style-name="Text_20_body">
      <style:text-properties officeooo:rsid="004ab05a" officeooo:paragraph-rsid="004c4100"/>
    </style:style>
    <style:style style:name="P24" style:family="paragraph" style:parent-style-name="Text_20_body">
      <style:text-properties officeooo:paragraph-rsid="004c4100"/>
    </style:style>
    <style:style style:name="P25" style:family="paragraph" style:parent-style-name="Text_20_body">
      <style:text-properties officeooo:rsid="0021d98b" officeooo:paragraph-rsid="0021d98b"/>
    </style:style>
    <style:style style:name="P26" style:family="paragraph" style:parent-style-name="Text_20_body">
      <style:text-properties officeooo:rsid="004edd5a" officeooo:paragraph-rsid="004edd5a"/>
    </style:style>
    <style:style style:name="P27" style:family="paragraph" style:parent-style-name="Sourcecode">
      <style:text-properties officeooo:paragraph-rsid="002a4302"/>
    </style:style>
    <style:style style:name="P28" style:family="paragraph" style:parent-style-name="Sourcecode">
      <style:text-properties officeooo:paragraph-rsid="00350ede"/>
    </style:style>
    <style:style style:name="P29" style:family="paragraph" style:parent-style-name="Sourcecode">
      <style:text-properties officeooo:rsid="00350ede" officeooo:paragraph-rsid="00350ede"/>
    </style:style>
    <style:style style:name="P30" style:family="paragraph" style:parent-style-name="Sourcecode">
      <style:text-properties officeooo:paragraph-rsid="00386ee3"/>
    </style:style>
    <style:style style:name="P31" style:family="paragraph" style:parent-style-name="Text_20_body">
      <style:paragraph-properties fo:margin-top="0cm" fo:margin-bottom="0cm" loext:contextual-spacing="false"/>
      <style:text-properties officeooo:rsid="0049211b" officeooo:paragraph-rsid="0049211b"/>
    </style:style>
    <style:style style:name="P32" style:family="paragraph" style:parent-style-name="Sourcecode">
      <style:paragraph-properties fo:margin-top="0cm" fo:margin-bottom="0cm" loext:contextual-spacing="false" fo:line-height="100%" style:writing-mode="lr-tb"/>
    </style:style>
    <style:style style:name="P33" style:family="paragraph" style:parent-style-name="Sourcecode">
      <style:paragraph-properties fo:margin-top="0cm" fo:margin-bottom="0cm" loext:contextual-spacing="false" fo:line-height="100%" style:writing-mode="lr-tb"/>
      <style:text-properties officeooo:paragraph-rsid="0050645c"/>
    </style:style>
    <style:style style:name="P34" style:family="paragraph" style:parent-style-name="List_20_Contents">
      <style:text-properties officeooo:paragraph-rsid="004c4100"/>
    </style:style>
    <style:style style:name="P35" style:family="paragraph" style:parent-style-name="Standard" style:list-style-name="L2">
      <style:text-properties officeooo:rsid="001cd57e" officeooo:paragraph-rsid="00268c92"/>
    </style:style>
    <style:style style:name="P36" style:family="paragraph" style:parent-style-name="Text_20_body">
      <style:text-properties officeooo:rsid="00490037" officeooo:paragraph-rsid="00490037"/>
    </style:style>
    <style:style style:name="P37" style:family="paragraph" style:parent-style-name="Text_20_body" style:list-style-name="L2">
      <style:text-properties officeooo:rsid="001cd57e" officeooo:paragraph-rsid="001cd57e"/>
    </style:style>
    <style:style style:name="P38" style:family="paragraph" style:parent-style-name="Text_20_body" style:list-style-name="L2">
      <style:text-properties officeooo:rsid="001cd57e" officeooo:paragraph-rsid="00268c92"/>
    </style:style>
    <style:style style:name="P39" style:family="paragraph" style:parent-style-name="Text_20_body">
      <style:text-properties officeooo:rsid="004db6f8" officeooo:paragraph-rsid="002877ea"/>
    </style:style>
    <style:style style:name="P40" style:family="paragraph" style:parent-style-name="Text_20_body">
      <style:text-properties officeooo:rsid="00386ee3" officeooo:paragraph-rsid="00386ee3"/>
    </style:style>
    <style:style style:name="P41" style:family="paragraph" style:parent-style-name="Text_20_body">
      <style:text-properties officeooo:rsid="003a8928" officeooo:paragraph-rsid="0017ef5b"/>
    </style:style>
    <style:style style:name="P42" style:family="paragraph" style:parent-style-name="Text_20_body">
      <style:text-properties officeooo:rsid="003ce944" officeooo:paragraph-rsid="003e7f6e"/>
    </style:style>
    <style:style style:name="P43" style:family="paragraph" style:parent-style-name="Text_20_body">
      <style:text-properties officeooo:rsid="003e7f6e" officeooo:paragraph-rsid="003a8928"/>
    </style:style>
    <style:style style:name="P44" style:family="paragraph" style:parent-style-name="Heading_20_1" style:list-style-name="L1"/>
    <style:style style:name="P45" style:family="paragraph" style:parent-style-name="Heading_20_1" style:list-style-name="L1">
      <style:text-properties officeooo:paragraph-rsid="000887ec"/>
    </style:style>
    <style:style style:name="P46" style:family="paragraph" style:parent-style-name="Heading_20_1" style:list-style-name="L1">
      <style:text-properties officeooo:rsid="000b60ca" officeooo:paragraph-rsid="000b60ca"/>
    </style:style>
    <style:style style:name="P47" style:family="paragraph" style:parent-style-name="Heading_20_2">
      <style:text-properties officeooo:paragraph-rsid="0021d98b"/>
    </style:style>
    <style:style style:name="P48" style:family="paragraph" style:parent-style-name="Heading_20_2" style:list-style-name="L1"/>
    <style:style style:name="P49" style:family="paragraph" style:parent-style-name="List_20_Contents" style:list-style-name="L3"/>
    <style:style style:name="P50" style:family="paragraph" style:parent-style-name="List_20_Contents" style:list-style-name="L4">
      <style:text-properties officeooo:paragraph-rsid="004c4100"/>
    </style:style>
    <style:style style:name="P51" style:family="paragraph" style:parent-style-name="List_20_Contents" style:list-style-name="L5">
      <style:text-properties officeooo:paragraph-rsid="004c4100"/>
    </style:style>
    <style:style style:name="T1" style:family="text">
      <style:text-properties officeooo:rsid="000c6b4e"/>
    </style:style>
    <style:style style:name="T2" style:family="text">
      <style:text-properties officeooo:rsid="00193c4e"/>
    </style:style>
    <style:style style:name="T3" style:family="text">
      <style:text-properties officeooo:rsid="001cd57e"/>
    </style:style>
    <style:style style:name="T4" style:family="text">
      <style:text-properties officeooo:rsid="0021d98b"/>
    </style:style>
    <style:style style:name="T5" style:family="text">
      <style:text-properties officeooo:rsid="0027323f"/>
    </style:style>
    <style:style style:name="T6" style:family="text">
      <style:text-properties officeooo:rsid="002877ea"/>
    </style:style>
    <style:style style:name="T7" style:family="text">
      <style:text-properties officeooo:rsid="00327182"/>
    </style:style>
    <style:style style:name="T8" style:family="text">
      <style:text-properties officeooo:rsid="00350ede"/>
    </style:style>
    <style:style style:name="T9" style:family="text">
      <style:text-properties officeooo:rsid="00381b93"/>
    </style:style>
    <style:style style:name="T10" style:family="text">
      <style:text-properties officeooo:rsid="00382e40"/>
    </style:style>
    <style:style style:name="T11" style:family="text">
      <style:text-properties officeooo:rsid="00386ee3"/>
    </style:style>
    <style:style style:name="T12" style:family="text">
      <style:text-properties officeooo:rsid="003a8928"/>
    </style:style>
    <style:style style:name="T13" style:family="text">
      <style:text-properties officeooo:rsid="003ce944"/>
    </style:style>
    <style:style style:name="T14" style:family="text">
      <style:text-properties officeooo:rsid="0040dfdb"/>
    </style:style>
    <style:style style:name="T15" style:family="text">
      <style:text-properties officeooo:rsid="00447744"/>
    </style:style>
    <style:style style:name="T16" style:family="text">
      <style:text-properties officeooo:rsid="00482f24"/>
    </style:style>
    <style:style style:name="T17" style:family="text">
      <style:text-properties officeooo:rsid="00490037"/>
    </style:style>
    <style:style style:name="T18" style:family="text">
      <style:text-properties officeooo:rsid="0009e882"/>
    </style:style>
    <style:style style:name="T19" style:family="text">
      <style:text-properties officeooo:rsid="00482f24" fo:background-color="transparent" loext:char-shading-value="0"/>
    </style:style>
    <style:style style:name="T20" style:family="text">
      <style:text-properties officeooo:rsid="00490037" fo:background-color="transparent" loext:char-shading-value="0"/>
    </style:style>
    <style:style style:name="T21" style:family="text">
      <style:text-properties officeooo:rsid="004db6f8" fo:background-color="transparent" loext:char-shading-value="0"/>
    </style:style>
    <style:style style:name="T22" style:family="text">
      <style:text-properties officeooo:rsid="0049211b"/>
    </style:style>
    <style:style style:name="T23" style:family="text">
      <style:text-properties officeooo:rsid="004a234f"/>
    </style:style>
    <style:style style:name="T24" style:family="text">
      <style:text-properties officeooo:rsid="004ab05a"/>
    </style:style>
    <style:style style:name="T25" style:family="text">
      <style:text-properties officeooo:rsid="004b2672"/>
    </style:style>
    <style:style style:name="T26" style:family="text">
      <style:text-properties officeooo:rsid="004ce8c1"/>
    </style:style>
    <style:style style:name="T27" style:family="text">
      <style:text-properties officeooo:rsid="004db6f8"/>
    </style:style>
    <style:style style:name="T28" style:family="text">
      <style:text-properties officeooo:rsid="0050645c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Wrangle OpenStreetMap Data</text:p>
      <text:list xml:id="list2795182915" text:style-name="L1">
        <text:list-item>
          <text:h text:style-name="P46" text:outline-level="1">Introduction</text:h>
        </text:list-item>
      </text:list>
      <text:p text:style-name="P19">I chose the rural district of Neustadt an der Aisch-Bad Windsheim, Germany as the basis for data wrangling. It is my home county, so I have a personal relationship with that corner of the earth. As I grew up there, I think I know the peculiarities of the region pretty well. </text:p>
      <text:p text:style-name="P19">I used Mapzen for extracting the data. My custom extract was created on 2017 November 02, at 06:25 PM. The uncompressed file is ca. 350MB.</text:p>
      <text:p text:style-name="P19">The bounding box was as follows:</text:p>
      <text:p text:style-name="List_20_Contents">10.0696134999998 - 10.82142999999979,</text:p>
      <text:p text:style-name="List_20_Contents">49.41005199999984 - 49.75625999999986 </text:p>
      <text:p text:style-name="P19">The URL link to the map position/area is <text:a xlink:type="simple" xlink:href="http://www.openstreetmap.org/#map=11/49.5838/10.5654" text:style-name="Internet_20_link" text:visited-style-name="Visited_20_Internet_20_Link">http://www.openstreetmap.org/#map=11/49.5838/10.5654</text:a> </text:p>
      <text:list xml:id="list210301755588986" text:continue-numbering="true" text:style-name="L1">
        <text:list-item>
          <text:h text:style-name="P44" text:outline-level="1">Problems encountered in my map</text:h>
        </text:list-item>
      </text:list>
      <text:h text:style-name="Heading_20_2" text:outline-level="2">Problems encountered in my map</text:h>
      <text:p text:style-name="P20">This chapter is the result of the audit phase – auditing means finding the error<text:span text:style-name="T16">s</text:span> and finding a mapping to <text:span text:style-name="T16">automatically </text:span>correct it. <text:span text:style-name="T16">I used a sample containing 2.5% of the whole data set to get a first impression of the problems in my OSM data set; I extracted the unique tag keys and values using a small Python program. </text:span></text:p>
      <text:p text:style-name="P5"><text:span text:style-name="T16">The first issue was the </text:span>"addr:street" <text:span text:style-name="T16">tag; it contained abbreviated street names like “XXX Str.” or “Xxxxstr.”, but those cases were relatively infrequent (3-4 occurrences in the whole data set). I used a regular expression to find the occurrences and replace them with the properly spelled versions (e.g. “Straße”)</text:span></text:p>
      <text:p text:style-name="P36">Another common issue were irregularly structured phone and fax numbers. The following list gives examples for the two common problem cases that I programmatically corrected:</text:p>
      <text:list xml:id="list4213180616" text:style-name="L2">
        <text:list-item>
          <text:p text:style-name="P37"><text:span text:style-name="T22">D</text:span>ashes <text:span text:style-name="T23">between the country code and the rest of the number (</text:span>+49-9302-988781<text:span text:style-name="T22">). </text:span></text:p>
        </text:list-item>
        <text:list-item>
          <text:p text:style-name="P37">missing “+” sign <text:span text:style-name="T22">before the country code (</text:span>4998413372<text:span text:style-name="T22">)</text:span> </text:p>
        </text:list-item>
      </text:list>
      <text:p text:style-name="P22"><text:span text:style-name="T22">The gold standard for number consistency is the German standard </text:span><text:a xlink:type="simple" xlink:href="https://de.wikipedia.org/wiki/DIN_5008" text:style-name="Internet_20_link" text:visited-style-name="Visited_20_Internet_20_Link"><text:span text:style-name="T22">https://de.wikipedia.org/wiki/DIN_5008</text:span></text:a><text:span text:style-name="T22"> (c.f. </text:span><text:a xlink:type="simple" xlink:href="https://de.wikipedia.org/wiki/Rufnummer" text:style-name="Internet_20_link" text:visited-style-name="Visited_20_Internet_20_Link"><text:span text:style-name="T22">https://de.wikipedia.org/wiki/Rufnummer</text:span></text:a><text:span text:style-name="T22">) e.g. </text:span></text:p>
      <text:list xml:id="list3922979038" text:style-name="L3">
        <text:list-item>
          <text:p text:style-name="P49"><text:span text:style-name="T3">+49 30 12345-67</text:span>, </text:p>
        </text:list-item>
        <text:list-item>
          <text:p text:style-name="P49">+49 30 1234567, </text:p>
        </text:list-item>
        <text:list-item>
          <text:p text:style-name="P49">030 12345-67, </text:p>
        </text:list-item>
        <text:list-item>
          <text:p text:style-name="P49">(030) 12345 67</text:p>
        </text:list-item>
      </text:list>
      <text:p text:style-name="P31"><text:soft-page-break/>I used a regular expression to detect each of the two issues, and string operations to fix them. <text:span text:style-name="T23">The dash removal procedure correctly treats optional “(0)” after the country code (+49-(0)123456)</text:span></text:p>
      <text:p text:style-name="Text_20_body"/>
      <text:p text:style-name="Text_20_body"><text:span text:style-name="T23">Another issue is associated with the “</text:span>addr:city” <text:span text:style-name="T23">key. </text:span><text:s/><text:span text:style-name="T23">For example, the city </text:span>“Höchstadt a.d.Aisch” <text:span text:style-name="T23">contains </text:span>“<text:span text:style-name="T2">a.d.” as an abbreviation for “an der”. The data set contains variants with additional whitespace between the letters. I used a regular expression to find the issues; it can deal with additional and missing whitespace. I used the re.sub() function to replace the matching portion with the expanded version “ an der “.</text:span></text:p>
      <text:p text:style-name="P4"><text:span text:style-name="T24">Also, the </text:span>"name” <text:span text:style-name="T24">key had some consistency issues. The values contained “FF”, “FFW”, “Feuerwehr”, “Freiwillige Feuerwehr”, “Freiw. Feuerwehr” which all mean “voluntary fire brigade” in German. Again, a regular expression and the re.sub() function were used to replace the offending instances with the consistent name “Freiwillige Feuerwehr”.</text:span></text:p>
      <text:p text:style-name="Text_20_body">Postcodes were inspected, but no cleaning was necessary.</text:p>
      <text:p text:style-name="P24"><text:span text:style-name="T24">The complete data set contains the following results k</text:span>ey types:</text:p>
      <text:list xml:id="list791540801" text:style-name="L4">
        <text:list-item>
          <text:p text:style-name="P50">'lower <text:span text:style-name="T25">letters</text:span>': 538431, </text:p>
        </text:list-item>
        <text:list-item>
          <text:p text:style-name="P50">'lower <text:span text:style-name="T25">letters with c</text:span>olon': 155907, </text:p>
        </text:list-item>
        <text:list-item>
          <text:p text:style-name="P50">'other': 13088, </text:p>
        </text:list-item>
        <text:list-item>
          <text:p text:style-name="P50">'problemchars': 0</text:p>
        </text:list-item>
      </text:list>
      <text:p text:style-name="P34"/>
      <text:p text:style-name="P23">It also contains the following tag types:</text:p>
      <text:list xml:id="list2477681156" text:style-name="L5">
        <text:list-item>
          <text:p text:style-name="P51">'node': 1668054, </text:p>
        </text:list-item>
        <text:list-item>
          <text:p text:style-name="P51">'nd': 2090359, </text:p>
        </text:list-item>
        <text:list-item>
          <text:p text:style-name="P51">'bounds': 1, </text:p>
        </text:list-item>
        <text:list-item>
          <text:p text:style-name="P51">'member': 67843, </text:p>
        </text:list-item>
        <text:list-item>
          <text:p text:style-name="P51">'tag': 707426, </text:p>
        </text:list-item>
        <text:list-item>
          <text:p text:style-name="P51">'relation': 3023, </text:p>
        </text:list-item>
        <text:list-item>
          <text:p text:style-name="P51">'way': 251862, </text:p>
        </text:list-item>
        <text:list-item>
          <text:p text:style-name="P51">'osm': 1</text:p>
        </text:list-item>
      </text:list>
      <text:h text:style-name="P47" text:outline-level="2">Problems encountered <text:span text:style-name="T4">with processing map data in Python</text:span></text:h>
      <text:p text:style-name="P25"><text:span text:style-name="T26">As the map data contained </text:span>UTF-8 <text:span text:style-name="T26">characters for street names etc., the Python programs needed to be UTF-8 capable. This posed the be harder than anticipated (c.f. </text:span><text:a xlink:type="simple" xlink:href="https://pythonhosted.org/kitchen/unicode-frustrations.html" text:style-name="Internet_20_link" text:visited-style-name="Visited_20_Internet_20_Link"><text:span text:style-name="T26">https://pythonhosted.org/kitchen/unicode-frustrations.html</text:span></text:a><text:span text:style-name="T26">) The treatment of UTF-8 strings in Python2.7 collections (set, dict etc.) was hard to work with, especially for output operations.</text:span></text:p>
      <text:list xml:id="list210302183086711" text:continue-list="list210301755588986" text:style-name="L1">
        <text:list-item>
          <text:h text:style-name="P44" text:outline-level="1"><text:soft-page-break/>Overview of the data</text:h>
        </text:list-item>
      </text:list>
      <text:p text:style-name="P21"><text:span text:style-name="T19">After cleaning the data set, I imported the complete data set into a PostgreSQL database for further analysis </text:span><text:span text:style-name="T21">using the provided Python programs</text:span><text:span text:style-name="T19">. </text:span><text:span text:style-name="T21">The cerberus schema checker did not detect any flaws during validation. </text:span></text:p>
      <text:p text:style-name="P21"><text:span text:style-name="T20">SQL d</text:span><text:span text:style-name="T18">atabase queries will now used to provide a statistical overview of the data set.</text:span></text:p>
      <text:p text:style-name="P1"><text:span text:style-name="T17">S</text:span>ize of the fil<text:span text:style-name="T5">es</text:span>:</text:p>
      <text:p text:style-name="Sourcecode">nodes_tags.csv: 5.4MB</text:p>
      <text:p text:style-name="Sourcecode">nodes.csv: 129.4 MB</text:p>
      <text:p text:style-name="Sourcecode">ways_nodes.csv: 47.4 MB</text:p>
      <text:p text:style-name="Sourcecode">ways_tags.csv 17.4 MB</text:p>
      <text:p text:style-name="Sourcecode">ways.csv: 14.1 MB</text:p>
      <text:p text:style-name="Sourcecode">NEA_District.osm: 350.8 MB</text:p>
      <text:p text:style-name="P8"/>
      <text:p text:style-name="P8">PostgresSQL Database size; <text:span text:style-name="T7">also containing meta-data</text:span>:</text:p>
      <text:p text:style-name="Sourcecode">-- Size of the project database </text:p>
      <text:p text:style-name="Sourcecode">select pg_database_size('udacity')/(1024*1024) megabytes;</text:p>
      <text:p text:style-name="Sourcecode"><text:s/>megabytes </text:p>
      <text:p text:style-name="Sourcecode">-----------</text:p>
      <text:p text:style-name="Sourcecode"><text:s text:c="7"/>341</text:p>
      <text:p text:style-name="Sourcecode">(1 Zeile)</text:p>
      <text:p text:style-name="P1"/>
      <text:p text:style-name="P1"><text:span text:style-name="T27">N</text:span>umber of unique users:</text:p>
      <text:p text:style-name="Sourcecode">SELECT COUNT(DISTINCT(e.uid)) FROM (SELECT uid FROM nodes UNION ALL SELECT uid FROM ways) e;</text:p>
      <text:p text:style-name="Sourcecode"><text:s/>count </text:p>
      <text:p text:style-name="Sourcecode">-------</text:p>
      <text:p text:style-name="Sourcecode"><text:s text:c="2"/>1708</text:p>
      <text:p text:style-name="Sourcecode">(1 Zeile)</text:p>
      <text:p text:style-name="P2"/>
      <text:p text:style-name="P2"><text:span text:style-name="T27">N</text:span>umber of nodes:</text:p>
      <text:p text:style-name="Sourcecode"><text:span text:style-name="T6">SELECT COUNT(*) FROM nodes;</text:span> </text:p>
      <text:p text:style-name="Sourcecode"><text:s text:c="2"/>count <text:s/></text:p>
      <text:p text:style-name="Sourcecode">---------</text:p>
      <text:p text:style-name="Sourcecode"><text:s/>1668054</text:p>
      <text:p text:style-name="Sourcecode">(1 Zeile)</text:p>
      <text:p text:style-name="Sourcecode"/>
      <text:p text:style-name="P39">Number of ways:</text:p>
      <text:p text:style-name="Sourcecode">SELECT COUNT(*) FROM ways;</text:p>
      <text:p text:style-name="Sourcecode"><text:s/>count <text:s/></text:p>
      <text:p text:style-name="Sourcecode">--------</text:p>
      <text:p text:style-name="Sourcecode"><text:s/>251862</text:p>
      <text:p text:style-name="Sourcecode">(1 Zeile)</text:p>
      <text:p text:style-name="Sourcecode"><text:soft-page-break/></text:p>
      <text:p text:style-name="P9">Top10 contributing users:</text:p>
      <text:p text:style-name="Sourcecode">SELECT e.username, COUNT(*) as num FROM </text:p>
      <text:p text:style-name="P27"><text:s text:c="7"/>(SELECT username FROM nodes UNION ALL </text:p>
      <text:p text:style-name="P27"><text:tab/><text:tab/><text:tab/>SELECT username FROM ways) e </text:p>
      <text:p text:style-name="Sourcecode">GROUP BY e.username </text:p>
      <text:p text:style-name="Sourcecode">ORDER BY num DESC </text:p>
      <text:p text:style-name="Sourcecode">LIMIT 10;</text:p>
      <text:p text:style-name="Sourcecode"/>
      <text:p text:style-name="Sourcecode"><text:s text:c="6"/>username <text:s text:c="6"/>| <text:s/>num <text:s text:c="2"/></text:p>
      <text:p text:style-name="Sourcecode">---------------------+--------</text:p>
      <text:p text:style-name="Sourcecode"><text:s/>Rosty <text:s text:c="14"/>| 141610</text:p>
      <text:p text:style-name="Sourcecode"><text:s/>slint <text:s text:c="14"/>| 122745</text:p>
      <text:p text:style-name="Sourcecode"><text:s/>gsperb <text:s text:c="13"/>| 114583</text:p>
      <text:p text:style-name="Sourcecode"><text:s/>travelling_salesman | <text:s/>88238</text:p>
      <text:p text:style-name="Sourcecode"><text:s/>theophrastos <text:s text:c="7"/>| <text:s/>73485</text:p>
      <text:p text:style-name="Sourcecode"><text:s/>Kartenfreund <text:s text:c="7"/>| <text:s/>59751</text:p>
      <text:p text:style-name="Sourcecode"><text:s/>CaptainCrunch <text:s text:c="6"/>| <text:s/>56563</text:p>
      <text:p text:style-name="Sourcecode"><text:s/>geodreieck4711 <text:s text:c="5"/>| <text:s/>54159</text:p>
      <text:p text:style-name="Sourcecode"><text:s/>Olikos <text:s text:c="13"/>| <text:s/>53839</text:p>
      <text:p text:style-name="Sourcecode"><text:s/>BikingTom <text:s text:c="10"/>| <text:s/>51853</text:p>
      <text:p text:style-name="Sourcecode">(10 Zeilen)</text:p>
      <text:p text:style-name="P1"/>
      <text:p text:style-name="P7">Number of users appearing only once (having 1 post)</text:p>
      <text:p text:style-name="Sourcecode">SELECT COUNT(*) FROM </text:p>
      <text:p text:style-name="Sourcecode"><text:s text:c="7"/>(SELECT e.username, COUNT(*) as num FROM </text:p>
      <text:p text:style-name="Sourcecode"><text:s text:c="7"/><text:tab/> <text:s text:c="5"/>(SELECT username FROM nodes UNION ALL SELECT username FROM ways) e </text:p>
      <text:p text:style-name="Sourcecode"><text:s text:c="7"/>GROUP BY e.username HAVING COUNT(*)=1) u;</text:p>
      <text:p text:style-name="Sourcecode"><text:s/>count </text:p>
      <text:p text:style-name="Sourcecode">-------</text:p>
      <text:p text:style-name="Sourcecode"><text:s text:c="3"/>277</text:p>
      <text:p text:style-name="Sourcecode">(1 Zeile)</text:p>
      <text:p text:style-name="Sourcecode"/>
      <text:p text:style-name="P26">As the district is a pretty rural place, hunting stands are one of the most documented amenities in the data set. Let’s see <text:span text:style-name="T28">how those </text:span>hunting stands <text:span text:style-name="T28">are additionally tagged </text:span>:</text:p>
      <text:p text:style-name="Sourcecode">select <text:s/>key,value from (SELECT id FROM nodes_tags WHERE key='amenity' and value='hunting_stand') v_hs inner join nodes_tags t2 on t2.id=v_hs.id </text:p>
      <text:p text:style-name="Sourcecode">where not t2.key='amenity' and not t2.value='hunting_stand' and not key='fixme' and not key='ref' and not key='source' and not t2.key='hunting_stand'</text:p>
      <text:p text:style-name="Sourcecode">group by key, value order by key ;</text:p>
      <text:p text:style-name="P32"><text:s text:c="4"/>key <text:s text:c="3"/>| <text:s text:c="12"/>value <text:s text:c="12"/></text:p>
      <text:p text:style-name="P32">-----------+-------------------------------</text:p>
      <text:p text:style-name="P32"><text:s/>covered <text:s text:c="2"/>| yes</text:p>
      <text:p text:style-name="P33"><text:s/>de <text:s text:c="7"/>| Birke</text:p>
      <text:p text:style-name="P33"><text:s/>height <text:s text:c="3"/>| 3</text:p>
      <text:p text:style-name="P32"><text:s/>height <text:s text:c="3"/>| 5</text:p>
      <text:p text:style-name="P32"><text:s/>height <text:s text:c="3"/>| full</text:p>
      <text:p text:style-name="P32"><text:s/>height <text:s text:c="3"/>| half</text:p>
      <text:p text:style-name="P32"><text:s/>height <text:s text:c="3"/>| low</text:p>
      <text:p text:style-name="P32"><text:s/>hide <text:s text:c="5"/>| no</text:p>
      <text:p text:style-name="P32"><text:soft-page-break/><text:s/>hide <text:s text:c="5"/>| yes</text:p>
      <text:p text:style-name="P32"><text:s/>ladder <text:s text:c="3"/>| yes</text:p>
      <text:p text:style-name="P32"><text:s/>leaf_type | broadleaved</text:p>
      <text:p text:style-name="P32"><text:s/>lockable <text:s/>| no</text:p>
      <text:p text:style-name="P32"><text:s/>lockable <text:s/>| yes</text:p>
      <text:p text:style-name="P32"><text:s/>man_made <text:s/>| tower</text:p>
      <text:p text:style-name="P32"><text:s/>name <text:s text:c="5"/>| SV Hubertus Neuhaus 1952 e.V.</text:p>
      <text:p text:style-name="P32"><text:s/>natural <text:s text:c="2"/>| tree</text:p>
      <text:p text:style-name="P32"><text:s/>raised <text:s text:c="3"/>| yes</text:p>
      <text:p text:style-name="P32"><text:s/>shelter <text:s text:c="2"/>| no</text:p>
      <text:p text:style-name="P32"><text:s/>shelter <text:s text:c="2"/>| yes</text:p>
      <text:p text:style-name="P32"><text:s/>type <text:s text:c="5"/>| communication</text:p>
      <text:p text:style-name="Text_20_body">So it seems we have a wide variety of hunting stands.</text:p>
      <text:list xml:id="list210301551015305" text:continue-numbering="true" text:style-name="L1">
        <text:list-item>
          <text:h text:style-name="P45" text:outline-level="1">Other ideas about the data set</text:h>
          <text:list>
            <text:list-item>
              <text:h text:style-name="P48" text:outline-level="2">Additional improvements</text:h>
            </text:list-item>
          </text:list>
        </text:list-item>
      </text:list>
      <text:p text:style-name="P14">There are a number of possible improvements that have not been addressed in the overview above, but could be beneficially implemented.</text:p>
      <text:p text:style-name="P13"><text:span text:style-name="T9">There are many tags that feature URL addresses, e.g.</text:span> </text:p>
      <text:p text:style-name="Sourcecode">&lt;tag k="website" v="<text:a xlink:type="simple" xlink:href="http://www.vgn.de/komfortauskunft/ttb/?lineName=714" text:style-name="Internet_20_link" text:visited-style-name="Visited_20_Internet_20_Link">http://www.vgn.de/komfortauskunft/ttb/?lineName=714</text:a>"/&gt;, </text:p>
      <text:p text:style-name="Sourcecode">&lt;tag k="url" v="<text:a xlink:type="simple" xlink:href="http://www.adelshofen.de/" text:style-name="Internet_20_link" text:visited-style-name="Visited_20_Internet_20_Link">http://www.adelshofen.de</text:a>"/&gt;</text:p>
      <text:p text:style-name="P14">Those addresses could be checked for b<text:span text:style-name="T1">roken link</text:span>s; you <text:span text:style-name="T10">could write a small Python program, that queries </text:span>the given URL address e.g. by using the Python package BeautifulSoup (<text:a xlink:type="simple" xlink:href="https://www.crummy.com/software/BeautifulSoup/bs4/doc/" text:style-name="Internet_20_link" text:visited-style-name="Visited_20_Internet_20_Link">https://www.crummy.com/software/BeautifulSoup/bs4/doc/</text:a>). If the query returns an HTML error or a network timeout, the address is probably no longer valid and should be manually inspected (and maybe replace by a working one).</text:p>
      <text:p text:style-name="P15">In a similar vein, some organizations also include their email address as tags in the OSM data set, e.g. </text:p>
      <text:p text:style-name="Sourcecode">&lt;tag k="email" v="<text:a xlink:type="simple" xlink:href="mailto:info@hotel-rappen-rothenburg.com" text:style-name="Internet_20_link" text:visited-style-name="Visited_20_Internet_20_Link">info@hotel-rappen-rothenburg.com</text:a>"/&gt;</text:p>
      <text:p text:style-name="P15">You could check the well-formedness of these email addresses, e.g. by checking if the address contains an @-character. Here is a sample query for this simple case:</text:p>
      <text:p text:style-name="P30">SELECT value from </text:p>
      <text:p text:style-name="P30">(select key, value <text:s/>from nodes_tags union all select key, value from ways_tags) v_tags where </text:p>
      <text:p text:style-name="P30">key='email' and </text:p>
      <text:p text:style-name="P30">not value ~* '.+@.+';</text:p>
      <text:p text:style-name="P30"/>
      <text:p text:style-name="P30"><text:s text:c="18"/>value <text:s text:c="18"/></text:p>
      <text:p text:style-name="P30">------------------------------------------</text:p>
      <text:p text:style-name="P30"><text:s/>haus-der-senioren[at]awo-unterfranken.de</text:p>
      <text:p text:style-name="P30">(1 Zeile)</text:p>
      <text:p text:style-name="P15">Of course, more sophisticated checks are possible, although it will be hard to detect malformed email addresses by regular expression alone. You would probably need a directory of valid top-level domains <text:soft-page-break/>as a gold standard to check the accuracy of the TLD part of the address. Or you could do WHOIS lookups to determine the status of the server address.</text:p>
      <text:p text:style-name="P10"><text:span text:style-name="T10">Some tag keys contain the placeholder string <text:s/>“</text:span>FIXME” <text:span text:style-name="T10">or </text:span><text:s/>“TODO”. <text:span text:style-name="T10">Those elements should also be inspected and modified with a more meaningful content. These keys are good starting points for supporters who would like to contribute to OSM.</text:span></text:p>
      <text:p text:style-name="P11"><text:span text:style-name="T10">The following q</text:span>uery <text:span text:style-name="T11">identified these elements:</text:span></text:p>
      <text:p text:style-name="P29">select key, count(key) from </text:p>
      <text:p text:style-name="P29">(select key from nodes_tags union all select key from ways_tags) v_tags</text:p>
      <text:p text:style-name="P29">where key like 'FIXME' or key like 'fixme' or key like 'TODO' <text:s/>group by key;</text:p>
      <text:p text:style-name="Sourcecode"/>
      <text:p text:style-name="P28"><text:s/><text:span text:style-name="T8"><text:s text:c="2"/>key <text:s/>| count </text:span></text:p>
      <text:p text:style-name="P29">-------+-------</text:p>
      <text:p text:style-name="P29"><text:s/>fixme | <text:s/>1900</text:p>
      <text:p text:style-name="P29"><text:s/>FIXME | <text:s text:c="2"/>880</text:p>
      <text:p text:style-name="P29"><text:s/>TODO <text:s/>| <text:s text:c="2"/>148</text:p>
      <text:p text:style-name="P29">(3 Zeilen)</text:p>
      <text:p text:style-name="P12">I checked the whole list of tag keys, but the spelling of the TODO key was unique.</text:p>
      <text:p text:style-name="P41">If you check all tag keys which contain the phrase “phone”, it becomes clear that there are different types of phone numbers documented in the OSM data set. <text:s/>Here is the complete list of the keys:</text:p>
      <text:p text:style-name="P3"><draw:frame draw:style-name="fr1" draw:name="Object1" text:anchor-type="paragraph" svg:x="0.441cm" svg:y="0.099cm" svg:width="12.956cm" svg:height="5.4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6"><text:span text:style-name="T12">Two other ways to improve German p</text:span>hone <text:span text:style-name="T12">and </text:span><text:s/><text:span text:style-name="T12">f</text:span>ax <text:span text:style-name="T12">numbers are listed here:</text:span></text:p>
      <text:list xml:id="list210301098214600" text:continue-list="list4213180616" text:style-name="L2">
        <text:list-item>
          <text:p text:style-name="P35"><text:span text:style-name="T12">Remove </text:span>slashes, which separate the prefix code from the number <text:s/><text:span text:style-name="T12">(e.g. </text:span>09103/8436<text:span text:style-name="T12">). T</text:span>his <text:span text:style-name="T12">spelling </text:span>is a <text:span text:style-name="T12">common one, </text:span>but <text:span text:style-name="T12">it is </text:span>not <text:span text:style-name="T12">permissible </text:span>according to <text:span text:style-name="T12">the above mentioned </text:span>standard.</text:p>
        </text:list-item>
        <text:list-item>
          <text:p text:style-name="P38"><text:span text:style-name="T12">Remove b</text:span>rackets around numbers, that must be left out when using the +49 country code <text:span text:style-name="T12">(e.g. </text:span>+49 (0)9331 3171<text:span text:style-name="T12">). The “(0)” can be removed.</text:span></text:p>
        </text:list-item>
      </text:list>
      <text:list xml:id="list210302055520959" text:continue-list="list210301551015305" text:style-name="L1">
        <text:list-item>
          <text:list>
            <text:list-item>
              <text:h text:style-name="P48" text:outline-level="2"><text:soft-page-break/>Discussion of benefits and problems</text:h>
            </text:list-item>
          </text:list>
        </text:list-item>
      </text:list>
      <text:p text:style-name="P16">Checking the validity of URL and email addresses would be a big quality improvement, as these addresses have become more and more relevant in the last years, and they tend to become invalid without notice. <text:span text:style-name="T13">The problem with fixing these addresses lies in the manual effort required for this task. It is hard to automatically check the validity of an email address; the only sure way would be to actually send a request email to the address and assess the response. </text:span></text:p>
      <text:p text:style-name="P42">URL address may be easier to check automatically, but eventually, a human judge is needed to confirm that the Web site is indeed meaningful and consistent with the URL. (E.g. a domain could still be reachable, but the Web content could be meaningless.)</text:p>
      <text:p text:style-name="P43">Improving the consistency of phone and fax number tag keys seems to be a good candidate for automation (e.g. combining “phone” and “telephone”), but there may be semantic differences in the keys – is a “contact:phone” the same as a “phone”? According to OSM guidelines, users are pretty free to name their tags as they see fit. So an automatic correction can only target a small subset of categories.</text:p>
      <text:p text:style-name="P17">The <text:span text:style-name="T10"><text:s/>“FIXME” or <text:s/>“TODO” </text:span>keys obviously need improvement, but the values associated with these keys are in natural language, hence it is very hard to understand <text:span text:style-name="T14">and make sense of </text:span>for a computer, and the improvement would require intimate knowledge of the location at hand. So, an automated improvement seems unlikely.</text:p>
      <text:list xml:id="list210300682588006" text:continue-numbering="true" text:style-name="L1">
        <text:list-item>
          <text:h text:style-name="P46" text:outline-level="1">Conclusion</text:h>
        </text:list-item>
      </text:list>
      <text:p text:style-name="P18">After a holistic look at the data, it is remarkably clean and orderly. There are a few quality problems here and there, and some of them can be cleaned automatically for the purpose of this exercise. As a next step, the corrected elements should be imported back into the OSM, <text:span text:style-name="T15">after discussing the changes with the OSM community and the original contributors.</text:span></text:p>
      <text:p text:style-name="P18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Source Code Pro" svg:font-family="'Source Code Pro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47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Sourcecode" style:family="paragraph" style:parent-style-name="Text_20_body" style:master-page-name="">
      <loext:graphic-properties draw:fill="none" draw:fill-color="#729fcf"/>
      <style:paragraph-properties fo:margin-top="0cm" fo:margin-bottom="0cm" loext:contextual-spacing="false" fo:line-height="100%" style:page-number="auto" fo:background-color="transparent" style:shadow="none" style:writing-mode="lr-tb">
        <style:tab-stops/>
      </style:paragraph-properties>
      <style:text-properties style:font-name="Source Code Pro" fo:font-family="'Source Code Pro'" style:font-style-name="Regular" style:font-pitch="fixed" fo:font-size="10pt" officeooo:rsid="002877ea" style:font-size-asian="10.5pt"/>
    </style:style>
    <style:style style:name="List_20_1" style:display-name="List 1" style:family="paragraph" style:parent-style-name="List" style:class="list"/>
    <style:style style:name="List_20_Contents" style:display-name="List Contents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 text:start-value="2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örg Strebel</meta:initial-creator>
    <meta:creation-date>2017-11-02T20:23:29.153075040</meta:creation-date>
    <dc:date>2017-11-17T21:02:59.916720439</dc:date>
    <dc:creator>Jörg Strebel</dc:creator>
    <meta:editing-duration>PT18H57M55S</meta:editing-duration>
    <meta:editing-cycles>80</meta:editing-cycles>
    <meta:generator>LibreOffice/5.3.5.2$Linux_X86_64 LibreOffice_project/30m0$Build-2</meta:generator>
    <meta:document-statistic meta:table-count="0" meta:image-count="0" meta:object-count="1" meta:page-count="7" meta:paragraph-count="173" meta:word-count="1735" meta:character-count="11200" meta:non-whitespace-character-count="924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03.2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use-regular-expressions="false" table:use-wildcards="true"/>
      <table:table table:name="keys" table:style-name="ta1">
        <table:table-column table:style-name="co1" table:default-cell-style-name="ce3"/>
        <table:table-column table:style-name="co2" table:default-cell-style-name="Default"/>
        <table:table-row table:style-name="ro1" table:number-rows-repeated="55">
          <table:table-cell table:style-name="Default"/>
          <table:table-cell/>
        </table:table-row>
        <table:table-row table:style-name="ro1">
          <table:table-cell office:value-type="string" calcext:value-type="string">
            <text:p>phone</text:p>
          </table:table-cell>
          <table:table-cell office:value-type="float" office:value="1341" calcext:value-type="float">
            <text:p>1341</text:p>
          </table:table-cell>
        </table:table-row>
        <table:table-row table:style-name="ro1" table:visibility="collapse">
          <table:table-cell office:value-type="string" calcext:value-type="string">
            <text:p>fire_hydrant:position</text:p>
          </table:table-cell>
          <table:table-cell office:value-type="float" office:value="1308" calcext:value-type="float">
            <text:p>1308</text:p>
          </table:table-cell>
        </table:table-row>
        <table:table-row table:style-name="ro1" table:visibility="collapse">
          <table:table-cell office:value-type="string" calcext:value-type="string">
            <text:p>traffic_sign</text:p>
          </table:table-cell>
          <table:table-cell office:value-type="float" office:value="1246" calcext:value-type="float">
            <text:p>1246</text:p>
          </table:table-cell>
        </table:table-row>
        <table:table-row table:style-name="ro1" table:visibility="collapse">
          <table:table-cell office:value-type="string" calcext:value-type="string">
            <text:p>motor_vehicle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 table:visibility="collapse">
          <table:table-cell office:value-type="string" calcext:value-type="string">
            <text:p>generator:output:electricity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 table:visibility="collapse">
          <table:table-cell office:value-type="string" calcext:value-type="string">
            <text:p>place</text:p>
          </table:table-cell>
          <table:table-cell office:value-type="float" office:value="1226" calcext:value-type="float">
            <text:p>1226</text:p>
          </table:table-cell>
        </table:table-row>
        <table:table-row table:style-name="ro1" table:visibility="collapse">
          <table:table-cell office:value-type="string" calcext:value-type="string">
            <text:p>sidewalk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 table:visibility="collapse">
          <table:table-cell office:value-type="string" calcext:value-type="string">
            <text:p>historic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 table:visibility="collapse">
          <table:table-cell office:value-type="string" calcext:value-type="string">
            <text:p>sport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 table:visibility="collapse">
          <table:table-cell office:value-type="string" calcext:value-type="string">
            <text:p>width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 table:visibility="collapse">
          <table:table-cell office:value-type="string" calcext:value-type="string">
            <text:p>cables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 table:visibility="collapse">
          <table:table-cell office:value-type="string" calcext:value-type="string">
            <text:p>generator:type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 table:visibility="collapse">
          <table:table-cell office:value-type="string" calcext:value-type="string">
            <text:p>network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 table:visibility="collapse">
          <table:table-cell office:value-type="string" calcext:value-type="string">
            <text:p>building:levels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 table:visibility="collapse">
          <table:table-cell office:value-type="string" calcext:value-type="string">
            <text:p>location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 table:visibility="collapse">
          <table:table-cell office:value-type="string" calcext:value-type="string">
            <text:p>bdouble</text:p>
          </table:table-cell>
          <table:table-cell office:value-type="float" office:value="982" calcext:value-type="float">
            <text:p>982</text:p>
          </table:table-cell>
        </table:table-row>
        <table:table-row table:style-name="ro1" table:visibility="collapse">
          <table:table-cell office:value-type="string" calcext:value-type="string">
            <text:p>is_in</text:p>
          </table:table-cell>
          <table:table-cell office:value-type="float" office:value="927" calcext:value-type="float">
            <text:p>927</text:p>
          </table:table-cell>
        </table:table-row>
        <table:table-row table:style-name="ro1" table:visibility="collapse">
          <table:table-cell office:value-type="string" calcext:value-type="string">
            <text:p>parking</text:p>
          </table:table-cell>
          <table:table-cell office:value-type="float" office:value="909" calcext:value-type="float">
            <text:p>909</text:p>
          </table:table-cell>
        </table:table-row>
        <table:table-row table:style-name="ro1" table:visibility="collapse">
          <table:table-cell office:value-type="string" calcext:value-type="string">
            <text:p>route</text:p>
          </table:table-cell>
          <table:table-cell office:value-type="float" office:value="907" calcext:value-type="float">
            <text:p>907</text:p>
          </table:table-cell>
        </table:table-row>
        <table:table-row table:style-name="ro1" table:visibility="collapse">
          <table:table-cell office:value-type="string" calcext:value-type="string">
            <text:p>roof:colour</text:p>
          </table:table-cell>
          <table:table-cell office:value-type="float" office:value="890" calcext:value-type="float">
            <text:p>890</text:p>
          </table:table-cell>
        </table:table-row>
        <table:table-row table:style-name="ro1" table:visibility="collapse">
          <table:table-cell office:value-type="string" calcext:value-type="string">
            <text:p>FIXME</text:p>
          </table:table-cell>
          <table:table-cell office:value-type="float" office:value="882" calcext:value-type="float">
            <text:p>882</text:p>
          </table:table-cell>
        </table:table-row>
        <table:table-row table:style-name="ro1" table:visibility="collapse">
          <table:table-cell office:value-type="string" calcext:value-type="string">
            <text:p>gauge</text:p>
          </table:table-cell>
          <table:table-cell office:value-type="float" office:value="834" calcext:value-type="float">
            <text:p>834</text:p>
          </table:table-cell>
        </table:table-row>
        <table:table-row table:style-name="ro1" table:visibility="collapse">
          <table:table-cell office:value-type="string" calcext:value-type="string">
            <text:p>electrified</text:p>
          </table:table-cell>
          <table:table-cell office:value-type="float" office:value="831" calcext:value-type="float">
            <text:p>831</text:p>
          </table:table-cell>
        </table:table-row>
        <table:table-row table:style-name="ro1" table:visibility="collapse">
          <table:table-cell office:value-type="string" calcext:value-type="string">
            <text:p>boundary</text:p>
          </table:table-cell>
          <table:table-cell office:value-type="float" office:value="778" calcext:value-type="float">
            <text:p>778</text:p>
          </table:table-cell>
        </table:table-row>
        <table:table-row table:style-name="ro1" table:visibility="collapse">
          <table:table-cell office:value-type="string" calcext:value-type="string">
            <text:p>noexit</text:p>
          </table:table-cell>
          <table:table-cell office:value-type="float" office:value="766" calcext:value-type="float">
            <text:p>766</text:p>
          </table:table-cell>
        </table:table-row>
        <table:table-row table:style-name="ro1" table:visibility="collapse">
          <table:table-cell office:value-type="string" calcext:value-type="string">
            <text:p>addr:place</text:p>
          </table:table-cell>
          <table:table-cell office:value-type="float" office:value="756" calcext:value-type="float">
            <text:p>756</text:p>
          </table:table-cell>
        </table:table-row>
        <table:table-row table:style-name="ro1" table:visibility="collapse">
          <table:table-cell office:value-type="string" calcext:value-type="string">
            <text:p>opening_hours</text:p>
          </table:table-cell>
          <table:table-cell office:value-type="float" office:value="745" calcext:value-type="float">
            <text:p>745</text:p>
          </table:table-cell>
        </table:table-row>
        <table:table-row table:style-name="ro1" table:visibility="collapse">
          <table:table-cell office:value-type="string" calcext:value-type="string">
            <text:p>frequency</text:p>
          </table:table-cell>
          <table:table-cell office:value-type="float" office:value="719" calcext:value-type="float">
            <text:p>719</text:p>
          </table:table-cell>
        </table:table-row>
        <table:table-row table:style-name="ro1" table:visibility="collapse">
          <table:table-cell office:value-type="string" calcext:value-type="string">
            <text:p>bus</text:p>
          </table:table-cell>
          <table:table-cell office:value-type="float" office:value="700" calcext:value-type="float">
            <text:p>700</text:p>
          </table:table-cell>
        </table:table-row>
        <table:table-row table:style-name="ro1" table:visibility="collapse">
          <table:table-cell office:value-type="string" calcext:value-type="string">
            <text:p>information</text:p>
          </table:table-cell>
          <table:table-cell office:value-type="float" office:value="673" calcext:value-type="float">
            <text:p>673</text:p>
          </table:table-cell>
        </table:table-row>
        <table:table-row table:style-name="ro1" table:visibility="collapse">
          <table:table-cell office:value-type="string" calcext:value-type="string">
            <text:p>int_ref</text:p>
          </table:table-cell>
          <table:table-cell office:value-type="float" office:value="664" calcext:value-type="float">
            <text:p>664</text:p>
          </table:table-cell>
        </table:table-row>
        <table:table-row table:style-name="ro1" table:visibility="collapse">
          <table:table-cell office:value-type="string" calcext:value-type="string">
            <text:p>usage</text:p>
          </table:table-cell>
          <table:table-cell office:value-type="float" office:value="639" calcext:value-type="float">
            <text:p>639</text:p>
          </table:table-cell>
        </table:table-row>
        <table:table-row table:style-name="ro1" table:visibility="collapse">
          <table:table-cell office:value-type="string" calcext:value-type="string">
            <text:p>motorcar</text:p>
          </table:table-cell>
          <table:table-cell office:value-type="float" office:value="638" calcext:value-type="float">
            <text:p>638</text:p>
          </table:table-cell>
        </table:table-row>
        <table:table-row table:style-name="ro1" table:visibility="collapse">
          <table:table-cell office:value-type="string" calcext:value-type="string">
            <text:p>religion</text:p>
          </table:table-cell>
          <table:table-cell office:value-type="float" office:value="624" calcext:value-type="float">
            <text:p>624</text:p>
          </table:table-cell>
        </table:table-row>
        <table:table-row table:style-name="ro1" table:visibility="collapse">
          <table:table-cell office:value-type="string" calcext:value-type="string">
            <text:p>substation</text:p>
          </table:table-cell>
          <table:table-cell office:value-type="float" office:value="614" calcext:value-type="float">
            <text:p>614</text:p>
          </table:table-cell>
        </table:table-row>
        <table:table-row table:style-name="ro1" table:visibility="collapse">
          <table:table-cell office:value-type="string" calcext:value-type="string">
            <text:p>zone:traffic</text:p>
          </table:table-cell>
          <table:table-cell office:value-type="float" office:value="605" calcext:value-type="float">
            <text:p>605</text:p>
          </table:table-cell>
        </table:table-row>
        <table:table-row table:style-name="ro1" table:visibility="collapse">
          <table:table-cell office:value-type="string" calcext:value-type="string">
            <text:p>lanes:forward</text:p>
          </table:table-cell>
          <table:table-cell office:value-type="float" office:value="603" calcext:value-type="float">
            <text:p>603</text:p>
          </table:table-cell>
        </table:table-row>
        <table:table-row table:style-name="ro1" table:visibility="collapse">
          <table:table-cell office:value-type="string" calcext:value-type="string">
            <text:p>lanes:backward</text:p>
          </table:table-cell>
          <table:table-cell office:value-type="float" office:value="600" calcext:value-type="float">
            <text:p>600</text:p>
          </table:table-cell>
        </table:table-row>
        <table:table-row table:style-name="ro1" table:visibility="collapse">
          <table:table-cell office:value-type="string" calcext:value-type="string">
            <text:p>railway:traffic_mode</text:p>
          </table:table-cell>
          <table:table-cell office:value-type="float" office:value="596" calcext:value-type="float">
            <text:p>596</text:p>
          </table:table-cell>
        </table:table-row>
        <table:table-row table:style-name="ro1" table:visibility="collapse">
          <table:table-cell office:value-type="string" calcext:value-type="string">
            <text:p>admin_level</text:p>
          </table:table-cell>
          <table:table-cell office:value-type="float" office:value="587" calcext:value-type="float">
            <text:p>587</text:p>
          </table:table-cell>
        </table:table-row>
        <table:table-row table:style-name="ro1" table:visibility="collapse">
          <table:table-cell office:value-type="string" calcext:value-type="string">
            <text:p>postal_code</text:p>
          </table:table-cell>
          <table:table-cell office:value-type="float" office:value="584" calcext:value-type="float">
            <text:p>584</text:p>
          </table:table-cell>
        </table:table-row>
        <table:table-row table:style-name="ro1" table:visibility="collapse">
          <table:table-cell office:value-type="string" calcext:value-type="string">
            <text:p>incline</text:p>
          </table:table-cell>
          <table:table-cell office:value-type="float" office:value="566" calcext:value-type="float">
            <text:p>566</text:p>
          </table:table-cell>
        </table:table-row>
        <table:table-row table:style-name="ro1" table:visibility="collapse">
          <table:table-cell office:value-type="string" calcext:value-type="string">
            <text:p>railway:pzb</text:p>
          </table:table-cell>
          <table:table-cell office:value-type="float" office:value="548" calcext:value-type="float">
            <text:p>548</text:p>
          </table:table-cell>
        </table:table-row>
        <table:table-row table:style-name="ro1" table:visibility="collapse">
          <table:table-cell office:value-type="string" calcext:value-type="string">
            <text:p>change:lanes</text:p>
          </table:table-cell>
          <table:table-cell office:value-type="float" office:value="542" calcext:value-type="float">
            <text:p>542</text:p>
          </table:table-cell>
        </table:table-row>
        <table:table-row table:style-name="ro1" table:visibility="collapse">
          <table:table-cell office:value-type="string" calcext:value-type="string">
            <text:p>denotation</text:p>
          </table:table-cell>
          <table:table-cell office:value-type="float" office:value="535" calcext:value-type="float">
            <text:p>535</text:p>
          </table:table-cell>
        </table:table-row>
        <table:table-row table:style-name="ro1" table:visibility="collapse">
          <table:table-cell office:value-type="string" calcext:value-type="string">
            <text:p>railway:lzb</text:p>
          </table:table-cell>
          <table:table-cell office:value-type="float" office:value="535" calcext:value-type="float">
            <text:p>535</text:p>
          </table:table-cell>
        </table:table-row>
        <table:table-row table:style-name="ro1" table:visibility="collapse">
          <table:table-cell office:value-type="string" calcext:value-type="string">
            <text:p>entrance</text:p>
          </table:table-cell>
          <table:table-cell office:value-type="float" office:value="534" calcext:value-type="float">
            <text:p>534</text:p>
          </table:table-cell>
        </table:table-row>
        <table:table-row table:style-name="ro1" table:visibility="collapse">
          <table:table-cell office:value-type="string" calcext:value-type="string">
            <text:p>railway:etcs</text:p>
          </table:table-cell>
          <table:table-cell office:value-type="float" office:value="531" calcext:value-type="float">
            <text:p>531</text:p>
          </table:table-cell>
        </table:table-row>
        <table:table-row table:style-name="ro1" table:visibility="collapse">
          <table:table-cell office:value-type="string" calcext:value-type="string">
            <text:p>passenger_lines</text:p>
          </table:table-cell>
          <table:table-cell office:value-type="float" office:value="529" calcext:value-type="float">
            <text:p>529</text:p>
          </table:table-cell>
        </table:table-row>
        <table:table-row table:style-name="ro1" table:visibility="collapse">
          <table:table-cell office:value-type="string" calcext:value-type="string">
            <text:p>cuisine</text:p>
          </table:table-cell>
          <table:table-cell office:value-type="float" office:value="522" calcext:value-type="float">
            <text:p>522</text:p>
          </table:table-cell>
        </table:table-row>
        <table:table-row table:style-name="ro1" table:visibility="collapse">
          <table:table-cell office:value-type="string" calcext:value-type="string">
            <text:p>shelter</text:p>
          </table:table-cell>
          <table:table-cell office:value-type="float" office:value="517" calcext:value-type="float">
            <text:p>517</text:p>
          </table:table-cell>
        </table:table-row>
        <table:table-row table:style-name="ro1" table:visibility="collapse">
          <table:table-cell office:value-type="string" calcext:value-type="string">
            <text:p>motorcycle</text:p>
          </table:table-cell>
          <table:table-cell office:value-type="float" office:value="516" calcext:value-type="float">
            <text:p>516</text:p>
          </table:table-cell>
        </table:table-row>
        <table:table-row table:style-name="ro1" table:visibility="collapse">
          <table:table-cell office:value-type="string" calcext:value-type="string">
            <text:p>railway:radio</text:p>
          </table:table-cell>
          <table:table-cell office:value-type="float" office:value="510" calcext:value-type="float">
            <text:p>510</text:p>
          </table:table-cell>
        </table:table-row>
        <table:table-row table:style-name="ro1" table:visibility="collapse">
          <table:table-cell office:value-type="string" calcext:value-type="string">
            <text:p>height</text:p>
          </table:table-cell>
          <table:table-cell office:value-type="float" office:value="498" calcext:value-type="float">
            <text:p>498</text:p>
          </table:table-cell>
        </table:table-row>
        <table:table-row table:style-name="ro1" table:visibility="collapse">
          <table:table-cell office:value-type="string" calcext:value-type="string">
            <text:p>restriction</text:p>
          </table:table-cell>
          <table:table-cell office:value-type="float" office:value="498" calcext:value-type="float">
            <text:p>498</text:p>
          </table:table-cell>
        </table:table-row>
        <table:table-row table:style-name="ro1" table:visibility="collapse">
          <table:table-cell office:value-type="string" calcext:value-type="string">
            <text:p>wikipedia</text:p>
          </table:table-cell>
          <table:table-cell office:value-type="float" office:value="494" calcext:value-type="float">
            <text:p>494</text:p>
          </table:table-cell>
        </table:table-row>
        <table:table-row table:style-name="ro1" table:visibility="collapse">
          <table:table-cell office:value-type="string" calcext:value-type="string">
            <text:p>meadow</text:p>
          </table:table-cell>
          <table:table-cell office:value-type="float" office:value="494" calcext:value-type="float">
            <text:p>494</text:p>
          </table:table-cell>
        </table:table-row>
        <table:table-row table:style-name="ro1" table:visibility="collapse">
          <table:table-cell office:value-type="string" calcext:value-type="string">
            <text:p>TMC:cid_58:tabcd_1:LCLversion</text:p>
          </table:table-cell>
          <table:table-cell office:value-type="float" office:value="491" calcext:value-type="float">
            <text:p>491</text:p>
          </table:table-cell>
        </table:table-row>
        <table:table-row table:style-name="ro1" table:visibility="collapse">
          <table:table-cell office:value-type="string" calcext:value-type="string">
            <text:p>TMC:cid_58:tabcd_1:LocationCode</text:p>
          </table:table-cell>
          <table:table-cell office:value-type="float" office:value="491" calcext:value-type="float">
            <text:p>491</text:p>
          </table:table-cell>
        </table:table-row>
        <table:table-row table:style-name="ro1" table:visibility="collapse">
          <table:table-cell office:value-type="string" calcext:value-type="string">
            <text:p>TMC:cid_58:tabcd_1:Class</text:p>
          </table:table-cell>
          <table:table-cell office:value-type="float" office:value="491" calcext:value-type="float">
            <text:p>491</text:p>
          </table:table-cell>
        </table:table-row>
        <table:table-row table:style-name="ro1" table:visibility="collapse">
          <table:table-cell office:value-type="string" calcext:value-type="string">
            <text:p>maxweight</text:p>
          </table:table-cell>
          <table:table-cell office:value-type="float" office:value="484" calcext:value-type="float">
            <text:p>484</text:p>
          </table:table-cell>
        </table:table-row>
        <table:table-row table:style-name="ro1" table:visibility="collapse">
          <table:table-cell office:value-type="string" calcext:value-type="string">
            <text:p>railway:ballastless</text:p>
          </table:table-cell>
          <table:table-cell office:value-type="float" office:value="484" calcext:value-type="float">
            <text:p>484</text:p>
          </table:table-cell>
        </table:table-row>
        <table:table-row table:style-name="ro1" table:visibility="collapse">
          <table:table-cell office:value-type="string" calcext:value-type="string">
            <text:p>horse</text:p>
          </table:table-cell>
          <table:table-cell office:value-type="float" office:value="465" calcext:value-type="float">
            <text:p>465</text:p>
          </table:table-cell>
        </table:table-row>
        <table:table-row table:style-name="ro1" table:visibility="collapse">
          <table:table-cell office:value-type="string" calcext:value-type="string">
            <text:p>trail_visibility</text:p>
          </table:table-cell>
          <table:table-cell office:value-type="float" office:value="462" calcext:value-type="float">
            <text:p>462</text:p>
          </table:table-cell>
        </table:table-row>
        <table:table-row table:style-name="ro1" table:visibility="collapse">
          <table:table-cell office:value-type="string" calcext:value-type="string">
            <text:p>backrest</text:p>
          </table:table-cell>
          <table:table-cell office:value-type="float" office:value="453" calcext:value-type="float">
            <text:p>453</text:p>
          </table:table-cell>
        </table:table-row>
        <table:table-row table:style-name="ro1" table:visibility="collapse">
          <table:table-cell office:value-type="string" calcext:value-type="string">
            <text:p>wires</text:p>
          </table:table-cell>
          <table:table-cell office:value-type="float" office:value="447" calcext:value-type="float">
            <text:p>447</text:p>
          </table:table-cell>
        </table:table-row>
        <table:table-row table:style-name="ro1" table:visibility="collapse">
          <table:table-cell office:value-type="string" calcext:value-type="string">
            <text:p>smoothness</text:p>
          </table:table-cell>
          <table:table-cell office:value-type="float" office:value="446" calcext:value-type="float">
            <text:p>446</text:p>
          </table:table-cell>
        </table:table-row>
        <table:table-row table:style-name="ro1" table:visibility="collapse">
          <table:table-cell office:value-type="string" calcext:value-type="string">
            <text:p>level</text:p>
          </table:table-cell>
          <table:table-cell office:value-type="float" office:value="423" calcext:value-type="float">
            <text:p>423</text:p>
          </table:table-cell>
        </table:table-row>
        <table:table-row table:style-name="ro1" table:visibility="collapse">
          <table:table-cell office:value-type="string" calcext:value-type="string">
            <text:p>source:lit</text:p>
          </table:table-cell>
          <table:table-cell office:value-type="float" office:value="414" calcext:value-type="float">
            <text:p>414</text:p>
          </table:table-cell>
        </table:table-row>
        <table:table-row table:style-name="ro1" table:visibility="collapse">
          <table:table-cell office:value-type="string" calcext:value-type="string">
            <text:p>denomination</text:p>
          </table:table-cell>
          <table:table-cell office:value-type="float" office:value="407" calcext:value-type="float">
            <text:p>407</text:p>
          </table:table-cell>
        </table:table-row>
        <table:table-row table:style-name="ro1" table:visibility="collapse">
          <table:table-cell office:value-type="string" calcext:value-type="string">
            <text:p>building:colour</text:p>
          </table:table-cell>
          <table:table-cell office:value-type="float" office:value="407" calcext:value-type="float">
            <text:p>407</text:p>
          </table:table-cell>
        </table:table-row>
        <table:table-row table:style-name="ro1" table:visibility="collapse">
          <table:table-cell office:value-type="string" calcext:value-type="string">
            <text:p>area</text:p>
          </table:table-cell>
          <table:table-cell office:value-type="float" office:value="391" calcext:value-type="float">
            <text:p>391</text:p>
          </table:table-cell>
        </table:table-row>
        <table:table-row table:style-name="ro1" table:visibility="collapse">
          <table:table-cell office:value-type="string" calcext:value-type="string">
            <text:p>change:lanes:forward</text:p>
          </table:table-cell>
          <table:table-cell office:value-type="float" office:value="389" calcext:value-type="float">
            <text:p>389</text:p>
          </table:table-cell>
        </table:table-row>
        <table:table-row table:style-name="ro1" table:visibility="collapse">
          <table:table-cell office:value-type="string" calcext:value-type="string">
            <text:p>change:lanes:backward</text:p>
          </table:table-cell>
          <table:table-cell office:value-type="float" office:value="388" calcext:value-type="float">
            <text:p>388</text:p>
          </table:table-cell>
        </table:table-row>
        <table:table-row table:style-name="ro1" table:visibility="collapse">
          <table:table-cell office:value-type="string" calcext:value-type="string">
            <text:p>roof:levels</text:p>
          </table:table-cell>
          <table:table-cell office:value-type="float" office:value="384" calcext:value-type="float">
            <text:p>384</text:p>
          </table:table-cell>
        </table:table-row>
        <table:table-row table:style-name="ro1" table:visibility="collapse">
          <table:table-cell office:value-type="string" calcext:value-type="string">
            <text:p>toilets:wheelchair</text:p>
          </table:table-cell>
          <table:table-cell office:value-type="float" office:value="370" calcext:value-type="float">
            <text:p>370</text:p>
          </table:table-cell>
        </table:table-row>
        <table:table-row table:style-name="ro1" table:visibility="collapse">
          <table:table-cell office:value-type="string" calcext:value-type="string">
            <text:p>fee</text:p>
          </table:table-cell>
          <table:table-cell office:value-type="float" office:value="368" calcext:value-type="float">
            <text:p>368</text:p>
          </table:table-cell>
        </table:table-row>
        <table:table-row table:style-name="ro1" table:visibility="collapse">
          <table:table-cell office:value-type="string" calcext:value-type="string">
            <text:p>wikidata</text:p>
          </table:table-cell>
          <table:table-cell office:value-type="float" office:value="365" calcext:value-type="float">
            <text:p>365</text:p>
          </table:table-cell>
        </table:table-row>
        <table:table-row table:style-name="ro1" table:visibility="collapse">
          <table:table-cell office:value-type="string" calcext:value-type="string">
            <text:p>material</text:p>
          </table:table-cell>
          <table:table-cell office:value-type="float" office:value="359" calcext:value-type="float">
            <text:p>359</text:p>
          </table:table-cell>
        </table:table-row>
        <table:table-row table:style-name="ro1" table:visibility="collapse">
          <table:table-cell office:value-type="string" calcext:value-type="string">
            <text:p>email</text:p>
          </table:table-cell>
          <table:table-cell office:value-type="float" office:value="346" calcext:value-type="float">
            <text:p>346</text:p>
          </table:table-cell>
        </table:table-row>
        <table:table-row table:style-name="ro1" table:visibility="collapse">
          <table:table-cell office:value-type="string" calcext:value-type="string">
            <text:p>capacity</text:p>
          </table:table-cell>
          <table:table-cell office:value-type="float" office:value="329" calcext:value-type="float">
            <text:p>329</text:p>
          </table:table-cell>
        </table:table-row>
        <table:table-row table:style-name="ro1" table:visibility="collapse">
          <table:table-cell office:value-type="string" calcext:value-type="string">
            <text:p>seamark:type</text:p>
          </table:table-cell>
          <table:table-cell office:value-type="float" office:value="322" calcext:value-type="float">
            <text:p>322</text:p>
          </table:table-cell>
        </table:table-row>
        <table:table-row table:style-name="ro1" table:visibility="collapse">
          <table:table-cell office:value-type="string" calcext:value-type="string">
            <text:p>segregated</text:p>
          </table:table-cell>
          <table:table-cell office:value-type="float" office:value="318" calcext:value-type="float">
            <text:p>318</text:p>
          </table:table-cell>
        </table:table-row>
        <table:table-row table:style-name="ro1" table:visibility="collapse">
          <table:table-cell office:value-type="string" calcext:value-type="string">
            <text:p>to</text:p>
          </table:table-cell>
          <table:table-cell office:value-type="float" office:value="310" calcext:value-type="float">
            <text:p>310</text:p>
          </table:table-cell>
        </table:table-row>
        <table:table-row table:style-name="ro1" table:visibility="collapse">
          <table:table-cell office:value-type="string" calcext:value-type="string">
            <text:p>from</text:p>
          </table:table-cell>
          <table:table-cell office:value-type="float" office:value="310" calcext:value-type="float">
            <text:p>310</text:p>
          </table:table-cell>
        </table:table-row>
        <table:table-row table:style-name="ro1" table:visibility="collapse">
          <table:table-cell office:value-type="string" calcext:value-type="string">
            <text:p>turn:lanes:backward</text:p>
          </table:table-cell>
          <table:table-cell office:value-type="float" office:value="303" calcext:value-type="float">
            <text:p>303</text:p>
          </table:table-cell>
        </table:table-row>
        <table:table-row table:style-name="ro1" table:visibility="collapse">
          <table:table-cell office:value-type="string" calcext:value-type="string">
            <text:p>TMC:cid_58:tabcd_1:NextLocationCode</text:p>
          </table:table-cell>
          <table:table-cell office:value-type="float" office:value="301" calcext:value-type="float">
            <text:p>301</text:p>
          </table:table-cell>
        </table:table-row>
        <table:table-row table:style-name="ro1" table:visibility="collapse">
          <table:table-cell office:value-type="string" calcext:value-type="string">
            <text:p>bench</text:p>
          </table:table-cell>
          <table:table-cell office:value-type="float" office:value="301" calcext:value-type="float">
            <text:p>301</text:p>
          </table:table-cell>
        </table:table-row>
        <table:table-row table:style-name="ro1" table:visibility="collapse">
          <table:table-cell office:value-type="string" calcext:value-type="string">
            <text:p>converted_by</text:p>
          </table:table-cell>
          <table:table-cell office:value-type="float" office:value="300" calcext:value-type="float">
            <text:p>300</text:p>
          </table:table-cell>
        </table:table-row>
        <table:table-row table:style-name="ro1" table:visibility="collapse">
          <table:table-cell office:value-type="string" calcext:value-type="string">
            <text:p>TMC:cid_58:tabcd_1:PrevLocationCode</text:p>
          </table:table-cell>
          <table:table-cell office:value-type="float" office:value="294" calcext:value-type="float">
            <text:p>294</text:p>
          </table:table-cell>
        </table:table-row>
        <table:table-row table:style-name="ro1" table:visibility="collapse">
          <table:table-cell office:value-type="string" calcext:value-type="string">
            <text:p>railway:signal:direction</text:p>
          </table:table-cell>
          <table:table-cell office:value-type="float" office:value="292" calcext:value-type="float">
            <text:p>292</text:p>
          </table:table-cell>
        </table:table-row>
        <table:table-row table:style-name="ro1" table:visibility="collapse">
          <table:table-cell office:value-type="string" calcext:value-type="string">
            <text:p>railway:signal:position</text:p>
          </table:table-cell>
          <table:table-cell office:value-type="float" office:value="288" calcext:value-type="float">
            <text:p>288</text:p>
          </table:table-cell>
        </table:table-row>
        <table:table-row table:style-name="ro1" table:visibility="collapse">
          <table:table-cell office:value-type="string" calcext:value-type="string">
            <text:p>turn:lanes:forward</text:p>
          </table:table-cell>
          <table:table-cell office:value-type="float" office:value="288" calcext:value-type="float">
            <text:p>288</text:p>
          </table:table-cell>
        </table:table-row>
        <table:table-row table:style-name="ro1" table:visibility="collapse">
          <table:table-cell office:value-type="string" calcext:value-type="string">
            <text:p>mtb</text:p>
          </table:table-cell>
          <table:table-cell office:value-type="float" office:value="281" calcext:value-type="float">
            <text:p>281</text:p>
          </table:table-cell>
        </table:table-row>
        <table:table-row table:style-name="ro1" table:visibility="collapse">
          <table:table-cell office:value-type="string" calcext:value-type="string">
            <text:p>highspeed</text:p>
          </table:table-cell>
          <table:table-cell office:value-type="float" office:value="281" calcext:value-type="float">
            <text:p>281</text:p>
          </table:table-cell>
        </table:table-row>
        <table:table-row table:style-name="ro1" table:visibility="collapse">
          <table:table-cell office:value-type="string" calcext:value-type="string">
            <text:p>TMC:cid_58:tabcd_1:Direction</text:p>
          </table:table-cell>
          <table:table-cell office:value-type="float" office:value="268" calcext:value-type="float">
            <text:p>268</text:p>
          </table:table-cell>
        </table:table-row>
        <table:table-row table:style-name="ro1" table:visibility="collapse">
          <table:table-cell office:value-type="string" calcext:value-type="string">
            <text:p>zone:maxspeed</text:p>
          </table:table-cell>
          <table:table-cell office:value-type="float" office:value="265" calcext:value-type="float">
            <text:p>265</text:p>
          </table:table-cell>
        </table:table-row>
        <table:table-row table:style-name="ro1" table:visibility="collapse">
          <table:table-cell office:value-type="string" calcext:value-type="string">
            <text:p>building:part</text:p>
          </table:table-cell>
          <table:table-cell office:value-type="float" office:value="264" calcext:value-type="float">
            <text:p>264</text:p>
          </table:table-cell>
        </table:table-row>
        <table:table-row table:style-name="ro1" table:visibility="collapse">
          <table:table-cell office:value-type="string" calcext:value-type="string">
            <text:p>turn:lanes</text:p>
          </table:table-cell>
          <table:table-cell office:value-type="float" office:value="262" calcext:value-type="float">
            <text:p>262</text:p>
          </table:table-cell>
        </table:table-row>
        <table:table-row table:style-name="ro1" table:visibility="collapse">
          <table:table-cell office:value-type="string" calcext:value-type="string">
            <text:p>public_transport:version</text:p>
          </table:table-cell>
          <table:table-cell office:value-type="float" office:value="257" calcext:value-type="float">
            <text:p>257</text:p>
          </table:table-cell>
        </table:table-row>
        <table:table-row table:style-name="ro1" table:visibility="collapse">
          <table:table-cell office:value-type="string" calcext:value-type="string">
            <text:p>mtb:scale</text:p>
          </table:table-cell>
          <table:table-cell office:value-type="float" office:value="254" calcext:value-type="float">
            <text:p>254</text:p>
          </table:table-cell>
        </table:table-row>
        <table:table-row table:style-name="ro1" table:visibility="collapse">
          <table:table-cell office:value-type="string" calcext:value-type="string">
            <text:p>destination</text:p>
          </table:table-cell>
          <table:table-cell office:value-type="float" office:value="249" calcext:value-type="float">
            <text:p>249</text:p>
          </table:table-cell>
        </table:table-row>
        <table:table-row table:style-name="ro1" table:visibility="collapse">
          <table:table-cell office:value-type="string" calcext:value-type="string">
            <text:p>vending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contact:phone</text:p>
          </table:table-cell>
          <table:table-cell office:value-type="float" office:value="240" calcext:value-type="float">
            <text:p>240</text:p>
          </table:table-cell>
        </table:table-row>
        <table:table-row table:style-name="ro1" table:visibility="collapse">
          <table:table-cell office:value-type="string" calcext:value-type="string">
            <text:p>wood</text:p>
          </table:table-cell>
          <table:table-cell office:value-type="float" office:value="237" calcext:value-type="float">
            <text:p>237</text:p>
          </table:table-cell>
        </table:table-row>
        <table:table-row table:style-name="ro1" table:visibility="collapse">
          <table:table-cell office:value-type="string" calcext:value-type="string">
            <text:p>vehicle</text:p>
          </table:table-cell>
          <table:table-cell office:value-type="float" office:value="237" calcext:value-type="float">
            <text:p>237</text:p>
          </table:table-cell>
        </table:table-row>
        <table:table-row table:style-name="ro1" table:visibility="collapse">
          <table:table-cell office:value-type="string" calcext:value-type="string">
            <text:p>fax</text:p>
          </table:table-cell>
          <table:table-cell office:value-type="float" office:value="232" calcext:value-type="float">
            <text:p>232</text:p>
          </table:table-cell>
        </table:table-row>
        <table:table-row table:style-name="ro1" table:visibility="collapse">
          <table:table-cell office:value-type="string" calcext:value-type="string">
            <text:p>sac_scale</text:p>
          </table:table-cell>
          <table:table-cell office:value-type="float" office:value="232" calcext:value-type="float">
            <text:p>232</text:p>
          </table:table-cell>
        </table:table-row>
        <table:table-row table:style-name="ro1" table:visibility="collapse">
          <table:table-cell office:value-type="string" calcext:value-type="string">
            <text:p>distance</text:p>
          </table:table-cell>
          <table:table-cell office:value-type="float" office:value="231" calcext:value-type="float">
            <text:p>231</text:p>
          </table:table-cell>
        </table:table-row>
        <table:table-row table:style-name="ro1" table:visibility="collapse">
          <table:table-cell office:value-type="string" calcext:value-type="string">
            <text:p>genus:de</text:p>
          </table:table-cell>
          <table:table-cell office:value-type="float" office:value="227" calcext:value-type="float">
            <text:p>227</text:p>
          </table:table-cell>
        </table:table-row>
        <table:table-row table:style-name="ro1" table:visibility="collapse">
          <table:table-cell office:value-type="string" calcext:value-type="string">
            <text:p>access:N3</text:p>
          </table:table-cell>
          <table:table-cell office:value-type="float" office:value="222" calcext:value-type="float">
            <text:p>222</text:p>
          </table:table-cell>
        </table:table-row>
        <table:table-row table:style-name="ro1" table:visibility="collapse">
          <table:table-cell office:value-type="string" calcext:value-type="string">
            <text:p>start_date</text:p>
          </table:table-cell>
          <table:table-cell office:value-type="float" office:value="214" calcext:value-type="float">
            <text:p>214</text:p>
          </table:table-cell>
        </table:table-row>
        <table:table-row table:style-name="ro1" table:visibility="collapse">
          <table:table-cell office:value-type="string" calcext:value-type="string">
            <text:p>heritage</text:p>
          </table:table-cell>
          <table:table-cell office:value-type="float" office:value="214" calcext:value-type="float">
            <text:p>214</text:p>
          </table:table-cell>
        </table:table-row>
        <table:table-row table:style-name="ro1" table:visibility="collapse">
          <table:table-cell office:value-type="string" calcext:value-type="string">
            <text:p>placement</text:p>
          </table:table-cell>
          <table:table-cell office:value-type="float" office:value="213" calcext:value-type="float">
            <text:p>213</text:p>
          </table:table-cell>
        </table:table-row>
        <table:table-row table:style-name="ro1" table:visibility="collapse">
          <table:table-cell office:value-type="string" calcext:value-type="string">
            <text:p>cycleway</text:p>
          </table:table-cell>
          <table:table-cell office:value-type="float" office:value="211" calcext:value-type="float">
            <text:p>211</text:p>
          </table:table-cell>
        </table:table-row>
        <table:table-row table:style-name="ro1" table:visibility="collapse">
          <table:table-cell office:value-type="string" calcext:value-type="string">
            <text:p>bin</text:p>
          </table:table-cell>
          <table:table-cell office:value-type="float" office:value="208" calcext:value-type="float">
            <text:p>208</text:p>
          </table:table-cell>
        </table:table-row>
        <table:table-row table:style-name="ro1" table:visibility="collapse">
          <table:table-cell office:value-type="string" calcext:value-type="string">
            <text:p>motorroad</text:p>
          </table:table-cell>
          <table:table-cell office:value-type="float" office:value="206" calcext:value-type="float">
            <text:p>206</text:p>
          </table:table-cell>
        </table:table-row>
        <table:table-row table:style-name="ro1" table:visibility="collapse">
          <table:table-cell office:value-type="string" calcext:value-type="string">
            <text:p>crossing</text:p>
          </table:table-cell>
          <table:table-cell office:value-type="float" office:value="202" calcext:value-type="float">
            <text:p>202</text:p>
          </table:table-cell>
        </table:table-row>
        <table:table-row table:style-name="ro1" table:visibility="collapse">
          <table:table-cell office:value-type="string" calcext:value-type="string">
            <text:p>hiking</text:p>
          </table:table-cell>
          <table:table-cell office:value-type="float" office:value="193" calcext:value-type="float">
            <text:p>193</text:p>
          </table:table-cell>
        </table:table-row>
        <table:table-row table:style-name="ro1" table:visibility="collapse">
          <table:table-cell office:value-type="string" calcext:value-type="string">
            <text:p>addr:housename</text:p>
          </table:table-cell>
          <table:table-cell office:value-type="float" office:value="190" calcext:value-type="float">
            <text:p>190</text:p>
          </table:table-cell>
        </table:table-row>
        <table:table-row table:style-name="ro1" table:visibility="collapse">
          <table:table-cell office:value-type="string" calcext:value-type="string">
            <text:p>de:regionalschluessel</text:p>
          </table:table-cell>
          <table:table-cell office:value-type="float" office:value="183" calcext:value-type="float">
            <text:p>183</text:p>
          </table:table-cell>
        </table:table-row>
        <table:table-row table:style-name="ro1" table:visibility="collapse">
          <table:table-cell office:value-type="string" calcext:value-type="string">
            <text:p>railway:tilting</text:p>
          </table:table-cell>
          <table:table-cell office:value-type="float" office:value="176" calcext:value-type="float">
            <text:p>176</text:p>
          </table:table-cell>
        </table:table-row>
        <table:table-row table:style-name="ro1" table:visibility="collapse">
          <table:table-cell office:value-type="string" calcext:value-type="string">
            <text:p>fire_hydrant:couplings</text:p>
          </table:table-cell>
          <table:table-cell office:value-type="float" office:value="174" calcext:value-type="float">
            <text:p>174</text:p>
          </table:table-cell>
        </table:table-row>
        <table:table-row table:style-name="ro1" table:visibility="collapse">
          <table:table-cell office:value-type="string" calcext:value-type="string">
            <text:p>contact:website</text:p>
          </table:table-cell>
          <table:table-cell office:value-type="float" office:value="174" calcext:value-type="float">
            <text:p>174</text:p>
          </table:table-cell>
        </table:table-row>
        <table:table-row table:style-name="ro1" table:visibility="collapse">
          <table:table-cell office:value-type="string" calcext:value-type="string">
            <text:p>osmc:symbol</text:p>
          </table:table-cell>
          <table:table-cell office:value-type="float" office:value="173" calcext:value-type="float">
            <text:p>173</text:p>
          </table:table-cell>
        </table:table-row>
        <table:table-row table:style-name="ro1" table:visibility="collapse">
          <table:table-cell office:value-type="string" calcext:value-type="string">
            <text:p>roof:height</text:p>
          </table:table-cell>
          <table:table-cell office:value-type="float" office:value="172" calcext:value-type="float">
            <text:p>172</text:p>
          </table:table-cell>
        </table:table-row>
        <table:table-row table:style-name="ro1" table:visibility="collapse">
          <table:table-cell office:value-type="string" calcext:value-type="string">
            <text:p>recycling:glass</text:p>
          </table:table-cell>
          <table:table-cell office:value-type="float" office:value="172" calcext:value-type="float">
            <text:p>172</text:p>
          </table:table-cell>
        </table:table-row>
        <table:table-row table:style-name="ro1" table:visibility="collapse">
          <table:table-cell office:value-type="string" calcext:value-type="string">
            <text:p>recycling_type</text:p>
          </table:table-cell>
          <table:table-cell office:value-type="float" office:value="172" calcext:value-type="float">
            <text:p>172</text:p>
          </table:table-cell>
        </table:table-row>
        <table:table-row table:style-name="ro1" table:visibility="collapse">
          <table:table-cell office:value-type="string" calcext:value-type="string">
            <text:p>population</text:p>
          </table:table-cell>
          <table:table-cell office:value-type="float" office:value="171" calcext:value-type="float">
            <text:p>171</text:p>
          </table:table-cell>
        </table:table-row>
        <table:table-row table:style-name="ro1" table:visibility="collapse">
          <table:table-cell office:value-type="string" calcext:value-type="string">
            <text:p>source:ref</text:p>
          </table:table-cell>
          <table:table-cell office:value-type="float" office:value="171" calcext:value-type="float">
            <text:p>171</text:p>
          </table:table-cell>
        </table:table-row>
        <table:table-row table:style-name="ro1" table:visibility="collapse">
          <table:table-cell office:value-type="string" calcext:value-type="string">
            <text:p>destination:ref</text:p>
          </table:table-cell>
          <table:table-cell office:value-type="float" office:value="171" calcext:value-type="float">
            <text:p>171</text:p>
          </table:table-cell>
        </table:table-row>
        <table:table-row table:style-name="ro1" table:visibility="collapse">
          <table:table-cell office:value-type="string" calcext:value-type="string">
            <text:p>golf</text:p>
          </table:table-cell>
          <table:table-cell office:value-type="float" office:value="170" calcext:value-type="float">
            <text:p>170</text:p>
          </table:table-cell>
        </table:table-row>
        <table:table-row table:style-name="ro1" table:visibility="collapse">
          <table:table-cell office:value-type="string" calcext:value-type="string">
            <text:p>tower:type</text:p>
          </table:table-cell>
          <table:table-cell office:value-type="float" office:value="170" calcext:value-type="float">
            <text:p>170</text:p>
          </table:table-cell>
        </table:table-row>
        <table:table-row table:style-name="ro1" table:visibility="collapse">
          <table:table-cell office:value-type="string" calcext:value-type="string">
            <text:p>line</text:p>
          </table:table-cell>
          <table:table-cell office:value-type="float" office:value="167" calcext:value-type="float">
            <text:p>167</text:p>
          </table:table-cell>
        </table:table-row>
        <table:table-row table:style-name="ro1" table:visibility="collapse">
          <table:table-cell office:value-type="string" calcext:value-type="string">
            <text:p>symbol</text:p>
          </table:table-cell>
          <table:table-cell office:value-type="float" office:value="166" calcext:value-type="float">
            <text:p>166</text:p>
          </table:table-cell>
        </table:table-row>
        <table:table-row table:style-name="ro1" table:visibility="collapse">
          <table:table-cell office:value-type="string" calcext:value-type="string">
            <text:p>covered</text:p>
          </table:table-cell>
          <table:table-cell office:value-type="float" office:value="165" calcext:value-type="float">
            <text:p>165</text:p>
          </table:table-cell>
        </table:table-row>
        <table:table-row table:style-name="ro1" table:visibility="collapse">
          <table:table-cell office:value-type="string" calcext:value-type="string">
            <text:p>alt_name</text:p>
          </table:table-cell>
          <table:table-cell office:value-type="float" office:value="164" calcext:value-type="float">
            <text:p>164</text:p>
          </table:table-cell>
        </table:table-row>
        <table:table-row table:style-name="ro1" table:visibility="collapse">
          <table:table-cell office:value-type="string" calcext:value-type="string">
            <text:p>sidewalk:both:surface</text:p>
          </table:table-cell>
          <table:table-cell office:value-type="float" office:value="161" calcext:value-type="float">
            <text:p>161</text:p>
          </table:table-cell>
        </table:table-row>
        <table:table-row table:style-name="ro1" table:visibility="collapse">
          <table:table-cell office:value-type="string" calcext:value-type="string">
            <text:p>de:amtlicher_gemeindeschluessel</text:p>
          </table:table-cell>
          <table:table-cell office:value-type="float" office:value="159" calcext:value-type="float">
            <text:p>159</text:p>
          </table:table-cell>
        </table:table-row>
        <table:table-row table:style-name="ro1" table:visibility="collapse">
          <table:table-cell office:value-type="string" calcext:value-type="string">
            <text:p>survey:date</text:p>
          </table:table-cell>
          <table:table-cell office:value-type="float" office:value="155" calcext:value-type="float">
            <text:p>155</text:p>
          </table:table-cell>
        </table:table-row>
        <table:table-row table:style-name="ro1" table:visibility="collapse">
          <table:table-cell office:value-type="string" calcext:value-type="string">
            <text:p>brand</text:p>
          </table:table-cell>
          <table:table-cell office:value-type="float" office:value="155" calcext:value-type="float">
            <text:p>155</text:p>
          </table:table-cell>
        </table:table-row>
        <table:table-row table:style-name="ro1" table:visibility="collapse">
          <table:table-cell office:value-type="string" calcext:value-type="string">
            <text:p>atm</text:p>
          </table:table-cell>
          <table:table-cell office:value-type="float" office:value="153" calcext:value-type="float">
            <text:p>153</text:p>
          </table:table-cell>
        </table:table-row>
        <table:table-row table:style-name="ro1" table:visibility="collapse">
          <table:table-cell office:value-type="string" calcext:value-type="string">
            <text:p>roof:material</text:p>
          </table:table-cell>
          <table:table-cell office:value-type="float" office:value="153" calcext:value-type="float">
            <text:p>153</text:p>
          </table:table-cell>
        </table:table-row>
        <table:table-row table:style-name="ro1" table:visibility="collapse">
          <table:table-cell office:value-type="string" calcext:value-type="string">
            <text:p>sidewalk:right:surface</text:p>
          </table:table-cell>
          <table:table-cell office:value-type="float" office:value="152" calcext:value-type="float">
            <text:p>152</text:p>
          </table:table-cell>
        </table:table-row>
        <table:table-row table:style-name="ro1" table:visibility="collapse">
          <table:table-cell office:value-type="string" calcext:value-type="string">
            <text:p>TODO</text:p>
          </table:table-cell>
          <table:table-cell office:value-type="float" office:value="148" calcext:value-type="float">
            <text:p>148</text:p>
          </table:table-cell>
        </table:table-row>
        <table:table-row table:style-name="ro1" table:visibility="collapse">
          <table:table-cell office:value-type="string" calcext:value-type="string">
            <text:p>sidewalk:left:surface</text:p>
          </table:table-cell>
          <table:table-cell office:value-type="float" office:value="145" calcext:value-type="float">
            <text:p>145</text:p>
          </table:table-cell>
        </table:table-row>
        <table:table-row table:style-name="ro1" table:visibility="collapse">
          <table:table-cell office:value-type="string" calcext:value-type="string">
            <text:p>office</text:p>
          </table:table-cell>
          <table:table-cell office:value-type="float" office:value="144" calcext:value-type="float">
            <text:p>144</text:p>
          </table:table-cell>
        </table:table-row>
        <table:table-row table:style-name="ro1" table:visibility="collapse">
          <table:table-cell office:value-type="string" calcext:value-type="string">
            <text:p>genus</text:p>
          </table:table-cell>
          <table:table-cell office:value-type="float" office:value="142" calcext:value-type="float">
            <text:p>142</text:p>
          </table:table-cell>
        </table:table-row>
        <table:table-row table:style-name="ro1" table:visibility="collapse">
          <table:table-cell office:value-type="string" calcext:value-type="string">
            <text:p>leaf_cycle</text:p>
          </table:table-cell>
          <table:table-cell office:value-type="float" office:value="140" calcext:value-type="float">
            <text:p>140</text:p>
          </table:table-cell>
        </table:table-row>
        <table:table-row table:style-name="ro1" table:visibility="collapse">
          <table:table-cell office:value-type="string" calcext:value-type="string">
            <text:p>overtaking:hgv</text:p>
          </table:table-cell>
          <table:table-cell office:value-type="float" office:value="140" calcext:value-type="float">
            <text:p>140</text:p>
          </table:table-cell>
        </table:table-row>
        <table:table-row table:style-name="ro1" table:visibility="collapse">
          <table:table-cell office:value-type="string" calcext:value-type="string">
            <text:p>railway:position</text:p>
          </table:table-cell>
          <table:table-cell office:value-type="float" office:value="139" calcext:value-type="float">
            <text:p>139</text:p>
          </table:table-cell>
        </table:table-row>
        <table:table-row table:style-name="ro1" table:visibility="collapse">
          <table:table-cell office:value-type="string" calcext:value-type="string">
            <text:p>source_ref</text:p>
          </table:table-cell>
          <table:table-cell office:value-type="float" office:value="137" calcext:value-type="float">
            <text:p>137</text:p>
          </table:table-cell>
        </table:table-row>
        <table:table-row table:style-name="ro1" table:visibility="collapse">
          <table:table-cell office:value-type="string" calcext:value-type="string">
            <text:p>railway:milestone:catenary_mast</text:p>
          </table:table-cell>
          <table:table-cell office:value-type="float" office:value="134" calcext:value-type="float">
            <text:p>134</text:p>
          </table:table-cell>
        </table:table-row>
        <table:table-row table:style-name="ro1" table:visibility="collapse">
          <table:table-cell office:value-type="string" calcext:value-type="string">
            <text:p>fire_hydrant:coupling_type</text:p>
          </table:table-cell>
          <table:table-cell office:value-type="float" office:value="134" calcext:value-type="float">
            <text:p>134</text:p>
          </table:table-cell>
        </table:table-row>
        <table:table-row table:style-name="ro1" table:visibility="collapse">
          <table:table-cell office:value-type="string" calcext:value-type="string">
            <text:p>seats</text:p>
          </table:table-cell>
          <table:table-cell office:value-type="float" office:value="134" calcext:value-type="float">
            <text:p>134</text:p>
          </table:table-cell>
        </table:table-row>
        <table:table-row table:style-name="ro1" table:visibility="collapse">
          <table:table-cell office:value-type="string" calcext:value-type="string">
            <text:p>railway:milestone:emergency_brake_override</text:p>
          </table:table-cell>
          <table:table-cell office:value-type="float" office:value="133" calcext:value-type="float">
            <text:p>133</text:p>
          </table:table-cell>
        </table:table-row>
        <table:table-row table:style-name="ro1" table:visibility="collapse">
          <table:table-cell office:value-type="string" calcext:value-type="string">
            <text:p>board_type</text:p>
          </table:table-cell>
          <table:table-cell office:value-type="float" office:value="132" calcext:value-type="float">
            <text:p>132</text:p>
          </table:table-cell>
        </table:table-row>
        <table:table-row table:style-name="ro1" table:visibility="collapse">
          <table:table-cell office:value-type="string" calcext:value-type="string">
            <text:p>image</text:p>
          </table:table-cell>
          <table:table-cell office:value-type="float" office:value="132" calcext:value-type="float">
            <text:p>132</text:p>
          </table:table-cell>
        </table:table-row>
        <table:table-row table:style-name="ro1" table:visibility="collapse">
          <table:table-cell office:value-type="string" calcext:value-type="string">
            <text:p>building:material</text:p>
          </table:table-cell>
          <table:table-cell office:value-type="float" office:value="130" calcext:value-type="float">
            <text:p>130</text:p>
          </table:table-cell>
        </table:table-row>
        <table:table-row table:style-name="ro1" table:visibility="collapse">
          <table:table-cell office:value-type="string" calcext:value-type="string">
            <text:p>train</text:p>
          </table:table-cell>
          <table:table-cell office:value-type="float" office:value="129" calcext:value-type="float">
            <text:p>129</text:p>
          </table:table-cell>
        </table:table-row>
        <table:table-row table:style-name="ro1" table:visibility="collapse">
          <table:table-cell office:value-type="string" calcext:value-type="string">
            <text:p>craft</text:p>
          </table:table-cell>
          <table:table-cell office:value-type="float" office:value="129" calcext:value-type="float">
            <text:p>129</text:p>
          </table:table-cell>
        </table:table-row>
        <table:table-row table:style-name="ro1" table:visibility="collapse">
          <table:table-cell office:value-type="string" calcext:value-type="string">
            <text:p>wheelchair:description</text:p>
          </table:table-cell>
          <table:table-cell office:value-type="float" office:value="125" calcext:value-type="float">
            <text:p>125</text:p>
          </table:table-cell>
        </table:table-row>
        <table:table-row table:style-name="ro1" table:visibility="collapse">
          <table:table-cell office:value-type="string" calcext:value-type="string">
            <text:p>footway</text:p>
          </table:table-cell>
          <table:table-cell office:value-type="float" office:value="122" calcext:value-type="float">
            <text:p>122</text:p>
          </table:table-cell>
        </table:table-row>
        <table:table-row table:style-name="ro1" table:visibility="collapse">
          <table:table-cell office:value-type="string" calcext:value-type="string">
            <text:p>maxspeed:backward</text:p>
          </table:table-cell>
          <table:table-cell office:value-type="float" office:value="120" calcext:value-type="float">
            <text:p>120</text:p>
          </table:table-cell>
        </table:table-row>
        <table:table-row table:style-name="ro1" table:visibility="collapse">
          <table:table-cell office:value-type="string" calcext:value-type="string">
            <text:p>overtaking:bus</text:p>
          </table:table-cell>
          <table:table-cell office:value-type="float" office:value="119" calcext:value-type="float">
            <text:p>119</text:p>
          </table:table-cell>
        </table:table-row>
        <table:table-row table:style-name="ro1" table:visibility="collapse">
          <table:table-cell office:value-type="string" calcext:value-type="string">
            <text:p>overtaking:trailer</text:p>
          </table:table-cell>
          <table:table-cell office:value-type="float" office:value="119" calcext:value-type="float">
            <text:p>119</text:p>
          </table:table-cell>
        </table:table-row>
        <table:table-row table:style-name="ro1" table:visibility="collapse">
          <table:table-cell office:value-type="string" calcext:value-type="string">
            <text:p>junction</text:p>
          </table:table-cell>
          <table:table-cell office:value-type="float" office:value="119" calcext:value-type="float">
            <text:p>119</text:p>
          </table:table-cell>
        </table:table-row>
        <table:table-row table:style-name="ro1" table:visibility="collapse">
          <table:table-cell office:value-type="string" calcext:value-type="string">
            <text:p>postal_code_level</text:p>
          </table:table-cell>
          <table:table-cell office:value-type="float" office:value="116" calcext:value-type="float">
            <text:p>116</text:p>
          </table:table-cell>
        </table:table-row>
        <table:table-row table:style-name="ro1" table:visibility="collapse">
          <table:table-cell office:value-type="string" calcext:value-type="string">
            <text:p>maxspeed:forward</text:p>
          </table:table-cell>
          <table:table-cell office:value-type="float" office:value="116" calcext:value-type="float">
            <text:p>116</text:p>
          </table:table-cell>
        </table:table-row>
        <table:table-row table:style-name="ro1" table:visibility="collapse">
          <table:table-cell office:value-type="string" calcext:value-type="string">
            <text:p>openGeoDB:license_plate_code</text:p>
          </table:table-cell>
          <table:table-cell office:value-type="float" office:value="115" calcext:value-type="float">
            <text:p>115</text:p>
          </table:table-cell>
        </table:table-row>
        <table:table-row table:style-name="ro1" table:visibility="collapse">
          <table:table-cell office:value-type="string" calcext:value-type="string">
            <text:p>openGeoDB:loc_id</text:p>
          </table:table-cell>
          <table:table-cell office:value-type="float" office:value="115" calcext:value-type="float">
            <text:p>115</text:p>
          </table:table-cell>
        </table:table-row>
        <table:table-row table:style-name="ro1" table:visibility="collapse">
          <table:table-cell office:value-type="string" calcext:value-type="string">
            <text:p>recycling:clothes</text:p>
          </table:table-cell>
          <table:table-cell office:value-type="float" office:value="114" calcext:value-type="float">
            <text:p>114</text:p>
          </table:table-cell>
        </table:table-row>
        <table:table-row table:style-name="ro1" table:visibility="collapse">
          <table:table-cell office:value-type="string" calcext:value-type="string">
            <text:p>openGeoDB:community_identification_number</text:p>
          </table:table-cell>
          <table:table-cell office:value-type="float" office:value="114" calcext:value-type="float">
            <text:p>114</text:p>
          </table:table-cell>
        </table:table-row>
        <table:table-row table:style-name="ro1" table:visibility="collapse">
          <table:table-cell office:value-type="string" calcext:value-type="string">
            <text:p>source:addr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openGeoDB:telephone_area_code</text:p>
          </table:table-cell>
          <table:table-cell office:value-type="float" office:value="111" calcext:value-type="float">
            <text:p>111</text:p>
          </table:table-cell>
        </table:table-row>
        <table:table-row table:style-name="ro1" table:visibility="collapse">
          <table:table-cell office:value-type="string" calcext:value-type="string">
            <text:p>toll:N3</text:p>
          </table:table-cell>
          <table:table-cell office:value-type="float" office:value="110" calcext:value-type="float">
            <text:p>110</text:p>
          </table:table-cell>
        </table:table-row>
        <table:table-row table:style-name="ro1" table:visibility="collapse">
          <table:table-cell office:value-type="string" calcext:value-type="string">
            <text:p>source:date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visibility="collapse">
          <table:table-cell office:value-type="string" calcext:value-type="string">
            <text:p>maxheight</text:p>
          </table:table-cell>
          <table:table-cell office:value-type="float" office:value="108" calcext:value-type="float">
            <text:p>108</text:p>
          </table:table-cell>
        </table:table-row>
        <table:table-row table:style-name="ro1" table:visibility="collapse">
          <table:table-cell office:value-type="string" calcext:value-type="string">
            <text:p>shelter_type</text:p>
          </table:table-cell>
          <table:table-cell office:value-type="float" office:value="108" calcext:value-type="float">
            <text:p>108</text:p>
          </table:table-cell>
        </table:table-row>
        <table:table-row table:style-name="ro1" table:visibility="collapse">
          <table:table-cell office:value-type="string" calcext:value-type="string">
            <text:p>openGeoDB:is_in_loc_id</text:p>
          </table:table-cell>
          <table:table-cell office:value-type="float" office:value="106" calcext:value-type="float">
            <text:p>106</text:p>
          </table:table-cell>
        </table:table-row>
        <table:table-row table:style-name="ro1" table:visibility="collapse">
          <table:table-cell office:value-type="string" calcext:value-type="string">
            <text:p>note:de</text:p>
          </table:table-cell>
          <table:table-cell office:value-type="float" office:value="106" calcext:value-type="float">
            <text:p>106</text:p>
          </table:table-cell>
        </table:table-row>
        <table:table-row table:style-name="ro1" table:visibility="collapse">
          <table:table-cell office:value-type="string" calcext:value-type="string">
            <text:p>direction</text:p>
          </table:table-cell>
          <table:table-cell office:value-type="float" office:value="106" calcext:value-type="float">
            <text:p>106</text:p>
          </table:table-cell>
        </table:table-row>
        <table:table-row table:style-name="ro1" table:visibility="collapse">
          <table:table-cell office:value-type="string" calcext:value-type="string">
            <text:p>roof:orientation</text:p>
          </table:table-cell>
          <table:table-cell office:value-type="float" office:value="106" calcext:value-type="float">
            <text:p>106</text:p>
          </table:table-cell>
        </table:table-row>
        <table:table-row table:style-name="ro1" table:visibility="collapse">
          <table:table-cell office:value-type="string" calcext:value-type="string">
            <text:p>fire_hydrant:location</text:p>
          </table:table-cell>
          <table:table-cell office:value-type="float" office:value="106" calcext:value-type="float">
            <text:p>106</text:p>
          </table:table-cell>
        </table:table-row>
        <table:table-row table:style-name="ro1" table:visibility="collapse">
          <table:table-cell office:value-type="string" calcext:value-type="string">
            <text:p>colour</text:p>
          </table:table-cell>
          <table:table-cell office:value-type="float" office:value="106" calcext:value-type="float">
            <text:p>106</text:p>
          </table:table-cell>
        </table:table-row>
        <table:table-row table:style-name="ro1" table:visibility="collapse">
          <table:table-cell office:value-type="string" calcext:value-type="string">
            <text:p>openGeoDB:auto_update</text:p>
          </table:table-cell>
          <table:table-cell office:value-type="float" office:value="105" calcext:value-type="float">
            <text:p>105</text:p>
          </table:table-cell>
        </table:table-row>
        <table:table-row table:style-name="ro1" table:visibility="collapse">
          <table:table-cell office:value-type="string" calcext:value-type="string">
            <text:p>openGeoDB:is_in</text:p>
          </table:table-cell>
          <table:table-cell office:value-type="float" office:value="105" calcext:value-type="float">
            <text:p>105</text:p>
          </table:table-cell>
        </table:table-row>
        <table:table-row table:style-name="ro1" table:visibility="collapse">
          <table:table-cell office:value-type="string" calcext:value-type="string">
            <text:p>openGeoDB:name</text:p>
          </table:table-cell>
          <table:table-cell office:value-type="float" office:value="105" calcext:value-type="float">
            <text:p>105</text:p>
          </table:table-cell>
        </table:table-row>
        <table:table-row table:style-name="ro1" table:visibility="collapse">
          <table:table-cell office:value-type="string" calcext:value-type="string">
            <text:p>openGeoDB:type</text:p>
          </table:table-cell>
          <table:table-cell office:value-type="float" office:value="105" calcext:value-type="float">
            <text:p>105</text:p>
          </table:table-cell>
        </table:table-row>
        <table:table-row table:style-name="ro1" table:visibility="collapse">
          <table:table-cell office:value-type="string" calcext:value-type="string">
            <text:p>hazard</text:p>
          </table:table-cell>
          <table:table-cell office:value-type="float" office:value="105" calcext:value-type="float">
            <text:p>105</text:p>
          </table:table-cell>
        </table:table-row>
        <table:table-row table:style-name="ro1" table:visibility="collapse">
          <table:table-cell office:value-type="string" calcext:value-type="string">
            <text:p>openGeoDB:sort_name</text:p>
          </table:table-cell>
          <table:table-cell office:value-type="float" office:value="104" calcext:value-type="float">
            <text:p>104</text:p>
          </table:table-cell>
        </table:table-row>
        <table:table-row table:style-name="ro1" table:visibility="collapse">
          <table:table-cell office:value-type="string" calcext:value-type="string">
            <text:p>openGeoDB:version</text:p>
          </table:table-cell>
          <table:table-cell office:value-type="float" office:value="104" calcext:value-type="float">
            <text:p>104</text:p>
          </table:table-cell>
        </table:table-row>
        <table:table-row table:style-name="ro1" table:visibility="collapse">
          <table:table-cell office:value-type="string" calcext:value-type="string">
            <text:p>park_ride</text:p>
          </table:table-cell>
          <table:table-cell office:value-type="float" office:value="104" calcext:value-type="float">
            <text:p>104</text:p>
          </table:table-cell>
        </table:table-row>
        <table:table-row table:style-name="ro1" table:visibility="collapse">
          <table:table-cell office:value-type="string" calcext:value-type="string">
            <text:p>openGeoDB:postal_codes</text:p>
          </table:table-cell>
          <table:table-cell office:value-type="float" office:value="103" calcext:value-type="float">
            <text:p>103</text:p>
          </table:table-cell>
        </table:table-row>
        <table:table-row table:style-name="ro1" table:visibility="collapse">
          <table:table-cell office:value-type="string" calcext:value-type="string">
            <text:p>collection_times</text:p>
          </table:table-cell>
          <table:table-cell office:value-type="float" office:value="103" calcext:value-type="float">
            <text:p>103</text:p>
          </table:table-cell>
        </table:table-row>
        <table:table-row table:style-name="ro1" table:visibility="collapse">
          <table:table-cell office:value-type="string" calcext:value-type="string">
            <text:p>openGeoDB:layer</text:p>
          </table:table-cell>
          <table:table-cell office:value-type="float" office:value="103" calcext:value-type="float">
            <text:p>103</text:p>
          </table:table-cell>
        </table:table-row>
        <table:table-row table:style-name="ro1" table:visibility="collapse">
          <table:table-cell office:value-type="string" calcext:value-type="string">
            <text:p>openGeoDB:population</text:p>
          </table:table-cell>
          <table:table-cell office:value-type="float" office:value="102" calcext:value-type="float">
            <text:p>102</text:p>
          </table:table-cell>
        </table:table-row>
        <table:table-row table:style-name="ro1" table:visibility="collapse">
          <table:table-cell office:value-type="string" calcext:value-type="string">
            <text:p>hgv</text:p>
          </table:table-cell>
          <table:table-cell office:value-type="float" office:value="102" calcext:value-type="float">
            <text:p>102</text:p>
          </table:table-cell>
        </table:table-row>
        <table:table-row table:style-name="ro1" table:visibility="collapse">
          <table:table-cell office:value-type="string" calcext:value-type="string">
            <text:p>railway:signal:speed_limit:form</text:p>
          </table:table-cell>
          <table:table-cell office:value-type="float" office:value="101" calcext:value-type="float">
            <text:p>101</text:p>
          </table:table-cell>
        </table:table-row>
        <table:table-row table:style-name="ro1" table:visibility="collapse">
          <table:table-cell office:value-type="string" calcext:value-type="string">
            <text:p>railway:bidirectional</text:p>
          </table:table-cell>
          <table:table-cell office:value-type="float" office:value="101" calcext:value-type="float">
            <text:p>101</text:p>
          </table:table-cell>
        </table:table-row>
        <table:table-row table:style-name="ro1" table:visibility="collapse">
          <table:table-cell office:value-type="string" calcext:value-type="string">
            <text:p>railway:signal:speed_limit</text:p>
          </table:table-cell>
          <table:table-cell office:value-type="float" office:value="101" calcext:value-type="float">
            <text:p>101</text:p>
          </table:table-cell>
        </table:table-row>
        <table:table-row table:style-name="ro1" table:visibility="collapse">
          <table:table-cell office:value-type="string" calcext:value-type="string">
            <text:p>recycling:cans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collapse">
          <table:table-cell office:value-type="string" calcext:value-type="string">
            <text:p>waterway:sign</text:p>
          </table:table-cell>
          <table:table-cell office:value-type="float" office:value="99" calcext:value-type="float">
            <text:p>99</text:p>
          </table:table-cell>
        </table:table-row>
        <table:table-row table:style-name="ro1" table:visibility="collapse">
          <table:table-cell office:value-type="string" calcext:value-type="string">
            <text:p>url</text:p>
          </table:table-cell>
          <table:table-cell office:value-type="float" office:value="99" calcext:value-type="float">
            <text:p>99</text:p>
          </table:table-cell>
        </table:table-row>
        <table:table-row table:style-name="ro1" table:visibility="collapse">
          <table:table-cell office:value-type="string" calcext:value-type="string">
            <text:p>railway:signal:speed_limit:speed</text:p>
          </table:table-cell>
          <table:table-cell office:value-type="float" office:value="98" calcext:value-type="float">
            <text:p>98</text:p>
          </table:table-cell>
        </table:table-row>
        <table:table-row table:style-name="ro1" table:visibility="collapse">
          <table:table-cell office:value-type="string" calcext:value-type="string">
            <text:p>source:name</text:p>
          </table:table-cell>
          <table:table-cell office:value-type="float" office:value="96" calcext:value-type="float">
            <text:p>96</text:p>
          </table:table-cell>
        </table:table-row>
        <table:table-row table:style-name="ro1" table:visibility="collapse">
          <table:table-cell office:value-type="string" calcext:value-type="string">
            <text:p>contact:email</text:p>
          </table:table-cell>
          <table:table-cell office:value-type="float" office:value="94" calcext:value-type="float">
            <text:p>94</text:p>
          </table:table-cell>
        </table:table-row>
        <table:table-row table:style-name="ro1" table:visibility="collapse">
          <table:table-cell office:value-type="string" calcext:value-type="string">
            <text:p>aeroway</text:p>
          </table:table-cell>
          <table:table-cell office:value-type="float" office:value="93" calcext:value-type="float">
            <text:p>93</text:p>
          </table:table-cell>
        </table:table-row>
        <table:table-row table:style-name="ro1" table:visibility="collapse">
          <table:table-cell office:value-type="string" calcext:value-type="string">
            <text:p>railway:signal:speed_limit:height</text:p>
          </table:table-cell>
          <table:table-cell office:value-type="float" office:value="92" calcext:value-type="float">
            <text:p>92</text:p>
          </table:table-cell>
        </table:table-row>
        <table:table-row table:style-name="ro1" table:visibility="collapse">
          <table:table-cell office:value-type="string" calcext:value-type="string">
            <text:p>ref:EEG</text:p>
          </table:table-cell>
          <table:table-cell office:value-type="float" office:value="91" calcext:value-type="float">
            <text:p>91</text:p>
          </table:table-cell>
        </table:table-row>
        <table:table-row table:style-name="ro1" table:visibility="collapse">
          <table:table-cell office:value-type="string" calcext:value-type="string">
            <text:p>internet_access</text:p>
          </table:table-cell>
          <table:table-cell office:value-type="float" office:value="90" calcext:value-type="float">
            <text:p>90</text:p>
          </table:table-cell>
        </table:table-row>
        <table:table-row table:style-name="ro1" table:visibility="collapse">
          <table:table-cell office:value-type="string" calcext:value-type="string">
            <text:p>addr:state</text:p>
          </table:table-cell>
          <table:table-cell office:value-type="float" office:value="89" calcext:value-type="float">
            <text:p>89</text:p>
          </table:table-cell>
        </table:table-row>
        <table:table-row table:style-name="ro1" table:visibility="collapse">
          <table:table-cell office:value-type="string" calcext:value-type="string">
            <text:p>ruins</text:p>
          </table:table-cell>
          <table:table-cell office:value-type="float" office:value="89" calcext:value-type="float">
            <text:p>89</text:p>
          </table:table-cell>
        </table:table-row>
        <table:table-row table:style-name="ro1" table:visibility="collapse">
          <table:table-cell office:value-type="string" calcext:value-type="string">
            <text:p>maxaxleload</text:p>
          </table:table-cell>
          <table:table-cell office:value-type="float" office:value="87" calcext:value-type="float">
            <text:p>87</text:p>
          </table:table-cell>
        </table:table-row>
        <table:table-row table:style-name="ro1" table:visibility="collapse">
          <table:table-cell office:value-type="string" calcext:value-type="string">
            <text:p>contact:fax</text:p>
          </table:table-cell>
          <table:table-cell office:value-type="float" office:value="86" calcext:value-type="float">
            <text:p>86</text:p>
          </table:table-cell>
        </table:table-row>
        <table:table-row table:style-name="ro1" table:visibility="collapse">
          <table:table-cell office:value-type="string" calcext:value-type="string">
            <text:p>wiki:symbol</text:p>
          </table:table-cell>
          <table:table-cell office:value-type="float" office:value="86" calcext:value-type="float">
            <text:p>86</text:p>
          </table:table-cell>
        </table:table-row>
        <table:table-row table:style-name="ro1" table:visibility="collapse">
          <table:table-cell office:value-type="string" calcext:value-type="string">
            <text:p>pole</text:p>
          </table:table-cell>
          <table:table-cell office:value-type="float" office:value="85" calcext:value-type="float">
            <text:p>85</text:p>
          </table:table-cell>
        </table:table-row>
        <table:table-row table:style-name="ro1" table:visibility="collapse">
          <table:table-cell office:value-type="string" calcext:value-type="string">
            <text:p>history</text:p>
          </table:table-cell>
          <table:table-cell office:value-type="float" office:value="85" calcext:value-type="float">
            <text:p>85</text:p>
          </table:table-cell>
        </table:table-row>
        <table:table-row table:style-name="ro1" table:visibility="collapse">
          <table:table-cell office:value-type="string" calcext:value-type="string">
            <text:p>ele</text:p>
          </table:table-cell>
          <table:table-cell office:value-type="float" office:value="83" calcext:value-type="float">
            <text:p>83</text:p>
          </table:table-cell>
        </table:table-row>
        <table:table-row table:style-name="ro1" table:visibility="collapse">
          <table:table-cell office:value-type="string" calcext:value-type="string">
            <text:p>railway:signal:distant:repeated</text:p>
          </table:table-cell>
          <table:table-cell office:value-type="float" office:value="82" calcext:value-type="float">
            <text:p>82</text:p>
          </table:table-cell>
        </table:table-row>
        <table:table-row table:style-name="ro1" table:visibility="collapse">
          <table:table-cell office:value-type="string" calcext:value-type="string">
            <text:p>destination:lanes</text:p>
          </table:table-cell>
          <table:table-cell office:value-type="float" office:value="82" calcext:value-type="float">
            <text:p>82</text:p>
          </table:table-cell>
        </table:table-row>
        <table:table-row table:style-name="ro1" table:visibility="collapse">
          <table:table-cell office:value-type="string" calcext:value-type="string">
            <text:p>railway:signal:distant:form</text:p>
          </table:table-cell>
          <table:table-cell office:value-type="float" office:value="82" calcext:value-type="float">
            <text:p>82</text:p>
          </table:table-cell>
        </table:table-row>
        <table:table-row table:style-name="ro1" table:visibility="collapse">
          <table:table-cell office:value-type="string" calcext:value-type="string">
            <text:p>railway:signal:distant</text:p>
          </table:table-cell>
          <table:table-cell office:value-type="float" office:value="82" calcext:value-type="float">
            <text:p>82</text:p>
          </table:table-cell>
        </table:table-row>
        <table:table-row table:style-name="ro1" table:visibility="collapse">
          <table:table-cell office:value-type="string" calcext:value-type="string">
            <text:p>payment:coins</text:p>
          </table:table-cell>
          <table:table-cell office:value-type="float" office:value="81" calcext:value-type="float">
            <text:p>81</text:p>
          </table:table-cell>
        </table:table-row>
        <table:table-row table:style-name="ro1" table:visibility="collapse">
          <table:table-cell office:value-type="string" calcext:value-type="string">
            <text:p>railway:signal:main:form</text:p>
          </table:table-cell>
          <table:table-cell office:value-type="float" office:value="79" calcext:value-type="float">
            <text:p>79</text:p>
          </table:table-cell>
        </table:table-row>
        <table:table-row table:style-name="ro1" table:visibility="collapse">
          <table:table-cell office:value-type="string" calcext:value-type="string">
            <text:p>railway:signal:main</text:p>
          </table:table-cell>
          <table:table-cell office:value-type="float" office:value="79" calcext:value-type="float">
            <text:p>79</text:p>
          </table:table-cell>
        </table:table-row>
        <table:table-row table:style-name="ro1" table:visibility="collapse">
          <table:table-cell office:value-type="string" calcext:value-type="string">
            <text:p>openGeoDB:combination_of_public_administration</text:p>
          </table:table-cell>
          <table:table-cell office:value-type="float" office:value="79" calcext:value-type="float">
            <text:p>79</text:p>
          </table:table-cell>
        </table:table-row>
        <table:table-row table:style-name="ro1" table:visibility="collapse">
          <table:table-cell office:value-type="string" calcext:value-type="string">
            <text:p>generator:place</text:p>
          </table:table-cell>
          <table:table-cell office:value-type="float" office:value="78" calcext:value-type="float">
            <text:p>78</text:p>
          </table:table-cell>
        </table:table-row>
        <table:table-row table:style-name="ro1" table:visibility="collapse">
          <table:table-cell office:value-type="string" calcext:value-type="string">
            <text:p>smoking</text:p>
          </table:table-cell>
          <table:table-cell office:value-type="float" office:value="78" calcext:value-type="float">
            <text:p>78</text:p>
          </table:table-cell>
        </table:table-row>
        <table:table-row table:style-name="ro1" table:visibility="collapse">
          <table:table-cell office:value-type="string" calcext:value-type="string">
            <text:p>addr:interpolation</text:p>
          </table:table-cell>
          <table:table-cell office:value-type="float" office:value="77" calcext:value-type="float">
            <text:p>77</text:p>
          </table:table-cell>
        </table:table-row>
        <table:table-row table:style-name="ro1" table:visibility="collapse">
          <table:table-cell office:value-type="string" calcext:value-type="string">
            <text:p>railway:signal:main:height</text:p>
          </table:table-cell>
          <table:table-cell office:value-type="float" office:value="76" calcext:value-type="float">
            <text:p>76</text:p>
          </table:table-cell>
        </table:table-row>
        <table:table-row table:style-name="ro1" table:visibility="collapse">
          <table:table-cell office:value-type="string" calcext:value-type="string">
            <text:p>tactile_paving</text:p>
          </table:table-cell>
          <table:table-cell office:value-type="float" office:value="76" calcext:value-type="float">
            <text:p>76</text:p>
          </table:table-cell>
        </table:table-row>
        <table:table-row table:style-name="ro1" table:visibility="collapse">
          <table:table-cell office:value-type="string" calcext:value-type="string">
            <text:p>railway:signal:distant:height</text:p>
          </table:table-cell>
          <table:table-cell office:value-type="float" office:value="76" calcext:value-type="float">
            <text:p>76</text:p>
          </table:table-cell>
        </table:table-row>
        <table:table-row table:style-name="ro1" table:visibility="collapse">
          <table:table-cell office:value-type="string" calcext:value-type="string">
            <text:p>cutting</text:p>
          </table:table-cell>
          <table:table-cell office:value-type="float" office:value="72" calcext:value-type="float">
            <text:p>72</text:p>
          </table:table-cell>
        </table:table-row>
        <table:table-row table:style-name="ro1" table:visibility="collapse">
          <table:table-cell office:value-type="string" calcext:value-type="string">
            <text:p>heritage:operator</text:p>
          </table:table-cell>
          <table:table-cell office:value-type="float" office:value="72" calcext:value-type="float">
            <text:p>72</text:p>
          </table:table-cell>
        </table:table-row>
        <table:table-row table:style-name="ro1" table:visibility="collapse">
          <table:table-cell office:value-type="string" calcext:value-type="string">
            <text:p>roundtrip</text:p>
          </table:table-cell>
          <table:table-cell office:value-type="float" office:value="71" calcext:value-type="float">
            <text:p>71</text:p>
          </table:table-cell>
        </table:table-row>
        <table:table-row table:style-name="ro1" table:visibility="collapse">
          <table:table-cell office:value-type="string" calcext:value-type="string">
            <text:p>snowmobile</text:p>
          </table:table-cell>
          <table:table-cell office:value-type="float" office:value="71" calcext:value-type="float">
            <text:p>71</text:p>
          </table:table-cell>
        </table:table-row>
        <table:table-row table:style-name="ro1" table:visibility="collapse">
          <table:table-cell office:value-type="string" calcext:value-type="string">
            <text:p>is_in:country_code</text:p>
          </table:table-cell>
          <table:table-cell office:value-type="float" office:value="70" calcext:value-type="float">
            <text:p>70</text:p>
          </table:table-cell>
        </table:table-row>
        <table:table-row table:style-name="ro1" table:visibility="collapse">
          <table:table-cell office:value-type="string" calcext:value-type="string">
            <text:p>supervised</text:p>
          </table:table-cell>
          <table:table-cell office:value-type="float" office:value="70" calcext:value-type="float">
            <text:p>70</text:p>
          </table:table-cell>
        </table:table-row>
        <table:table-row table:style-name="ro1" table:visibility="collapse">
          <table:table-cell office:value-type="string" calcext:value-type="string">
            <text:p>railway:local_operated</text:p>
          </table:table-cell>
          <table:table-cell office:value-type="float" office:value="69" calcext:value-type="float">
            <text:p>69</text:p>
          </table:table-cell>
        </table:table-row>
        <table:table-row table:style-name="ro1" table:visibility="collapse">
          <table:table-cell office:value-type="string" calcext:value-type="string">
            <text:p>ref:BLfD</text:p>
          </table:table-cell>
          <table:table-cell office:value-type="float" office:value="69" calcext:value-type="float">
            <text:p>69</text:p>
          </table:table-cell>
        </table:table-row>
        <table:table-row table:style-name="ro1" table:visibility="collapse">
          <table:table-cell office:value-type="string" calcext:value-type="string">
            <text:p>openGeoDB:location</text:p>
          </table:table-cell>
          <table:table-cell office:value-type="float" office:value="68" calcext:value-type="float">
            <text:p>68</text:p>
          </table:table-cell>
        </table:table-row>
        <table:table-row table:style-name="ro1" table:visibility="collapse">
          <table:table-cell office:value-type="string" calcext:value-type="string">
            <text:p>map_size</text:p>
          </table:table-cell>
          <table:table-cell office:value-type="float" office:value="68" calcext:value-type="float">
            <text:p>68</text:p>
          </table:table-cell>
        </table:table-row>
        <table:table-row table:style-name="ro1" table:visibility="collapse">
          <table:table-cell office:value-type="string" calcext:value-type="string">
            <text:p>is_in:city</text:p>
          </table:table-cell>
          <table:table-cell office:value-type="float" office:value="67" calcext:value-type="float">
            <text:p>67</text:p>
          </table:table-cell>
        </table:table-row>
        <table:table-row table:style-name="ro1" table:visibility="collapse">
          <table:table-cell office:value-type="string" calcext:value-type="string">
            <text:p>old_ref</text:p>
          </table:table-cell>
          <table:table-cell office:value-type="float" office:value="66" calcext:value-type="float">
            <text:p>66</text:p>
          </table:table-cell>
        </table:table-row>
        <table:table-row table:style-name="ro1" table:visibility="collapse">
          <table:table-cell office:value-type="string" calcext:value-type="string">
            <text:p>parking:lane:left</text:p>
          </table:table-cell>
          <table:table-cell office:value-type="float" office:value="66" calcext:value-type="float">
            <text:p>66</text:p>
          </table:table-cell>
        </table:table-row>
        <table:table-row table:style-name="ro1" table:visibility="collapse">
          <table:table-cell office:value-type="string" calcext:value-type="string">
            <text:p>osmc:status</text:p>
          </table:table-cell>
          <table:table-cell office:value-type="float" office:value="66" calcext:value-type="float">
            <text:p>66</text:p>
          </table:table-cell>
        </table:table-row>
        <table:table-row table:style-name="ro1" table:visibility="collapse">
          <table:table-cell office:value-type="string" calcext:value-type="string">
            <text:p>ski</text:p>
          </table:table-cell>
          <table:table-cell office:value-type="float" office:value="66" calcext:value-type="float">
            <text:p>66</text:p>
          </table:table-cell>
        </table:table-row>
        <table:table-row table:style-name="ro1" table:visibility="collapse">
          <table:table-cell office:value-type="string" calcext:value-type="string">
            <text:p>parking:lane:right</text:p>
          </table:table-cell>
          <table:table-cell office:value-type="float" office:value="64" calcext:value-type="float">
            <text:p>64</text:p>
          </table:table-cell>
        </table:table-row>
        <table:table-row table:style-name="ro1" table:visibility="collapse">
          <table:table-cell office:value-type="string" calcext:value-type="string">
            <text:p>maxspeed:conditional</text:p>
          </table:table-cell>
          <table:table-cell office:value-type="float" office:value="64" calcext:value-type="float">
            <text:p>64</text:p>
          </table:table-cell>
        </table:table-row>
        <table:table-row table:style-name="ro1" table:visibility="collapse">
          <table:table-cell office:value-type="string" calcext:value-type="string">
            <text:p>capacity:disabled</text:p>
          </table:table-cell>
          <table:table-cell office:value-type="float" office:value="63" calcext:value-type="float">
            <text:p>63</text:p>
          </table:table-cell>
        </table:table-row>
        <table:table-row table:style-name="ro1" table:visibility="collapse">
          <table:table-cell office:value-type="string" calcext:value-type="string">
            <text:p>agricultural</text:p>
          </table:table-cell>
          <table:table-cell office:value-type="float" office:value="63" calcext:value-type="float">
            <text:p>63</text:p>
          </table:table-cell>
        </table:table-row>
        <table:table-row table:style-name="ro1" table:visibility="collapse">
          <table:table-cell office:value-type="string" calcext:value-type="string">
            <text:p>indoor</text:p>
          </table:table-cell>
          <table:table-cell office:value-type="float" office:value="63" calcext:value-type="float">
            <text:p>63</text:p>
          </table:table-cell>
        </table:table-row>
        <table:table-row table:style-name="ro1" table:visibility="collapse">
          <table:table-cell office:value-type="string" calcext:value-type="string">
            <text:p>seamark:notice:function</text:p>
          </table:table-cell>
          <table:table-cell office:value-type="float" office:value="62" calcext:value-type="float">
            <text:p>62</text:p>
          </table:table-cell>
        </table:table-row>
        <table:table-row table:style-name="ro1" table:visibility="collapse">
          <table:table-cell office:value-type="string" calcext:value-type="string">
            <text:p>seamark:notice:category</text:p>
          </table:table-cell>
          <table:table-cell office:value-type="float" office:value="62" calcext:value-type="float">
            <text:p>62</text:p>
          </table:table-cell>
        </table:table-row>
        <table:table-row table:style-name="ro1" table:visibility="collapse">
          <table:table-cell office:value-type="string" calcext:value-type="string">
            <text:p>boat</text:p>
          </table:table-cell>
          <table:table-cell office:value-type="float" office:value="62" calcext:value-type="float">
            <text:p>62</text:p>
          </table:table-cell>
        </table:table-row>
        <table:table-row table:style-name="ro1" table:visibility="collapse">
          <table:table-cell office:value-type="string" calcext:value-type="string">
            <text:p>seamark:notice:orientation</text:p>
          </table:table-cell>
          <table:table-cell office:value-type="float" office:value="60" calcext:value-type="float">
            <text:p>60</text:p>
          </table:table-cell>
        </table:table-row>
        <table:table-row table:style-name="ro1" table:visibility="collapse">
          <table:table-cell office:value-type="string" calcext:value-type="string">
            <text:p>street_postal</text:p>
          </table:table-cell>
          <table:table-cell office:value-type="float" office:value="60" calcext:value-type="float">
            <text:p>60</text:p>
          </table:table-cell>
        </table:table-row>
        <table:table-row table:style-name="ro1" table:visibility="collapse">
          <table:table-cell office:value-type="string" calcext:value-type="string">
            <text:p>structure</text:p>
          </table:table-cell>
          <table:table-cell office:value-type="float" office:value="59" calcext:value-type="float">
            <text:p>59</text:p>
          </table:table-cell>
        </table:table-row>
        <table:table-row table:style-name="ro1" table:visibility="collapse">
          <table:table-cell office:value-type="string" calcext:value-type="string">
            <text:p>memorial:type</text:p>
          </table:table-cell>
          <table:table-cell office:value-type="float" office:value="59" calcext:value-type="float">
            <text:p>59</text:p>
          </table:table-cell>
        </table:table-row>
        <table:table-row table:style-name="ro1" table:visibility="collapse">
          <table:table-cell office:value-type="string" calcext:value-type="string">
            <text:p>recycling:glass_bottles</text:p>
          </table:table-cell>
          <table:table-cell office:value-type="float" office:value="55" calcext:value-type="float">
            <text:p>55</text:p>
          </table:table-cell>
        </table:table-row>
        <table:table-row table:style-name="ro1" table:visibility="collapse">
          <table:table-cell office:value-type="string" calcext:value-type="string">
            <text:p>memorial:addr</text:p>
          </table:table-cell>
          <table:table-cell office:value-type="float" office:value="55" calcext:value-type="float">
            <text:p>55</text:p>
          </table:table-cell>
        </table:table-row>
        <table:table-row table:style-name="ro1" table:visibility="collapse">
          <table:table-cell office:value-type="string" calcext:value-type="string">
            <text:p>memorial:text</text:p>
          </table:table-cell>
          <table:table-cell office:value-type="float" office:value="54" calcext:value-type="float">
            <text:p>54</text:p>
          </table:table-cell>
        </table:table-row>
        <table:table-row table:style-name="ro1" table:visibility="collapse">
          <table:table-cell office:value-type="string" calcext:value-type="string">
            <text:p>map_type</text:p>
          </table:table-cell>
          <table:table-cell office:value-type="float" office:value="54" calcext:value-type="float">
            <text:p>54</text:p>
          </table:table-cell>
        </table:table-row>
        <table:table-row table:style-name="ro1" table:visibility="collapse">
          <table:table-cell office:value-type="string" calcext:value-type="string">
            <text:p>entrance_marker:train</text:p>
          </table:table-cell>
          <table:table-cell office:value-type="float" office:value="54" calcext:value-type="float">
            <text:p>54</text:p>
          </table:table-cell>
        </table:table-row>
        <table:table-row table:style-name="ro1" table:visibility="collapse">
          <table:table-cell office:value-type="string" calcext:value-type="string">
            <text:p>reservoir_type</text:p>
          </table:table-cell>
          <table:table-cell office:value-type="float" office:value="54" calcext:value-type="float">
            <text:p>54</text:p>
          </table:table-cell>
        </table:table-row>
        <table:table-row table:style-name="ro1" table:visibility="collapse">
          <table:table-cell office:value-type="string" calcext:value-type="string">
            <text:p>pole:type</text:p>
          </table:table-cell>
          <table:table-cell office:value-type="float" office:value="54" calcext:value-type="float">
            <text:p>54</text:p>
          </table:table-cell>
        </table:table-row>
        <table:table-row table:style-name="ro1" table:visibility="collapse">
          <table:table-cell office:value-type="string" calcext:value-type="string">
            <text:p>recycling:scrap_metal</text:p>
          </table:table-cell>
          <table:table-cell office:value-type="float" office:value="54" calcext:value-type="float">
            <text:p>54</text:p>
          </table:table-cell>
        </table:table-row>
        <table:table-row table:style-name="ro1" table:visibility="collapse">
          <table:table-cell office:value-type="string" calcext:value-type="string">
            <text:p>embankment</text:p>
          </table:table-cell>
          <table:table-cell office:value-type="float" office:value="52" calcext:value-type="float">
            <text:p>52</text:p>
          </table:table-cell>
        </table:table-row>
        <table:table-row table:style-name="ro1" table:visibility="collapse">
          <table:table-cell office:value-type="string" calcext:value-type="string">
            <text:p>onkz</text:p>
          </table:table-cell>
          <table:table-cell office:value-type="float" office:value="52" calcext:value-type="float">
            <text:p>52</text:p>
          </table:table-cell>
        </table:table-row>
        <table:table-row table:style-name="ro1" table:visibility="collapse">
          <table:table-cell office:value-type="string" calcext:value-type="string">
            <text:p>railway:ref</text:p>
          </table:table-cell>
          <table:table-cell office:value-type="float" office:value="52" calcext:value-type="float">
            <text:p>52</text:p>
          </table:table-cell>
        </table:table-row>
        <table:table-row table:style-name="ro1" table:visibility="collapse">
          <table:table-cell office:value-type="string" calcext:value-type="string">
            <text:p>fuel:diesel</text:p>
          </table:table-cell>
          <table:table-cell office:value-type="float" office:value="52" calcext:value-type="float">
            <text:p>52</text:p>
          </table:table-cell>
        </table:table-row>
        <table:table-row table:style-name="ro1" table:visibility="collapse">
          <table:table-cell office:value-type="string" calcext:value-type="string">
            <text:p>asb</text:p>
          </table:table-cell>
          <table:table-cell office:value-type="float" office:value="52" calcext:value-type="float">
            <text:p>52</text:p>
          </table:table-cell>
        </table:table-row>
        <table:table-row table:style-name="ro1" table:visibility="collapse">
          <table:table-cell office:value-type="string" calcext:value-type="string">
            <text:p>overtaking:hgv:conditional</text:p>
          </table:table-cell>
          <table:table-cell office:value-type="float" office:value="51" calcext:value-type="float">
            <text:p>51</text:p>
          </table:table-cell>
        </table:table-row>
        <table:table-row table:style-name="ro1" table:visibility="collapse">
          <table:table-cell office:value-type="string" calcext:value-type="string">
            <text:p>overtaking:trailer:conditional</text:p>
          </table:table-cell>
          <table:table-cell office:value-type="float" office:value="51" calcext:value-type="float">
            <text:p>51</text:p>
          </table:table-cell>
        </table:table-row>
        <table:table-row table:style-name="ro1" table:visibility="collapse">
          <table:table-cell office:value-type="string" calcext:value-type="string">
            <text:p>proposed</text:p>
          </table:table-cell>
          <table:table-cell office:value-type="float" office:value="51" calcext:value-type="float">
            <text:p>51</text:p>
          </table:table-cell>
        </table:table-row>
        <table:table-row table:style-name="ro1" table:visibility="collapse">
          <table:table-cell office:value-type="string" calcext:value-type="string">
            <text:p>shoulder</text:p>
          </table:table-cell>
          <table:table-cell office:value-type="float" office:value="51" calcext:value-type="float">
            <text:p>51</text:p>
          </table:table-cell>
        </table:table-row>
        <table:table-row table:style-name="ro1" table:visibility="collapse">
          <table:table-cell office:value-type="string" calcext:value-type="string">
            <text:p>railway:switch:electric</text:p>
          </table:table-cell>
          <table:table-cell office:value-type="float" office:value="51" calcext:value-type="float">
            <text:p>51</text:p>
          </table:table-cell>
        </table:table-row>
        <table:table-row table:style-name="ro1" table:visibility="collapse">
          <table:table-cell office:value-type="string" calcext:value-type="string">
            <text:p>railway:signal:speed_limit_distant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visibility="collapse">
          <table:table-cell office:value-type="string" calcext:value-type="string">
            <text:p>uic_ref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visibility="collapse">
          <table:table-cell office:value-type="string" calcext:value-type="string">
            <text:p>railway:signal:speed_limit_distant:form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visibility="collapse">
          <table:table-cell office:value-type="string" calcext:value-type="string">
            <text:p>railway:signal:speed_limit_distant:speed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visibility="collapse">
          <table:table-cell office:value-type="string" calcext:value-type="string">
            <text:p>outdoor_seating</text:p>
          </table:table-cell>
          <table:table-cell office:value-type="float" office:value="50" calcext:value-type="float">
            <text:p>50</text:p>
          </table:table-cell>
        </table:table-row>
        <table:table-row table:style-name="ro1" table:visibility="collapse">
          <table:table-cell office:value-type="string" calcext:value-type="string">
            <text:p>dispensing</text:p>
          </table:table-cell>
          <table:table-cell office:value-type="float" office:value="49" calcext:value-type="float">
            <text:p>49</text:p>
          </table:table-cell>
        </table:table-row>
        <table:table-row table:style-name="ro1" table:visibility="collapse">
          <table:table-cell office:value-type="string" calcext:value-type="string">
            <text:p>railway:signal:speed_limit_distant:height</text:p>
          </table:table-cell>
          <table:table-cell office:value-type="float" office:value="48" calcext:value-type="float">
            <text:p>48</text:p>
          </table:table-cell>
        </table:table-row>
        <table:table-row table:style-name="ro1" table:visibility="collapse">
          <table:table-cell office:value-type="string" calcext:value-type="string">
            <text:p>internet_access:fee</text:p>
          </table:table-cell>
          <table:table-cell office:value-type="float" office:value="48" calcext:value-type="float">
            <text:p>48</text:p>
          </table:table-cell>
        </table:table-row>
        <table:table-row table:style-name="ro1" table:visibility="collapse">
          <table:table-cell office:value-type="string" calcext:value-type="string">
            <text:p>route_master</text:p>
          </table:table-cell>
          <table:table-cell office:value-type="float" office:value="47" calcext:value-type="float">
            <text:p>47</text:p>
          </table:table-cell>
        </table:table-row>
        <table:table-row table:style-name="ro1" table:visibility="collapse">
          <table:table-cell office:value-type="string" calcext:value-type="string">
            <text:p>seamark:notice:addition</text:p>
          </table:table-cell>
          <table:table-cell office:value-type="float" office:value="47" calcext:value-type="float">
            <text:p>47</text:p>
          </table:table-cell>
        </table:table-row>
        <table:table-row table:style-name="ro1" table:visibility="collapse">
          <table:table-cell office:value-type="string" calcext:value-type="string">
            <text:p>seamark:landmark:conspicuity</text:p>
          </table:table-cell>
          <table:table-cell office:value-type="float" office:value="46" calcext:value-type="float">
            <text:p>46</text:p>
          </table:table-cell>
        </table:table-row>
        <table:table-row table:style-name="ro1" table:visibility="collapse">
          <table:table-cell office:value-type="string" calcext:value-type="string">
            <text:p>seamark:landmark:category</text:p>
          </table:table-cell>
          <table:table-cell office:value-type="float" office:value="46" calcext:value-type="float">
            <text:p>46</text:p>
          </table:table-cell>
        </table:table-row>
        <table:table-row table:style-name="ro1" table:visibility="collapse">
          <table:table-cell office:value-type="string" calcext:value-type="string">
            <text:p>source:maxspeed:forward</text:p>
          </table:table-cell>
          <table:table-cell office:value-type="float" office:value="46" calcext:value-type="float">
            <text:p>46</text:p>
          </table:table-cell>
        </table:table-row>
        <table:table-row table:style-name="ro1" table:visibility="collapse">
          <table:table-cell office:value-type="string" calcext:value-type="string">
            <text:p>destination:forward</text:p>
          </table:table-cell>
          <table:table-cell office:value-type="float" office:value="45" calcext:value-type="float">
            <text:p>45</text:p>
          </table:table-cell>
        </table:table-row>
        <table:table-row table:style-name="ro1" table:visibility="collapse">
          <table:table-cell office:value-type="string" calcext:value-type="string">
            <text:p>fuel:octane_95</text:p>
          </table:table-cell>
          <table:table-cell office:value-type="float" office:value="45" calcext:value-type="float">
            <text:p>45</text:p>
          </table:table-cell>
        </table:table-row>
        <table:table-row table:style-name="ro1" table:visibility="collapse">
          <table:table-cell office:value-type="string" calcext:value-type="string">
            <text:p>disused</text:p>
          </table:table-cell>
          <table:table-cell office:value-type="float" office:value="44" calcext:value-type="float">
            <text:p>44</text:p>
          </table:table-cell>
        </table:table-row>
        <table:table-row table:style-name="ro1" table:visibility="collapse">
          <table:table-cell office:value-type="string" calcext:value-type="string">
            <text:p>rooms</text:p>
          </table:table-cell>
          <table:table-cell office:value-type="float" office:value="44" calcext:value-type="float">
            <text:p>44</text:p>
          </table:table-cell>
        </table:table-row>
        <table:table-row table:style-name="ro1" table:visibility="collapse">
          <table:table-cell office:value-type="string" calcext:value-type="string">
            <text:p>railway:signal:main:function</text:p>
          </table:table-cell>
          <table:table-cell office:value-type="float" office:value="44" calcext:value-type="float">
            <text:p>44</text:p>
          </table:table-cell>
        </table:table-row>
        <table:table-row table:style-name="ro1" table:visibility="collapse">
          <table:table-cell office:value-type="string" calcext:value-type="string">
            <text:p>destination:ref:lanes</text:p>
          </table:table-cell>
          <table:table-cell office:value-type="float" office:value="43" calcext:value-type="float">
            <text:p>43</text:p>
          </table:table-cell>
        </table:table-row>
        <table:table-row table:style-name="ro1" table:visibility="collapse">
          <table:table-cell office:value-type="string" calcext:value-type="string">
            <text:p>osmarender:nameDirection</text:p>
          </table:table-cell>
          <table:table-cell office:value-type="float" office:value="43" calcext:value-type="float">
            <text:p>43</text:p>
          </table:table-cell>
        </table:table-row>
        <table:table-row table:style-name="ro1" table:visibility="collapse">
          <table:table-cell office:value-type="string" calcext:value-type="string">
            <text:p>disused:railway</text:p>
          </table:table-cell>
          <table:table-cell office:value-type="float" office:value="43" calcext:value-type="float">
            <text:p>43</text:p>
          </table:table-cell>
        </table:table-row>
        <table:table-row table:style-name="ro1" table:visibility="collapse">
          <table:table-cell office:value-type="string" calcext:value-type="string">
            <text:p>format</text:p>
          </table:table-cell>
          <table:table-cell office:value-type="float" office:value="43" calcext:value-type="float">
            <text:p>43</text:p>
          </table:table-cell>
        </table:table-row>
        <table:table-row table:style-name="ro1" table:visibility="collapse">
          <table:table-cell office:value-type="string" calcext:value-type="string">
            <text:p>stone_type</text:p>
          </table:table-cell>
          <table:table-cell office:value-type="float" office:value="43" calcext:value-type="float">
            <text:p>43</text:p>
          </table:table-cell>
        </table:table-row>
        <table:table-row table:style-name="ro1" table:visibility="collapse">
          <table:table-cell office:value-type="string" calcext:value-type="string">
            <text:p>destination:symbol:lanes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collapse">
          <table:table-cell office:value-type="string" calcext:value-type="string">
            <text:p>person:date_of_birth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collapse">
          <table:table-cell office:value-type="string" calcext:value-type="string">
            <text:p>source:maxspeed:backward</text:p>
          </table:table-cell>
          <table:table-cell office:value-type="float" office:value="42" calcext:value-type="float">
            <text:p>42</text:p>
          </table:table-cell>
        </table:table-row>
        <table:table-row table:style-name="ro1" table:visibility="collapse">
          <table:table-cell office:value-type="string" calcext:value-type="string">
            <text:p>ramp</text:p>
          </table:table-cell>
          <table:table-cell office:value-type="float" office:value="41" calcext:value-type="float">
            <text:p>41</text:p>
          </table:table-cell>
        </table:table-row>
        <table:table-row table:style-name="ro1" table:visibility="collapse">
          <table:table-cell office:value-type="string" calcext:value-type="string">
            <text:p>fireplace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collapse">
          <table:table-cell office:value-type="string" calcext:value-type="string">
            <text:p>maxspeed:source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collapse">
          <table:table-cell office:value-type="string" calcext:value-type="string">
            <text:p>description:de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collapse">
          <table:table-cell office:value-type="string" calcext:value-type="string">
            <text:p>area:highway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collapse">
          <table:table-cell office:value-type="string" calcext:value-type="string">
            <text:p>noname</text:p>
          </table:table-cell>
          <table:table-cell office:value-type="float" office:value="40" calcext:value-type="float">
            <text:p>40</text:p>
          </table:table-cell>
        </table:table-row>
        <table:table-row table:style-name="ro1" table:visibility="collapse">
          <table:table-cell office:value-type="string" calcext:value-type="string">
            <text:p>overtaking</text:p>
          </table:table-cell>
          <table:table-cell office:value-type="float" office:value="39" calcext:value-type="float">
            <text:p>39</text:p>
          </table:table-cell>
        </table:table-row>
        <table:table-row table:style-name="ro1" table:visibility="collapse">
          <table:table-cell office:value-type="string" calcext:value-type="string">
            <text:p>rack</text:p>
          </table:table-cell>
          <table:table-cell office:value-type="float" office:value="39" calcext:value-type="float">
            <text:p>39</text:p>
          </table:table-cell>
        </table:table-row>
        <table:table-row table:style-name="ro1" table:visibility="collapse">
          <table:table-cell office:value-type="string" calcext:value-type="string">
            <text:p>step_count</text:p>
          </table:table-cell>
          <table:table-cell office:value-type="float" office:value="38" calcext:value-type="float">
            <text:p>38</text:p>
          </table:table-cell>
        </table:table-row>
        <table:table-row table:style-name="ro1" table:visibility="collapse">
          <table:table-cell office:value-type="string" calcext:value-type="string">
            <text:p>roof:direction</text:p>
          </table:table-cell>
          <table:table-cell office:value-type="float" office:value="38" calcext:value-type="float">
            <text:p>38</text:p>
          </table:table-cell>
        </table:table-row>
        <table:table-row table:style-name="ro1" table:visibility="collapse">
          <table:table-cell office:value-type="string" calcext:value-type="string">
            <text:p>seamark:landmark:function</text:p>
          </table:table-cell>
          <table:table-cell office:value-type="float" office:value="38" calcext:value-type="float">
            <text:p>38</text:p>
          </table:table-cell>
        </table:table-row>
        <table:table-row table:style-name="ro1" table:visibility="collapse">
          <table:table-cell office:value-type="string" calcext:value-type="string">
            <text:p>basin</text:p>
          </table:table-cell>
          <table:table-cell office:value-type="float" office:value="37" calcext:value-type="float">
            <text:p>37</text:p>
          </table:table-cell>
        </table:table-row>
        <table:table-row table:style-name="ro1" table:visibility="collapse">
          <table:table-cell office:value-type="string" calcext:value-type="string">
            <text:p>hedge</text:p>
          </table:table-cell>
          <table:table-cell office:value-type="float" office:value="37" calcext:value-type="float">
            <text:p>37</text:p>
          </table:table-cell>
        </table:table-row>
        <table:table-row table:style-name="ro1" table:visibility="collapse">
          <table:table-cell office:value-type="string" calcext:value-type="string">
            <text:p>railway:signal:distant:states</text:p>
          </table:table-cell>
          <table:table-cell office:value-type="float" office:value="36" calcext:value-type="float">
            <text:p>36</text:p>
          </table:table-cell>
        </table:table-row>
        <table:table-row table:style-name="ro1" table:visibility="collapse">
          <table:table-cell office:value-type="string" calcext:value-type="string">
            <text:p>fuel:lpg</text:p>
          </table:table-cell>
          <table:table-cell office:value-type="float" office:value="36" calcext:value-type="float">
            <text:p>36</text:p>
          </table:table-cell>
        </table:table-row>
        <table:table-row table:style-name="ro1" table:visibility="collapse">
          <table:table-cell office:value-type="string" calcext:value-type="string">
            <text:p>traffic_calming</text:p>
          </table:table-cell>
          <table:table-cell office:value-type="float" office:value="36" calcext:value-type="float">
            <text:p>36</text:p>
          </table:table-cell>
        </table:table-row>
        <table:table-row table:style-name="ro1" table:visibility="collapse">
          <table:table-cell office:value-type="string" calcext:value-type="string">
            <text:p>historic:power</text:p>
          </table:table-cell>
          <table:table-cell office:value-type="float" office:value="36" calcext:value-type="float">
            <text:p>36</text:p>
          </table:table-cell>
        </table:table-row>
        <table:table-row table:style-name="ro1" table:visibility="collapse">
          <table:table-cell office:value-type="string" calcext:value-type="string">
            <text:p>intermittent</text:p>
          </table:table-cell>
          <table:table-cell office:value-type="float" office:value="35" calcext:value-type="float">
            <text:p>35</text:p>
          </table:table-cell>
        </table:table-row>
        <table:table-row table:style-name="ro1" table:visibility="collapse">
          <table:table-cell office:value-type="string" calcext:value-type="string">
            <text:p>opengeodb:lat</text:p>
          </table:table-cell>
          <table:table-cell office:value-type="float" office:value="35" calcext:value-type="float">
            <text:p>35</text:p>
          </table:table-cell>
        </table:table-row>
        <table:table-row table:style-name="ro1" table:visibility="collapse">
          <table:table-cell office:value-type="string" calcext:value-type="string">
            <text:p>fuel:octane_98</text:p>
          </table:table-cell>
          <table:table-cell office:value-type="float" office:value="35" calcext:value-type="float">
            <text:p>35</text:p>
          </table:table-cell>
        </table:table-row>
        <table:table-row table:style-name="ro1" table:visibility="collapse">
          <table:table-cell office:value-type="string" calcext:value-type="string">
            <text:p>opengeodb:lon</text:p>
          </table:table-cell>
          <table:table-cell office:value-type="float" office:value="35" calcext:value-type="float">
            <text:p>35</text:p>
          </table:table-cell>
        </table:table-row>
        <table:table-row table:style-name="ro1" table:visibility="collapse">
          <table:table-cell office:value-type="string" calcext:value-type="string">
            <text:p>ref:fgkz</text:p>
          </table:table-cell>
          <table:table-cell office:value-type="float" office:value="34" calcext:value-type="float">
            <text:p>34</text:p>
          </table:table-cell>
        </table:table-row>
        <table:table-row table:style-name="ro1" table:visibility="collapse">
          <table:table-cell office:value-type="string" calcext:value-type="string">
            <text:p>admin_centre:postal_code</text:p>
          </table:table-cell>
          <table:table-cell office:value-type="float" office:value="34" calcext:value-type="float">
            <text:p>34</text:p>
          </table:table-cell>
        </table:table-row>
        <table:table-row table:style-name="ro1" table:visibility="collapse">
          <table:table-cell office:value-type="string" calcext:value-type="string">
            <text:p>operator:wikidata</text:p>
          </table:table-cell>
          <table:table-cell office:value-type="float" office:value="34" calcext:value-type="float">
            <text:p>34</text:p>
          </table:table-cell>
        </table:table-row>
        <table:table-row table:style-name="ro1" table:visibility="collapse">
          <table:table-cell office:value-type="string" calcext:value-type="string">
            <text:p>lockable</text:p>
          </table:table-cell>
          <table:table-cell office:value-type="float" office:value="34" calcext:value-type="float">
            <text:p>34</text:p>
          </table:table-cell>
        </table:table-row>
        <table:table-row table:style-name="ro1" table:visibility="collapse">
          <table:table-cell office:value-type="string" calcext:value-type="string">
            <text:p>species</text:p>
          </table:table-cell>
          <table:table-cell office:value-type="float" office:value="33" calcext:value-type="float">
            <text:p>33</text:p>
          </table:table-cell>
        </table:table-row>
        <table:table-row table:style-name="ro1" table:visibility="collapse">
          <table:table-cell office:value-type="string" calcext:value-type="string">
            <text:p>name:de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collapse">
          <table:table-cell office:value-type="string" calcext:value-type="string">
            <text:p>destination:backward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collapse">
          <table:table-cell office:value-type="string" calcext:value-type="string">
            <text:p>railway:track_ref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collapse">
          <table:table-cell office:value-type="string" calcext:value-type="string">
            <text:p>bicycle_parking</text:p>
          </table:table-cell>
          <table:table-cell office:value-type="float" office:value="32" calcext:value-type="float">
            <text:p>32</text:p>
          </table:table-cell>
        </table:table-row>
        <table:table-row table:style-name="ro1" table:visibility="collapse">
          <table:table-cell office:value-type="string" calcext:value-type="string">
            <text:p>moped</text:p>
          </table:table-cell>
          <table:table-cell office:value-type="float" office:value="31" calcext:value-type="float">
            <text:p>31</text:p>
          </table:table-cell>
        </table:table-row>
        <table:table-row table:style-name="ro1" table:visibility="collapse">
          <table:table-cell office:value-type="string" calcext:value-type="string">
            <text:p>castle_type</text:p>
          </table:table-cell>
          <table:table-cell office:value-type="float" office:value="31" calcext:value-type="float">
            <text:p>31</text:p>
          </table:table-cell>
        </table:table-row>
        <table:table-row table:style-name="ro1" table:visibility="collapse">
          <table:table-cell office:value-type="string" calcext:value-type="string">
            <text:p>substance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collapse">
          <table:table-cell office:value-type="string" calcext:value-type="string">
            <text:p>name:pl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collapse">
          <table:table-cell office:value-type="string" calcext:value-type="string">
            <text:p>old_name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collapse">
          <table:table-cell office:value-type="string" calcext:value-type="string">
            <text:p>fuel:e10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collapse">
          <table:table-cell office:value-type="string" calcext:value-type="string">
            <text:p>railway:signal:main:states</text:p>
          </table:table-cell>
          <table:table-cell office:value-type="float" office:value="30" calcext:value-type="float">
            <text:p>30</text:p>
          </table:table-cell>
        </table:table-row>
        <table:table-row table:style-name="ro1" table:visibility="collapse">
          <table:table-cell office:value-type="string" calcext:value-type="string">
            <text:p>source:geometry</text:p>
          </table:table-cell>
          <table:table-cell office:value-type="float" office:value="29" calcext:value-type="float">
            <text:p>29</text:p>
          </table:table-cell>
        </table:table-row>
        <table:table-row table:style-name="ro1" table:visibility="collapse">
          <table:table-cell office:value-type="string" calcext:value-type="string">
            <text:p>recycling:paper</text:p>
          </table:table-cell>
          <table:table-cell office:value-type="float" office:value="29" calcext:value-type="float">
            <text:p>29</text:p>
          </table:table-cell>
        </table:table-row>
        <table:table-row table:style-name="ro1" table:visibility="collapse">
          <table:table-cell office:value-type="string" calcext:value-type="string">
            <text:p>goods</text:p>
          </table:table-cell>
          <table:table-cell office:value-type="float" office:value="29" calcext:value-type="float">
            <text:p>29</text:p>
          </table:table-cell>
        </table:table-row>
        <table:table-row table:style-name="ro1" table:visibility="collapse">
          <table:table-cell office:value-type="string" calcext:value-type="string">
            <text:p>detour</text:p>
          </table:table-cell>
          <table:table-cell office:value-type="float" office:value="29" calcext:value-type="float">
            <text:p>29</text:p>
          </table:table-cell>
        </table:table-row>
        <table:table-row table:style-name="ro1" table:visibility="collapse">
          <table:table-cell office:value-type="string" calcext:value-type="string">
            <text:p>check_date</text:p>
          </table:table-cell>
          <table:table-cell office:value-type="float" office:value="29" calcext:value-type="float">
            <text:p>29</text:p>
          </table:table-cell>
        </table:table-row>
        <table:table-row table:style-name="ro1" table:visibility="collapse">
          <table:table-cell office:value-type="string" calcext:value-type="string">
            <text:p>obstacle</text:p>
          </table:table-cell>
          <table:table-cell office:value-type="float" office:value="29" calcext:value-type="float">
            <text:p>29</text:p>
          </table:table-cell>
        </table:table-row>
        <table:table-row table:style-name="ro1" table:visibility="collapse">
          <table:table-cell office:value-type="string" calcext:value-type="string">
            <text:p>takeaway</text:p>
          </table:table-cell>
          <table:table-cell office:value-type="float" office:value="29" calcext:value-type="float">
            <text:p>29</text:p>
          </table:table-cell>
        </table:table-row>
        <table:table-row table:style-name="ro1" table:visibility="collapse">
          <table:table-cell office:value-type="string" calcext:value-type="string">
            <text:p>playground</text:p>
          </table:table-cell>
          <table:table-cell office:value-type="float" office:value="29" calcext:value-type="float">
            <text:p>29</text:p>
          </table:table-cell>
        </table:table-row>
        <table:table-row table:style-name="ro1" table:visibility="collapse">
          <table:table-cell office:value-type="string" calcext:value-type="string">
            <text:p>motorboat</text:p>
          </table:table-cell>
          <table:table-cell office:value-type="float" office:value="29" calcext:value-type="float">
            <text:p>29</text:p>
          </table:table-cell>
        </table:table-row>
        <table:table-row table:style-name="ro1" table:visibility="collapse">
          <table:table-cell office:value-type="string" calcext:value-type="string">
            <text:p>min_height</text:p>
          </table:table-cell>
          <table:table-cell office:value-type="float" office:value="28" calcext:value-type="float">
            <text:p>28</text:p>
          </table:table-cell>
        </table:table-row>
        <table:table-row table:style-name="ro1" table:visibility="collapse">
          <table:table-cell office:value-type="string" calcext:value-type="string">
            <text:p>river:waterway_distance</text:p>
          </table:table-cell>
          <table:table-cell office:value-type="float" office:value="28" calcext:value-type="float">
            <text:p>28</text:p>
          </table:table-cell>
        </table:table-row>
        <table:table-row table:style-name="ro1" table:visibility="collapse">
          <table:table-cell office:value-type="string" calcext:value-type="string">
            <text:p>toilets</text:p>
          </table:table-cell>
          <table:table-cell office:value-type="float" office:value="28" calcext:value-type="float">
            <text:p>28</text:p>
          </table:table-cell>
        </table:table-row>
        <table:table-row table:style-name="ro1" table:visibility="collapse">
          <table:table-cell office:value-type="string" calcext:value-type="string">
            <text:p>is_in:continent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visibility="collapse">
          <table:table-cell office:value-type="string" calcext:value-type="string">
            <text:p>CEMT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visibility="collapse">
          <table:table-cell office:value-type="string" calcext:value-type="string">
            <text:p>railway:signal:combined:height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visibility="collapse">
          <table:table-cell office:value-type="string" calcext:value-type="string">
            <text:p>protect_class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visibility="collapse">
          <table:table-cell office:value-type="string" calcext:value-type="string">
            <text:p>is_in:state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visibility="collapse">
          <table:table-cell office:value-type="string" calcext:value-type="string">
            <text:p>railway:signal:combined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visibility="collapse">
          <table:table-cell office:value-type="string" calcext:value-type="string">
            <text:p>railway:signal:combined:form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visibility="collapse">
          <table:table-cell office:value-type="string" calcext:value-type="string">
            <text:p>is_in:country</text:p>
          </table:table-cell>
          <table:table-cell office:value-type="float" office:value="27" calcext:value-type="float">
            <text:p>27</text:p>
          </table:table-cell>
        </table:table-row>
        <table:table-row table:style-name="ro1" table:visibility="collapse">
          <table:table-cell office:value-type="string" calcext:value-type="string">
            <text:p>protection_title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visibility="collapse">
          <table:table-cell office:value-type="string" calcext:value-type="string">
            <text:p>psv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visibility="collapse">
          <table:table-cell office:value-type="string" calcext:value-type="string">
            <text:p>tracks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visibility="collapse">
          <table:table-cell office:value-type="string" calcext:value-type="string">
            <text:p>is_in:village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visibility="collapse">
          <table:table-cell office:value-type="string" calcext:value-type="string">
            <text:p>maxspeed:variable</text:p>
          </table:table-cell>
          <table:table-cell office:value-type="float" office:value="26" calcext:value-type="float">
            <text:p>26</text:p>
          </table:table-cell>
        </table:table-row>
        <table:table-row table:style-name="ro1" table:visibility="collapse">
          <table:table-cell office:value-type="string" calcext:value-type="string">
            <text:p>seamark:notice:information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collapse">
          <table:table-cell office:value-type="string" calcext:value-type="string">
            <text:p>bridge:structure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collapse">
          <table:table-cell office:value-type="string" calcext:value-type="string">
            <text:p>maxwidth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collapse">
          <table:table-cell office:value-type="string" calcext:value-type="string">
            <text:p>manufacturer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collapse">
          <table:table-cell office:value-type="string" calcext:value-type="string">
            <text:p>is_in:region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collapse">
          <table:table-cell office:value-type="string" calcext:value-type="string">
            <text:p>is_in:county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collapse">
          <table:table-cell office:value-type="string" calcext:value-type="string">
            <text:p>railway:gnt</text:p>
          </table:table-cell>
          <table:table-cell office:value-type="float" office:value="25" calcext:value-type="float">
            <text:p>25</text:p>
          </table:table-cell>
        </table:table-row>
        <table:table-row table:style-name="ro1" table:visibility="collapse">
          <table:table-cell office:value-type="string" calcext:value-type="string">
            <text:p>BLfD:criteria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collapse">
          <table:table-cell office:value-type="string" calcext:value-type="string">
            <text:p>hide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collapse">
          <table:table-cell office:value-type="string" calcext:value-type="string">
            <text:p>seamark:signal_station_traffic:category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collapse">
          <table:table-cell office:value-type="string" calcext:value-type="string">
            <text:p>crossing:barrier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collapse">
          <table:table-cell office:value-type="string" calcext:value-type="string">
            <text:p>source:url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collapse">
          <table:table-cell office:value-type="string" calcext:value-type="string">
            <text:p>railway:signal:combined:states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visibility="collapse">
          <table:table-cell office:value-type="string" calcext:value-type="string">
            <text:p>content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collapse">
          <table:table-cell office:value-type="string" calcext:value-type="string">
            <text:p>manufacturer:type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collapse">
          <table:table-cell office:value-type="string" calcext:value-type="string">
            <text:p>beds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collapse">
          <table:table-cell office:value-type="string" calcext:value-type="string">
            <text:p>capacity:parent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collapse">
          <table:table-cell office:value-type="string" calcext:value-type="string">
            <text:p>parking:condition:right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collapse">
          <table:table-cell office:value-type="string" calcext:value-type="string">
            <text:p>payment:electronic_purses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collapse">
          <table:table-cell office:value-type="string" calcext:value-type="string">
            <text:p>building:use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collapse">
          <table:table-cell office:value-type="string" calcext:value-type="string">
            <text:p>crossing:light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collapse">
          <table:table-cell office:value-type="string" calcext:value-type="string">
            <text:p>carriage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visibility="collapse">
          <table:table-cell office:value-type="string" calcext:value-type="string">
            <text:p>loc_name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collapse">
          <table:table-cell office:value-type="string" calcext:value-type="string">
            <text:p>healthcare:speciality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collapse">
          <table:table-cell office:value-type="string" calcext:value-type="string">
            <text:p>designation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collapse">
          <table:table-cell office:value-type="string" calcext:value-type="string">
            <text:p>destination:lanes:backward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collapse">
          <table:table-cell office:value-type="string" calcext:value-type="string">
            <text:p>organic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collapse">
          <table:table-cell office:value-type="string" calcext:value-type="string">
            <text:p>mooring</text:p>
          </table:table-cell>
          <table:table-cell office:value-type="float" office:value="22" calcext:value-type="float">
            <text:p>22</text:p>
          </table:table-cell>
        </table:table-row>
        <table:table-row table:style-name="ro1" table:visibility="collapse">
          <table:table-cell office:value-type="string" calcext:value-type="string">
            <text:p>name:en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collapse">
          <table:table-cell office:value-type="string" calcext:value-type="string">
            <text:p>capacity:women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collapse">
          <table:table-cell office:value-type="string" calcext:value-type="string">
            <text:p>seamark:mooring:category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collapse">
          <table:table-cell office:value-type="string" calcext:value-type="string">
            <text:p>int_name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collapse">
          <table:table-cell office:value-type="string" calcext:value-type="string">
            <text:p>attraction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visibility="collapse">
          <table:table-cell office:value-type="string" calcext:value-type="string">
            <text:p>railway:station_category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collapse">
          <table:table-cell office:value-type="string" calcext:value-type="string">
            <text:p>ford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collapse">
          <table:table-cell office:value-type="string" calcext:value-type="string">
            <text:p>destination:lanes:forward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collapse">
          <table:table-cell office:value-type="string" calcext:value-type="string">
            <text:p>recycling:batteries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collapse">
          <table:table-cell office:value-type="string" calcext:value-type="string">
            <text:p>rotor:diameter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collapse">
          <table:table-cell office:value-type="string" calcext:value-type="string">
            <text:p>microbrewery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collapse">
          <table:table-cell office:value-type="string" calcext:value-type="string">
            <text:p>railway:turnout_side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collapse">
          <table:table-cell office:value-type="string" calcext:value-type="string">
            <text:p>traffic_signals:direction</text:p>
          </table:table-cell>
          <table:table-cell office:value-type="float" office:value="20" calcext:value-type="float">
            <text:p>20</text:p>
          </table:table-cell>
        </table:table-row>
        <table:table-row table:style-name="ro1" table:visibility="collapse">
          <table:table-cell office:value-type="string" calcext:value-type="string">
            <text:p>seamark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collapse">
          <table:table-cell office:value-type="string" calcext:value-type="string">
            <text:p>floating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collapse">
          <table:table-cell office:value-type="string" calcext:value-type="string">
            <text:p>abandoned:railway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collapse">
          <table:table-cell office:value-type="string" calcext:value-type="string">
            <text:p>power_supply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collapse">
          <table:table-cell office:value-type="string" calcext:value-type="string">
            <text:p>bus_routes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collapse">
          <table:table-cell office:value-type="string" calcext:value-type="string">
            <text:p>railway:switch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collapse">
          <table:table-cell office:value-type="string" calcext:value-type="string">
            <text:p>advertising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collapse">
          <table:table-cell office:value-type="string" calcext:value-type="string">
            <text:p>crop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collapse">
          <table:table-cell office:value-type="string" calcext:value-type="string">
            <text:p>class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collapse">
          <table:table-cell office:value-type="string" calcext:value-type="string">
            <text:p>table</text:p>
          </table:table-cell>
          <table:table-cell office:value-type="float" office:value="19" calcext:value-type="float">
            <text:p>19</text:p>
          </table:table-cell>
        </table:table-row>
        <table:table-row table:style-name="ro1" table:visibility="collapse">
          <table:table-cell office:value-type="string" calcext:value-type="string">
            <text:p>buoy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ommunication:mobile_phone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collapse">
          <table:table-cell office:value-type="string" calcext:value-type="string">
            <text:p>dist:yellow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collapse">
          <table:table-cell office:value-type="string" calcext:value-type="string">
            <text:p>seg_lcd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collapse">
          <table:table-cell office:value-type="string" calcext:value-type="string">
            <text:p>route_ref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collapse">
          <table:table-cell office:value-type="string" calcext:value-type="string">
            <text:p>pos_offset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collapse">
          <table:table-cell office:value-type="string" calcext:value-type="string">
            <text:p>road_ref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collapse">
          <table:table-cell office:value-type="string" calcext:value-type="string">
            <text:p>lcd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collapse">
          <table:table-cell office:value-type="string" calcext:value-type="string">
            <text:p>handicap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collapse">
          <table:table-cell office:value-type="string" calcext:value-type="string">
            <text:p>par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collapse">
          <table:table-cell office:value-type="string" calcext:value-type="string">
            <text:p>version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collapse">
          <table:table-cell office:value-type="string" calcext:value-type="string">
            <text:p>neg_offset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collapse">
          <table:table-cell office:value-type="string" calcext:value-type="string">
            <text:p>road_lcd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collapse">
          <table:table-cell office:value-type="string" calcext:value-type="string">
            <text:p>area_lcd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collapse">
          <table:table-cell office:value-type="string" calcext:value-type="string">
            <text:p>seamark:pipeline_submarine:category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collapse">
          <table:table-cell office:value-type="string" calcext:value-type="string">
            <text:p>fuel:cng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collapse">
          <table:table-cell office:value-type="string" calcext:value-type="string">
            <text:p>artwork_type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collapse">
          <table:table-cell office:value-type="string" calcext:value-type="string">
            <text:p>construction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collapse">
          <table:table-cell office:value-type="string" calcext:value-type="string">
            <text:p>seamark:pipeline_submarine:name</text:p>
          </table:table-cell>
          <table:table-cell office:value-type="float" office:value="18" calcext:value-type="float">
            <text:p>18</text:p>
          </table:table-cell>
        </table:table-row>
        <table:table-row table:style-name="ro1" table:visibility="collapse">
          <table:table-cell office:value-type="string" calcext:value-type="string">
            <text:p>railway:signal:combined:function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collapse">
          <table:table-cell office:value-type="string" calcext:value-type="string">
            <text:p>generator:output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collapse">
          <table:table-cell office:value-type="string" calcext:value-type="string">
            <text:p>priority_road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collapse">
          <table:table-cell office:value-type="string" calcext:value-type="string">
            <text:p>seamark:beacon_lateral:shape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collapse">
          <table:table-cell office:value-type="string" calcext:value-type="string">
            <text:p>seamark:pipeline_submarine:product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collapse">
          <table:table-cell office:value-type="string" calcext:value-type="string">
            <text:p>lastcheck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collapse">
          <table:table-cell office:value-type="string" calcext:value-type="string">
            <text:p>levels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collapse">
          <table:table-cell office:value-type="string" calcext:value-type="string">
            <text:p>surface:material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collapse">
          <table:table-cell office:value-type="string" calcext:value-type="string">
            <text:p>comment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collapse">
          <table:table-cell office:value-type="string" calcext:value-type="string">
            <text:p>wall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collapse">
          <table:table-cell office:value-type="string" calcext:value-type="string">
            <text:p>delivery</text:p>
          </table:table-cell>
          <table:table-cell office:value-type="float" office:value="17" calcext:value-type="float">
            <text:p>17</text:p>
          </table:table-cell>
        </table:table-row>
        <table:table-row table:style-name="ro1" table:visibility="collapse">
          <table:table-cell office:value-type="string" calcext:value-type="string">
            <text:p>memorial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collapse">
          <table:table-cell office:value-type="string" calcext:value-type="string">
            <text:p>building:color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collapse">
          <table:table-cell office:value-type="string" calcext:value-type="string">
            <text:p>mtb:scale:uphill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collapse">
          <table:table-cell office:value-type="string" calcext:value-type="string">
            <text:p>is_in:state_code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collapse">
          <table:table-cell office:value-type="string" calcext:value-type="string">
            <text:p>stars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collapse">
          <table:table-cell office:value-type="string" calcext:value-type="string">
            <text:p>building:height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collapse">
          <table:table-cell office:value-type="string" calcext:value-type="string">
            <text:p>election:year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collapse">
          <table:table-cell office:value-type="string" calcext:value-type="string">
            <text:p>crossing:saltire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collapse">
          <table:table-cell office:value-type="string" calcext:value-type="string">
            <text:p>election:parliament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collapse">
          <table:table-cell office:value-type="string" calcext:value-type="string">
            <text:p>seamark:bridge:category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collapse">
          <table:table-cell office:value-type="string" calcext:value-type="string">
            <text:p>railway:signal:distant:shortened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collapse">
          <table:table-cell office:value-type="string" calcext:value-type="string">
            <text:p>recycling:green_waste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collapse">
          <table:table-cell office:value-type="string" calcext:value-type="string">
            <text:p>source:destination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collapse">
          <table:table-cell office:value-type="string" calcext:value-type="string">
            <text:p>election:part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collapse">
          <table:table-cell office:value-type="string" calcext:value-type="string">
            <text:p>seamark:fairway:information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collapse">
          <table:table-cell office:value-type="string" calcext:value-type="string">
            <text:p>name:ru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visibility="collapse">
          <table:table-cell office:value-type="string" calcext:value-type="string">
            <text:p>name:fr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collapse">
          <table:table-cell office:value-type="string" calcext:value-type="string">
            <text:p>parking:condition:left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collapse">
          <table:table-cell office:value-type="string" calcext:value-type="string">
            <text:p>drive_through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collapse">
          <table:table-cell office:value-type="string" calcext:value-type="string">
            <text:p>name:zh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collapse">
          <table:table-cell office:value-type="string" calcext:value-type="string">
            <text:p>seamark:bridge:clearance_height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collapse">
          <table:table-cell office:value-type="string" calcext:value-type="string">
            <text:p>parking:lane:both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collapse">
          <table:table-cell office:value-type="string" calcext:value-type="string">
            <text:p>seamark:name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collapse">
          <table:table-cell office:value-type="string" calcext:value-type="string">
            <text:p>railway:signal:minor:form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collapse">
          <table:table-cell office:value-type="string" calcext:value-type="string">
            <text:p>last_checked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collapse">
          <table:table-cell office:value-type="string" calcext:value-type="string">
            <text:p>person:date_of_death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collapse">
          <table:table-cell office:value-type="string" calcext:value-type="string">
            <text:p>railway:position:exact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collapse">
          <table:table-cell office:value-type="string" calcext:value-type="string">
            <text:p>healthcare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collapse">
          <table:table-cell office:value-type="string" calcext:value-type="string">
            <text:p>seamark:daymark:shape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collapse">
          <table:table-cell office:value-type="string" calcext:value-type="string">
            <text:p>source:metrics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collapse">
          <table:table-cell office:value-type="string" calcext:value-type="string">
            <text:p>parking:condition:area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collapse">
          <table:table-cell office:value-type="string" calcext:value-type="string">
            <text:p>lamp_mount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visibility="collapse">
          <table:table-cell office:value-type="string" calcext:value-type="string">
            <text:p>SGD-ID:ref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collapse">
          <table:table-cell office:value-type="string" calcext:value-type="string">
            <text:p>raised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collapse">
          <table:table-cell office:value-type="string" calcext:value-type="string">
            <text:p>roof:edge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collapse">
          <table:table-cell office:value-type="string" calcext:value-type="string">
            <text:p>seamark:topmark:colour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collapse">
          <table:table-cell office:value-type="string" calcext:value-type="string">
            <text:p>WDPA_ID:ref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collapse">
          <table:table-cell office:value-type="string" calcext:value-type="string">
            <text:p>sanitary_dump_station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collapse">
          <table:table-cell office:value-type="string" calcext:value-type="string">
            <text:p>wheelchair_toilet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collapse">
          <table:table-cell office:value-type="string" calcext:value-type="string">
            <text:p>parking:lane:right:parallel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collapse">
          <table:table-cell office:value-type="string" calcext:value-type="string">
            <text:p>direction_west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collapse">
          <table:table-cell office:value-type="string" calcext:value-type="string">
            <text:p>hazmat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collapse">
          <table:table-cell office:value-type="string" calcext:value-type="string">
            <text:p>fuel:HGV_diesel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collapse">
          <table:table-cell office:value-type="string" calcext:value-type="string">
            <text:p>wetland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collapse">
          <table:table-cell office:value-type="string" calcext:value-type="string">
            <text:p>seamark:topmark:shape</text:p>
          </table:table-cell>
          <table:table-cell office:value-type="float" office:value="14" calcext:value-type="float">
            <text:p>14</text:p>
          </table:table-cell>
        </table:table-row>
        <table:table-row table:style-name="ro1" table:visibility="collapse">
          <table:table-cell office:value-type="string" calcext:value-type="string">
            <text:p>seamark:notice:1:category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collapse">
          <table:table-cell office:value-type="string" calcext:value-type="string">
            <text:p>seamark:restricted_area:restriction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collapse">
          <table:table-cell office:value-type="string" calcext:value-type="string">
            <text:p>payment:debit_cards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collapse">
          <table:table-cell office:value-type="string" calcext:value-type="string">
            <text:p>surface:paved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collapse">
          <table:table-cell office:value-type="string" calcext:value-type="string">
            <text:p>handrail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collapse">
          <table:table-cell office:value-type="string" calcext:value-type="string">
            <text:p>seamark:notice:2:function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collapse">
          <table:table-cell office:value-type="string" calcext:value-type="string">
            <text:p>obstacle_name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collapse">
          <table:table-cell office:value-type="string" calcext:value-type="string">
            <text:p>seamark:notice:1:orientation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collapse">
          <table:table-cell office:value-type="string" calcext:value-type="string">
            <text:p>seamark:notice:2:orientation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collapse">
          <table:table-cell office:value-type="string" calcext:value-type="string">
            <text:p>via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collapse">
          <table:table-cell office:value-type="string" calcext:value-type="string">
            <text:p>seamark:notice:1:function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collapse">
          <table:table-cell office:value-type="string" calcext:value-type="string">
            <text:p>crossing_ref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collapse">
          <table:table-cell office:value-type="string" calcext:value-type="string">
            <text:p>seamark:notice:2:category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collapse">
          <table:table-cell office:value-type="string" calcext:value-type="string">
            <text:p>biergarten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visibility="collapse">
          <table:table-cell office:value-type="string" calcext:value-type="string">
            <text:p>seamark:notice:distance_down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collapse">
          <table:table-cell office:value-type="string" calcext:value-type="string">
            <text:p>seamark:notice:distance_up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collapse">
          <table:table-cell office:value-type="string" calcext:value-type="string">
            <text:p>seamark:buoy_lateral:shape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collapse">
          <table:table-cell office:value-type="string" calcext:value-type="string">
            <text:p>seamark:buoy_lateral:colour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collapse">
          <table:table-cell office:value-type="string" calcext:value-type="string">
            <text:p>topmark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collapse">
          <table:table-cell office:value-type="string" calcext:value-type="string">
            <text:p>direction_east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collapse">
          <table:table-cell office:value-type="string" calcext:value-type="string">
            <text:p>artwork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collapse">
          <table:table-cell office:value-type="string" calcext:value-type="string">
            <text:p>marker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collapse">
          <table:table-cell office:value-type="string" calcext:value-type="string">
            <text:p>seamark:buoy_special_purpose:category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collapse">
          <table:table-cell office:value-type="string" calcext:value-type="string">
            <text:p>seamark:buoy_special_purpose:information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collapse">
          <table:table-cell office:value-type="string" calcext:value-type="string">
            <text:p>seamark:buoy_special_purpose:shape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collapse">
          <table:table-cell office:value-type="string" calcext:value-type="string">
            <text:p>wikipedia:fr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collapse">
          <table:table-cell office:value-type="string" calcext:value-type="string">
            <text:p>topmark:colour_pattern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collapse">
          <table:table-cell office:value-type="string" calcext:value-type="string">
            <text:p>seamark:buoy_special_purpose:reflectivity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collapse">
          <table:table-cell office:value-type="string" calcext:value-type="string">
            <text:p>wikipedia:en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collapse">
          <table:table-cell office:value-type="string" calcext:value-type="string">
            <text:p>seamark:buoy_special_purpose:colour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collapse">
          <table:table-cell office:value-type="string" calcext:value-type="string">
            <text:p>seamark:topmark:colour_pattern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collapse">
          <table:table-cell office:value-type="string" calcext:value-type="string">
            <text:p>info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collapse">
          <table:table-cell office:value-type="string" calcext:value-type="string">
            <text:p>location:transition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collapse">
          <table:table-cell office:value-type="string" calcext:value-type="string">
            <text:p>length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collapse">
          <table:table-cell office:value-type="string" calcext:value-type="string">
            <text:p>seamark:buoy_lateral:category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collapse">
          <table:table-cell office:value-type="string" calcext:value-type="string">
            <text:p>topmark:colour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visibility="collapse">
          <table:table-cell office:value-type="string" calcext:value-type="string">
            <text:p>pilgrimage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collapse">
          <table:table-cell office:value-type="string" calcext:value-type="string">
            <text:p>railway:signal:minor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collapse">
          <table:table-cell office:value-type="string" calcext:value-type="string">
            <text:p>car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collapse">
          <table:table-cell office:value-type="string" calcext:value-type="string">
            <text:p>handrail:right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collapse">
          <table:table-cell office:value-type="string" calcext:value-type="string">
            <text:p>name:prefix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collapse">
          <table:table-cell office:value-type="string" calcext:value-type="string">
            <text:p>parking:condition:area:customers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collapse">
          <table:table-cell office:value-type="string" calcext:value-type="string">
            <text:p>pathtype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collapse">
          <table:table-cell office:value-type="string" calcext:value-type="string">
            <text:p>toilets:disposal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collapse">
          <table:table-cell office:value-type="string" calcext:value-type="string">
            <text:p>payment:notes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collapse">
          <table:table-cell office:value-type="string" calcext:value-type="string">
            <text:p>name:cs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collapse">
          <table:table-cell office:value-type="string" calcext:value-type="string">
            <text:p>abandoned:man_made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collapse">
          <table:table-cell office:value-type="string" calcext:value-type="string">
            <text:p>disused:amenity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collapse">
          <table:table-cell office:value-type="string" calcext:value-type="string">
            <text:p>seamark:buoy_lateral:system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collapse">
          <table:table-cell office:value-type="string" calcext:value-type="string">
            <text:p>fuel:octane_100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visibility="collapse">
          <table:table-cell office:value-type="string" calcext:value-type="string">
            <text:p>military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collapse">
          <table:table-cell office:value-type="string" calcext:value-type="string">
            <text:p>fuel:GTL_diesel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collapse">
          <table:table-cell office:value-type="string" calcext:value-type="string">
            <text:p>water_point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collapse">
          <table:table-cell office:value-type="string" calcext:value-type="string">
            <text:p>traffic_sign:forward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collapse">
          <table:table-cell office:value-type="string" calcext:value-type="string">
            <text:p>plant:source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collapse">
          <table:table-cell office:value-type="string" calcext:value-type="string">
            <text:p>club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collapse">
          <table:table-cell office:value-type="string" calcext:value-type="string">
            <text:p>de:place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collapse">
          <table:table-cell office:value-type="string" calcext:value-type="string">
            <text:p>waterway:ukw_channel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collapse">
          <table:table-cell office:value-type="string" calcext:value-type="string">
            <text:p>surveillance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collapse">
          <table:table-cell office:value-type="string" calcext:value-type="string">
            <text:p>cycleway:left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collapse">
          <table:table-cell office:value-type="string" calcext:value-type="string">
            <text:p>unisex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collapse">
          <table:table-cell office:value-type="string" calcext:value-type="string">
            <text:p>vhf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collapse">
          <table:table-cell office:value-type="string" calcext:value-type="string">
            <text:p>direction_south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collapse">
          <table:table-cell office:value-type="string" calcext:value-type="string">
            <text:p>maxspeed:type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collapse">
          <table:table-cell office:value-type="string" calcext:value-type="string">
            <text:p>seamark:buoy_lateral:reflectivity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collapse">
          <table:table-cell office:value-type="string" calcext:value-type="string">
            <text:p>xmas:feature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collapse">
          <table:table-cell office:value-type="string" calcext:value-type="string">
            <text:p>recycling:shoes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collapse">
          <table:table-cell office:value-type="string" calcext:value-type="string">
            <text:p>collection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collapse">
          <table:table-cell office:value-type="string" calcext:value-type="string">
            <text:p>priority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collapse">
          <table:table-cell office:value-type="string" calcext:value-type="string">
            <text:p>abandoned:power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collapse">
          <table:table-cell office:value-type="string" calcext:value-type="string">
            <text:p>short_name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visibility="collapse">
          <table:table-cell office:value-type="string" calcext:value-type="string">
            <text:p>building:type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collapse">
          <table:table-cell office:value-type="string" calcext:value-type="string">
            <text:p>seamark:cable_submarine:category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collapse">
          <table:table-cell office:value-type="string" calcext:value-type="string">
            <text:p>maxlength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collapse">
          <table:table-cell office:value-type="string" calcext:value-type="string">
            <text:p>self_service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collapse">
          <table:table-cell office:value-type="string" calcext:value-type="string">
            <text:p>handrail:left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collapse">
          <table:table-cell office:value-type="string" calcext:value-type="string">
            <text:p>building:architecture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collapse">
          <table:table-cell office:value-type="string" calcext:value-type="string">
            <text:p>abutters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collapse">
          <table:table-cell office:value-type="string" calcext:value-type="string">
            <text:p>fence_type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collapse">
          <table:table-cell office:value-type="string" calcext:value-type="string">
            <text:p>seamark:calling-in_point:channel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collapse">
          <table:table-cell office:value-type="string" calcext:value-type="string">
            <text:p>defibrillator:location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collapse">
          <table:table-cell office:value-type="string" calcext:value-type="string">
            <text:p>male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collapse">
          <table:table-cell office:value-type="string" calcext:value-type="string">
            <text:p>seamark:cable_submarine:name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collapse">
          <table:table-cell office:value-type="string" calcext:value-type="string">
            <text:p>endpoint:busbar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collapse">
          <table:table-cell office:value-type="string" calcext:value-type="string">
            <text:p>maxweight:conditional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collapse">
          <table:table-cell office:value-type="string" calcext:value-type="string">
            <text:p>seamark:calling-in_point:orientation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collapse">
          <table:table-cell office:value-type="string" calcext:value-type="string">
            <text:p>contact:mobile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collapse">
          <table:table-cell office:value-type="string" calcext:value-type="string">
            <text:p>facebook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collapse">
          <table:table-cell office:value-type="string" calcext:value-type="string">
            <text:p>timetable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collapse">
          <table:table-cell office:value-type="string" calcext:value-type="string">
            <text:p>tents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collapse">
          <table:table-cell office:value-type="string" calcext:value-type="string">
            <text:p>seamark:calling-in_point:traffic_flow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collapse">
          <table:table-cell office:value-type="string" calcext:value-type="string">
            <text:p>local_ref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collapse">
          <table:table-cell office:value-type="string" calcext:value-type="string">
            <text:p>female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visibility="collapse">
          <table:table-cell office:value-type="string" calcext:value-type="string">
            <text:p>health_facility:type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collapse">
          <table:table-cell office:value-type="string" calcext:value-type="string">
            <text:p>inscription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collapse">
          <table:table-cell office:value-type="string" calcext:value-type="string">
            <text:p>street_cabinet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collapse">
          <table:table-cell office:value-type="string" calcext:value-type="string">
            <text:p>transformer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collapse">
          <table:table-cell office:value-type="string" calcext:value-type="string">
            <text:p>site_type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collapse">
          <table:table-cell office:value-type="string" calcext:value-type="string">
            <text:p>room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collapse">
          <table:table-cell office:value-type="string" calcext:value-type="string">
            <text:p>product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collapse">
          <table:table-cell office:value-type="string" calcext:value-type="string">
            <text:p>seamark:small_craft_facility:category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collapse">
          <table:table-cell office:value-type="string" calcext:value-type="string">
            <text:p>seamark:distance_mark:category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collapse">
          <table:table-cell office:value-type="string" calcext:value-type="string">
            <text:p>resource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collapse">
          <table:table-cell office:value-type="string" calcext:value-type="string">
            <text:p>cycleway:right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collapse">
          <table:table-cell office:value-type="string" calcext:value-type="string">
            <text:p>traffic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collapse">
          <table:table-cell office:value-type="string" calcext:value-type="string">
            <text:p>model_aeroway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collapse">
          <table:table-cell office:value-type="string" calcext:value-type="string">
            <text:p>seamark:bridge:clearance_width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collapse">
          <table:table-cell office:value-type="string" calcext:value-type="string">
            <text:p>icao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collapse">
          <table:table-cell office:value-type="string" calcext:value-type="string">
            <text:p>seamark:distance_mark:units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collapse">
          <table:table-cell office:value-type="string" calcext:value-type="string">
            <text:p>building:min_level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collapse">
          <table:table-cell office:value-type="string" calcext:value-type="string">
            <text:p>payment:cash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collapse">
          <table:table-cell office:value-type="string" calcext:value-type="string">
            <text:p>source:position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collapse">
          <table:table-cell office:value-type="string" calcext:value-type="string">
            <text:p>water_tank:volume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collapse">
          <table:table-cell office:value-type="string" calcext:value-type="string">
            <text:p>seamark:distance_mark:distance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collapse">
          <table:table-cell office:value-type="string" calcext:value-type="string">
            <text:p>ref:VVM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collapse">
          <table:table-cell office:value-type="string" calcext:value-type="string">
            <text:p>fuel:octane_91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collapse">
          <table:table-cell office:value-type="string" calcext:value-type="string">
            <text:p>lock_name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collapse">
          <table:table-cell office:value-type="string" calcext:value-type="string">
            <text:p>xmas:location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collapse">
          <table:table-cell office:value-type="string" calcext:value-type="string">
            <text:p>overtaking:forward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collapse">
          <table:table-cell office:value-type="string" calcext:value-type="string">
            <text:p>fenced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collapse">
          <table:table-cell office:value-type="string" calcext:value-type="string">
            <text:p>by_night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collapse">
          <table:table-cell office:value-type="string" calcext:value-type="string">
            <text:p>railway:signal:main:substitute_signal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collapse">
          <table:table-cell office:value-type="string" calcext:value-type="string">
            <text:p>lock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collapse">
          <table:table-cell office:value-type="string" calcext:value-type="string">
            <text:p>currency:EUR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collapse">
          <table:table-cell office:value-type="string" calcext:value-type="string">
            <text:p>genus:en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collapse">
          <table:table-cell office:value-type="string" calcext:value-type="string">
            <text:p>segment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collapse">
          <table:table-cell office:value-type="string" calcext:value-type="string">
            <text:p>social_facility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collapse">
          <table:table-cell office:value-type="string" calcext:value-type="string">
            <text:p>mtb:type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collapse">
          <table:table-cell office:value-type="string" calcext:value-type="string">
            <text:p>political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collapse">
          <table:table-cell office:value-type="string" calcext:value-type="string">
            <text:p>automated</text:p>
          </table:table-cell>
          <table:table-cell office:value-type="float" office:value="8" calcext:value-type="float">
            <text:p>8</text:p>
          </table:table-cell>
        </table:table-row>
        <table:table-row table:style-name="ro1" table:visibility="collapse">
          <table:table-cell office:value-type="string" calcext:value-type="string">
            <text:p>xmas:opening_hours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collapse">
          <table:table-cell office:value-type="string" calcext:value-type="string">
            <text:p>name:ko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collapse">
          <table:table-cell office:value-type="string" calcext:value-type="string">
            <text:p>name:es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collapse">
          <table:table-cell office:value-type="string" calcext:value-type="string">
            <text:p>on_demand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collapse">
          <table:table-cell office:value-type="string" calcext:value-type="string">
            <text:p>payment:american_express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collapse">
          <table:table-cell office:value-type="string" calcext:value-type="string">
            <text:p>name:uk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collapse">
          <table:table-cell office:value-type="string" calcext:value-type="string">
            <text:p>place_name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collapse">
          <table:table-cell office:value-type="string" calcext:value-type="string">
            <text:p>caravans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collapse">
          <table:table-cell office:value-type="string" calcext:value-type="string">
            <text:p>xmas:day_date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collapse">
          <table:table-cell office:value-type="string" calcext:value-type="string">
            <text:p>status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collapse">
          <table:table-cell office:value-type="string" calcext:value-type="string">
            <text:p>disused:shop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collapse">
          <table:table-cell office:value-type="string" calcext:value-type="string">
            <text:p>name:nl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collapse">
          <table:table-cell office:value-type="string" calcext:value-type="string">
            <text:p>tower:construction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collapse">
          <table:table-cell office:value-type="string" calcext:value-type="string">
            <text:p>destination:colour:forward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collapse">
          <table:table-cell office:value-type="string" calcext:value-type="string">
            <text:p>payment:uta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collapse">
          <table:table-cell office:value-type="string" calcext:value-type="string">
            <text:p>destination:ref:forward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collapse">
          <table:table-cell office:value-type="string" calcext:value-type="string">
            <text:p>junction_ref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collapse">
          <table:table-cell office:value-type="string" calcext:value-type="string">
            <text:p>payment:visa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collapse">
          <table:table-cell office:value-type="string" calcext:value-type="string">
            <text:p>plant:output:electricity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collapse">
          <table:table-cell office:value-type="string" calcext:value-type="string">
            <text:p>buoy:colour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collapse">
          <table:table-cell office:value-type="string" calcext:value-type="string">
            <text:p>abandoned:ref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collapse">
          <table:table-cell office:value-type="string" calcext:value-type="string">
            <text:p>abandoned:emergency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collapse">
          <table:table-cell office:value-type="string" calcext:value-type="string">
            <text:p>overtaking:backward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collapse">
          <table:table-cell office:value-type="string" calcext:value-type="string">
            <text:p>phases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collapse">
          <table:table-cell office:value-type="string" calcext:value-type="string">
            <text:p>drink:club-mate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collapse">
          <table:table-cell office:value-type="string" calcext:value-type="string">
            <text:p>abandoned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collapse">
          <table:table-cell office:value-type="string" calcext:value-type="string">
            <text:p>xmas:name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collapse">
          <table:table-cell office:value-type="string" calcext:value-type="string">
            <text:p>mofa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collapse">
          <table:table-cell office:value-type="string" calcext:value-type="string">
            <text:p>payment:dkv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visibility="collapse">
          <table:table-cell office:value-type="string" calcext:value-type="string">
            <text:p>name:sl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collapse">
          <table:table-cell office:value-type="string" calcext:value-type="string">
            <text:p>name:pt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collapse">
          <table:table-cell office:value-type="string" calcext:value-type="string">
            <text:p>lwn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collapse">
          <table:table-cell office:value-type="string" calcext:value-type="string">
            <text:p>alt:nn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collapse">
          <table:table-cell office:value-type="string" calcext:value-type="string">
            <text:p>access:foot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collapse">
          <table:table-cell office:value-type="string" calcext:value-type="string">
            <text:p>name:be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collapse">
          <table:table-cell office:value-type="string" calcext:value-type="string">
            <text:p>destination:colour:lanes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collapse">
          <table:table-cell office:value-type="string" calcext:value-type="string">
            <text:p>name:el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collapse">
          <table:table-cell office:value-type="string" calcext:value-type="string">
            <text:p>name:eo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collapse">
          <table:table-cell office:value-type="string" calcext:value-type="string">
            <text:p>social_facility:for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collapse">
          <table:table-cell office:value-type="string" calcext:value-type="string">
            <text:p>railway:signal:wrong_road:form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collapse">
          <table:table-cell office:value-type="string" calcext:value-type="string">
            <text:p>surface:condition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collapse">
          <table:table-cell office:value-type="string" calcext:value-type="string">
            <text:p>drinkable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collapse">
          <table:table-cell office:value-type="string" calcext:value-type="string">
            <text:p>payment:diners_club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collapse">
          <table:table-cell office:value-type="string" calcext:value-type="string">
            <text:p>parking:condition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collapse">
          <table:table-cell office:value-type="string" calcext:value-type="string">
            <text:p>name:hu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collapse">
          <table:table-cell office:value-type="string" calcext:value-type="string">
            <text:p>railway:signal:wrong_road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collapse">
          <table:table-cell office:value-type="string" calcext:value-type="string">
            <text:p>drinking_water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collapse">
          <table:table-cell office:value-type="string" calcext:value-type="string">
            <text:p>bridge:name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collapse">
          <table:table-cell office:value-type="string" calcext:value-type="string">
            <text:p>destination:ref:backward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collapse">
          <table:table-cell office:value-type="string" calcext:value-type="string">
            <text:p>railway:signal_box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collapse">
          <table:table-cell office:value-type="string" calcext:value-type="string">
            <text:p>maxspeed:tilting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collapse">
          <table:table-cell office:value-type="string" calcext:value-type="string">
            <text:p>cutlin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ayment:telephone_cards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collapse">
          <table:table-cell office:value-type="string" calcext:value-type="string">
            <text:p>brewery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collapse">
          <table:table-cell office:value-type="string" calcext:value-type="string">
            <text:p>capacity:truck_diesel_pumps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collapse">
          <table:table-cell office:value-type="string" calcext:value-type="string">
            <text:p>opening_hours:lastcheck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collapse">
          <table:table-cell office:value-type="string" calcext:value-type="string">
            <text:p>ref:shop:num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collapse">
          <table:table-cell office:value-type="string" calcext:value-type="string">
            <text:p>capacity:smoker_free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collapse">
          <table:table-cell office:value-type="string" calcext:value-type="string">
            <text:p>socket:type2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collapse">
          <table:table-cell office:value-type="string" calcext:value-type="string">
            <text:p>TMC:cid_58:tabcd_1:TypeName:loc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collapse">
          <table:table-cell office:value-type="string" calcext:value-type="string">
            <text:p>restaurant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collapse">
          <table:table-cell office:value-type="string" calcext:value-type="string">
            <text:p>name:cv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collapse">
          <table:table-cell office:value-type="string" calcext:value-type="string">
            <text:p>abbreviation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collapse">
          <table:table-cell office:value-type="string" calcext:value-type="string">
            <text:p>button_operated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collapse">
          <table:table-cell office:value-type="string" calcext:value-type="string">
            <text:p>official_name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collapse">
          <table:table-cell office:value-type="string" calcext:value-type="string">
            <text:p>maxwidth:lanes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collapse">
          <table:table-cell office:value-type="string" calcext:value-type="string">
            <text:p>name:bg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collapse">
          <table:table-cell office:value-type="string" calcext:value-type="string">
            <text:p>surveillance:type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collapse">
          <table:table-cell office:value-type="string" calcext:value-type="string">
            <text:p>capacity:truck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collapse">
          <table:table-cell office:value-type="string" calcext:value-type="string">
            <text:p>castle_type:de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collapse">
          <table:table-cell office:value-type="string" calcext:value-type="string">
            <text:p>TMC:cid_58:tabcd_1:TypeName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collapse">
          <table:table-cell office:value-type="string" calcext:value-type="string">
            <text:p>abandoned:operator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collapse">
          <table:table-cell office:value-type="string" calcext:value-type="string">
            <text:p>name:an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collapse">
          <table:table-cell office:value-type="string" calcext:value-type="string">
            <text:p>name:s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hone:mobile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collapse">
          <table:table-cell office:value-type="string" calcext:value-type="string">
            <text:p>parking:condition:left:maxstay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collapse">
          <table:table-cell office:value-type="string" calcext:value-type="string">
            <text:p>state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collapse">
          <table:table-cell office:value-type="string" calcext:value-type="string">
            <text:p>fire_hydrant:pipe_diameter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collapse">
          <table:table-cell office:value-type="string" calcext:value-type="string">
            <text:p>parking:condition:both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collapse">
          <table:table-cell office:value-type="string" calcext:value-type="string">
            <text:p>ref:vatin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collapse">
          <table:table-cell office:value-type="string" calcext:value-type="string">
            <text:p>direction_northwest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collapse">
          <table:table-cell office:value-type="string" calcext:value-type="string">
            <text:p>fire_hydrant:pressure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visibility="collapse">
          <table:table-cell office:value-type="string" calcext:value-type="string">
            <text:p>clothes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collapse">
          <table:table-cell office:value-type="string" calcext:value-type="string">
            <text:p>parking:lane:left:parallel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collapse">
          <table:table-cell office:value-type="string" calcext:value-type="string">
            <text:p>direction_north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collapse">
          <table:table-cell office:value-type="string" calcext:value-type="string">
            <text:p>name:fa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collapse">
          <table:table-cell office:value-type="string" calcext:value-type="string">
            <text:p>odbl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collapse">
          <table:table-cell office:value-type="string" calcext:value-type="string">
            <text:p>hazard:backward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collapse">
          <table:table-cell office:value-type="string" calcext:value-type="string">
            <text:p>direction_northeast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collapse">
          <table:table-cell office:value-type="string" calcext:value-type="string">
            <text:p>cycleway:right:foot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collapse">
          <table:table-cell office:value-type="string" calcext:value-type="string">
            <text:p>lit:times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collapse">
          <table:table-cell office:value-type="string" calcext:value-type="string">
            <text:p>cycleway:right:bicycle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collapse">
          <table:table-cell office:value-type="string" calcext:value-type="string">
            <text:p>name:ja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collapse">
          <table:table-cell office:value-type="string" calcext:value-type="string">
            <text:p>maxstay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collapse">
          <table:table-cell office:value-type="string" calcext:value-type="string">
            <text:p>destination:colour:backward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collapse">
          <table:table-cell office:value-type="string" calcext:value-type="string">
            <text:p>name:ur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collapse">
          <table:table-cell office:value-type="string" calcext:value-type="string">
            <text:p>contact:facebook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collapse">
          <table:table-cell office:value-type="string" calcext:value-type="string">
            <text:p>name:it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collapse">
          <table:table-cell office:value-type="string" calcext:value-type="string">
            <text:p>cycleway:right:oneway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collapse">
          <table:table-cell office:value-type="string" calcext:value-type="string">
            <text:p>seamark:berth:vertical_datum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collapse">
          <table:table-cell office:value-type="string" calcext:value-type="string">
            <text:p>checked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collapse">
          <table:table-cell office:value-type="string" calcext:value-type="string">
            <text:p>seamark:berth:information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collapse">
          <table:table-cell office:value-type="string" calcext:value-type="string">
            <text:p>fuel:adblue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collapse">
          <table:table-cell office:value-type="string" calcext:value-type="string">
            <text:p>nudism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collapse">
          <table:table-cell office:value-type="string" calcext:value-type="string">
            <text:p>wifi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collapse">
          <table:table-cell office:value-type="string" calcext:value-type="string">
            <text:p>name:suffix:en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collapse">
          <table:table-cell office:value-type="string" calcext:value-type="string">
            <text:p>design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collapse">
          <table:table-cell office:value-type="string" calcext:value-type="string">
            <text:p>name:mk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collapse">
          <table:table-cell office:value-type="string" calcext:value-type="string">
            <text:p>seamark:notice:2:information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collapse">
          <table:table-cell office:value-type="string" calcext:value-type="string">
            <text:p>name:suffix:fr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collapse">
          <table:table-cell office:value-type="string" calcext:value-type="string">
            <text:p>mtb:scale:imba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collapse">
          <table:table-cell office:value-type="string" calcext:value-type="string">
            <text:p>scooter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collapse">
          <table:table-cell office:value-type="string" calcext:value-type="string">
            <text:p>capacity:shower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collapse">
          <table:table-cell office:value-type="string" calcext:value-type="string">
            <text:p>name:lb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collapse">
          <table:table-cell office:value-type="string" calcext:value-type="string">
            <text:p>name:la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collapse">
          <table:table-cell office:value-type="string" calcext:value-type="string">
            <text:p>parking:fee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collapse">
          <table:table-cell office:value-type="string" calcext:value-type="string">
            <text:p>railway:signal:stop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collapse">
          <table:table-cell office:value-type="string" calcext:value-type="string">
            <text:p>ref:VRN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collapse">
          <table:table-cell office:value-type="string" calcext:value-type="string">
            <text:p>authentication:none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collapse">
          <table:table-cell office:value-type="string" calcext:value-type="string">
            <text:p>bic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collapse">
          <table:table-cell office:value-type="string" calcext:value-type="string">
            <text:p>railway:signal:stop:form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collapse">
          <table:table-cell office:value-type="string" calcext:value-type="string">
            <text:p>community_centre:for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collapse">
          <table:table-cell office:value-type="string" calcext:value-type="string">
            <text:p>ref:VGN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collapse">
          <table:table-cell office:value-type="string" calcext:value-type="string">
            <text:p>mindistance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collapse">
          <table:table-cell office:value-type="string" calcext:value-type="string">
            <text:p>hunting_stand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collapse">
          <table:table-cell office:value-type="string" calcext:value-type="string">
            <text:p>animal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collapse">
          <table:table-cell office:value-type="string" calcext:value-type="string">
            <text:p>emergency_service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collapse">
          <table:table-cell office:value-type="string" calcext:value-type="string">
            <text:p>name:az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collapse">
          <table:table-cell office:value-type="string" calcext:value-type="string">
            <text:p>name:sk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collapse">
          <table:table-cell office:value-type="string" calcext:value-type="string">
            <text:p>border_type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collapse">
          <table:table-cell office:value-type="string" calcext:value-type="string">
            <text:p>camera:type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collapse">
          <table:table-cell office:value-type="string" calcext:value-type="string">
            <text:p>name:ro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collapse">
          <table:table-cell office:value-type="string" calcext:value-type="string">
            <text:p>seamark:notice:1:information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collapse">
          <table:table-cell office:value-type="string" calcext:value-type="string">
            <text:p>wpt_description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collapse">
          <table:table-cell office:value-type="string" calcext:value-type="string">
            <text:p>ref:operator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collapse">
          <table:table-cell office:value-type="string" calcext:value-type="string">
            <text:p>surface:middle</text:p>
          </table:table-cell>
          <table:table-cell office:value-type="float" office:value="5" calcext:value-type="float">
            <text:p>5</text:p>
          </table:table-cell>
        </table:table-row>
        <table:table-row table:style-name="ro1" table:visibility="collapse">
          <table:table-cell office:value-type="string" calcext:value-type="string">
            <text:p>payment:ec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object:country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ladder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seamark:berth:name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industrial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destination:symbol:to:lane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name:eu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name:et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fuel:biodiesel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socket:schuko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seamark:beacon_lateral:colour_pattern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name:ie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fixme:wikipedia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building:design:note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source:ele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cycleway:right:smoothnes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camera:mou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emergency_telephone_code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name:prefix:de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name:he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artist_name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cycleway:right:surface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branch:type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seamark:beacon_lateral:colour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stairwell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hazard:forward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source:addres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destination:colour:lanes:backward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ref:Anlagennummer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oneway:bicycle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storage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traffic_signal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seamark:notice:1:addition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tv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parking:condition:customer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food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service:bicycle:repair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aerialway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payment:girocard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generator:model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material:de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sanitary_dump_station:gravity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trees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lanes:exit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payment:mastercard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beer_garden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medical_system:western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destination:symbol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name:abbreviation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seamark:beacon_lateral:category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direction_southwest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sanitary_dump_station:grey_water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service:bicycle:retail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destination:colour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name:ar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seamark:notice:2:addition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height:hub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est_width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copier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generator:manufacturer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waste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present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sanitary_dump_station:chemical_toilet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health_specialty:physiotherapy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display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visibility="collapse">
          <table:table-cell office:value-type="string" calcext:value-type="string">
            <text:p>path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change:backward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roof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beauty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cycleway:left:oneway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wikimedia_common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footway:left:surfac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socket:chademo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name:ka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name:hr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iata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recycling:small_appliance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surveillance:zon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descent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community_centr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guidepost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lcn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step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winter_servic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cycleway:left:surfac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change:forward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support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diaper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winery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recycling:plastic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name:kk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camera:direction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footway:both:surfac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railway:signal:stop:height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fuel:e85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cycleway:left:foot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cycleway:left:width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oneway:conditional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truck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parking:condition:left:time_interval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generator:output:bioga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roof:ridg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parking:lane:left:on_kerb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name:hy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breakfast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baby_chang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payment:euroshell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trad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payment:ep_geldkart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monitoring:water_level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technology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communication:microwav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ascent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payment:maestro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species:d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operator:d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watermill:disuse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hone_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piste:typ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fast_food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lephon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parking:lane:right:perpendicular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piste:difficulty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recycling:electrical_appliance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athletic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parking:lane:both:parallel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maxspeed:lanes:backward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dog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siren:typ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name:lt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power_sourc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ref:LUBW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cycleway:left:smoothnes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name:ca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railway:signal:minor:height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building:min_height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link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caf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recycling:paper_packaging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recycling:magazine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lottery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visibility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recycling:newspaper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generator:output:heat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maxspeed:lanes:forward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service:bicycle:rental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ref:stadtbezirk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payment:credit_card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payment:non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capacity:restaurant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source_1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recycling:cartons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start_junction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cycleway:left:bicycle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recycling:wood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payment:bancomat</text:p>
          </table:table-cell>
          <table:table-cell office:value-type="float" office:value="3" calcext:value-type="float">
            <text:p>3</text:p>
          </table:table-cell>
        </table:table-row>
        <table:table-row table:style-name="ro1" table:visibility="collapse">
          <table:table-cell office:value-type="string" calcext:value-type="string">
            <text:p>_waypoint_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payment:routex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historic:amenity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uic_nam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toll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voltage-high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name:pa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locked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authentication:membership_card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name:fi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name:fy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payment:esso_card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brushles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railway:signal:train_protection:typ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parking:lane:left:perpendicular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internet_access:operator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shower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wheelchair:description:d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model_aerodrome:heli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landfill:clas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cave:ref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recording:manually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camera:angl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recording:remot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siren:purpos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source:offset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description:e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barrier:barbed_wir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name:vo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ref:KB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amperag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ft_link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object:city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defensiv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parking:lane:right:on_kerb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destination:symbol:to:backward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shisha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object:housenumber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website:official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e-road:clas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description:fr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managed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destination:symbol:lanes:forward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name:uz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name:ia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name:io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name:i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massag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fuel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is_in:hamle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uthentication:phone_call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ISO3166-2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source:3D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name:tr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name:th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alt_name:c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railway:signal:train_protection:form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name:ta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recycling:plastic_bottle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old_name:c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bridge:height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tree_lined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recycling:cardboard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contact:street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communication:radio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seamark:beacon_lateral:system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contact:postcod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stop_dat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recycling:wast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cocktail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name:hsb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disused:building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health_specialty:speech_therapy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name:o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_description_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access:carava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hazmat:water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parking_spac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name:yi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demolished:building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market:flea_market:opening_hours:url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note:ref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indoor_seating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seamark:daymark:colour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destination:ref:to:lanes:forward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recycling:plastic_packaging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communicatio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footway:right:surfac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washer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contact:housenumber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carpenter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passing_place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fenc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sectio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cellar:typ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waterway:mindepth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name:mt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name:mr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railway:signal:distant:deactivated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name:m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destination:symbol:to:forward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camp_sit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drive_i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railway:signal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object:street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railway:signal:train_protectio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railway:signal:minor:state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contact:city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recycling:garden_wast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name:lv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overtaking:hgv:forward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note:rout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plant:method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destination:colour:lanes:forward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landfill:wast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headway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parking:condition:right:maxstay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name:c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end_junctio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railway:signal:catenary_mast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authentication:nfc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fair_trad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fire_hydrant:color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roof:angl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name:b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name:b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name:ba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ressourc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plant:output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baby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payment:cryptocurrencie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model_aerodrome:combustio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rcn_ref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monitoring:weather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seamark:signal_station_warning:category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lines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direction_southeast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name:ay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stub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fire_hydrant:colour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name:sq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abandoned:highway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name:botanical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health_facility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ref_nam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locomotive:typ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footway:right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xmas:url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parking:condition:right:time_interval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long_nam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sit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animal_boarding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sanitary_dump_station:fe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government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xmas:feature:shop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boundary_typ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object:postcode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socket:type2_combo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count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voltage-low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name:am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note_1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name:gn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name:gl</text:p>
          </table:table-cell>
          <table:table-cell office:value-type="float" office:value="2" calcext:value-type="float">
            <text:p>2</text:p>
          </table:table-cell>
        </table:table-row>
        <table:table-row table:style-name="ro1" table:visibility="collapse">
          <table:table-cell office:value-type="string" calcext:value-type="string">
            <text:p>camera:feature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string" calcext:value-type="string">
            <text:p>handrail:center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string" calcext:value-type="string">
            <text:p>cycleway:right:traffic_sign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string" calcext:value-type="string">
            <text:p>model_railway:gauge:h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string" calcext:value-type="string">
            <text:p>railing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string" calcext:value-type="string">
            <text:p>community:de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string" calcext:value-type="string">
            <text:p>service:press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string" calcext:value-type="string">
            <text:p>animal_keeping:typ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hone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string" calcext:value-type="string">
            <text:p>name: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tact:phone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4">00/00/0000</text:date>, <text:time style:data-style-name="N2" text:time-value="19:34:24.2872913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